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0989281873887659">
            <text:p>0.1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">
            <text:p>0</text:p>
          </table:table-cell>
          <table:table-cell table:formula="of:=COUNTIF([.A$1:.A$20];[.$G1])"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COUNTIF([.B$1:.B$20];[.$I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COUNTIF([.C$1:.C$20];[.$K1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54643782670458">
            <text:p>0.15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">
            <text:p>0</text:p>
          </table:table-cell>
          <table:table-cell table:formula="of:=COUNTIF([.N$1:.N$20];[.T1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UNTIF([.O$1:.O$20];[.V1])"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COUNTIF([.P$1:.P$20];[.X1])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84">
            <text:p>0.84</text:p>
          </table:table-cell>
          <table:table-cell office:value-type="float" office:value="0.124805172691288">
            <text:p>0.12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1])" office:value-type="float" office:value="20">
            <text:p>20</text:p>
          </table:table-cell>
          <table:table-cell office:value-type="float" office:value="0.2">
            <text:p>0.2</text:p>
          </table:table-cell>
          <table:table-cell table:formula="of:=COUNTIF([.AB$1:.AB$20];[.AI1])" office:value-type="float" office:value="0">
            <text:p>0</text:p>
          </table:table-cell>
          <table:table-cell office:value-type="float" office:value="0.6">
            <text:p>0.6</text:p>
          </table:table-cell>
          <table:table-cell table:formula="of:=COUNTIF([.AC$1:.AC$20];[.AK1]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47860223506168">
            <text:p>0.15</text:p>
          </table:table-cell>
          <table:table-cell office:value-type="float" office:value="0.246537396121884">
            <text:p>0.25</text:p>
          </table:table-cell>
          <table:table-cell/>
          <table:table-cell office:value-type="float" office:value="0.1">
            <text:p>0.1</text:p>
          </table:table-cell>
          <table:table-cell table:formula="of:=COUNTIF([.A$1:.A$20];[.$G2])" office:value-type="float" office:value="7">
            <text:p>7</text:p>
          </table:table-cell>
          <table:table-cell office:value-type="float" office:value="0.1">
            <text:p>0.1</text:p>
          </table:table-cell>
          <table:table-cell table:formula="of:=COUNTIF([.B$1:.B$20];[.$I2])" office:value-type="float" office:value="0">
            <text:p>0</text:p>
          </table:table-cell>
          <table:table-cell office:value-type="float" office:value="0.1">
            <text:p>0.1</text:p>
          </table:table-cell>
          <table:table-cell table:formula="of:=COUNTIF([.C$1:.C$20];[.$K2])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097974635712">
            <text:p>0.11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1">
            <text:p>0.01</text:p>
          </table:table-cell>
          <table:table-cell table:formula="of:=COUNTIF([.N$1:.N$20];[.T2])" office:value-type="float" office:value="8">
            <text:p>8</text:p>
          </table:table-cell>
          <table:table-cell office:value-type="float" office:value="0.1">
            <text:p>0.1</text:p>
          </table:table-cell>
          <table:table-cell table:formula="of:=COUNTIF([.O$1:.O$20];[.V2])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formula="of:=COUNTIF([.P$1:.P$20];[.X2])" office:value-type="float" office:value="1">
            <text:p>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81">
            <text:p>0.81</text:p>
          </table:table-cell>
          <table:table-cell office:value-type="float" office:value="0.176113157287043">
            <text:p>0.18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2])" office:value-type="float" office:value="20">
            <text:p>20</text:p>
          </table:table-cell>
          <table:table-cell office:value-type="float" office:value="0.21">
            <text:p>0.21</text:p>
          </table:table-cell>
          <table:table-cell table:formula="of:=COUNTIF([.AB$1:.AB$20];[.AI2])" office:value-type="float" office:value="0">
            <text:p>0</text:p>
          </table:table-cell>
          <table:table-cell office:value-type="float" office:value="0.63">
            <text:p>0.63</text:p>
          </table:table-cell>
          <table:table-cell table:formula="of:=COUNTIF([.AC$1:.AC$20];[.AK2])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2446811736523">
            <text:p>0.14</text:p>
          </table:table-cell>
          <table:table-cell office:value-type="float" office:value="0.247229916897507">
            <text:p>0.25</text:p>
          </table:table-cell>
          <table:table-cell/>
          <table:table-cell office:value-type="float" office:value="0.2">
            <text:p>0.2</text:p>
          </table:table-cell>
          <table:table-cell table:formula="of:=COUNTIF([.A$1:.A$20];[.$G3])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COUNTIF([.B$1:.B$20];[.$I3])"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f:=COUNTIF([.C$1:.C$20];[.$K3])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2679018364267">
            <text:p>0.13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2">
            <text:p>0.02</text:p>
          </table:table-cell>
          <table:table-cell table:formula="of:=COUNTIF([.N$1:.N$20];[.T3])" office:value-type="float" office:value="3">
            <text:p>3</text:p>
          </table:table-cell>
          <table:table-cell office:value-type="float" office:value="0.2">
            <text:p>0.2</text:p>
          </table:table-cell>
          <table:table-cell table:formula="of:=COUNTIF([.O$1:.O$20];[.V3])"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COUNTIF([.P$1:.P$20];[.X3]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69">
            <text:p>0.69</text:p>
          </table:table-cell>
          <table:table-cell office:value-type="float" office:value="0.181613340393223">
            <text:p>0.18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3])" office:value-type="float" office:value="20">
            <text:p>20</text:p>
          </table:table-cell>
          <table:table-cell office:value-type="float" office:value="0.22">
            <text:p>0.22</text:p>
          </table:table-cell>
          <table:table-cell table:formula="of:=COUNTIF([.AB$1:.AB$20];[.AI3])" office:value-type="float" office:value="1">
            <text:p>1</text:p>
          </table:table-cell>
          <table:table-cell office:value-type="float" office:value="0.66">
            <text:p>0.66</text:p>
          </table:table-cell>
          <table:table-cell table:formula="of:=COUNTIF([.AC$1:.AC$20];[.AK3])" office:value-type="float" office:value="1">
            <text:p>1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91679748456427">
            <text:p>0.19</text:p>
          </table:table-cell>
          <table:table-cell office:value-type="float" office:value="0.247229916897507">
            <text:p>0.25</text:p>
          </table:table-cell>
          <table:table-cell/>
          <table:table-cell office:value-type="float" office:value="0.3">
            <text:p>0.3</text:p>
          </table:table-cell>
          <table:table-cell table:formula="of:=COUNTIF([.A$1:.A$20];[.$G4])" office:value-type="float" office:value="0">
            <text:p>0</text:p>
          </table:table-cell>
          <table:table-cell office:value-type="float" office:value="0.3">
            <text:p>0.3</text:p>
          </table:table-cell>
          <table:table-cell table:formula="of:=COUNTIF([.B$1:.B$20];[.$I4])" office:value-type="float" office:value="2">
            <text:p>2</text:p>
          </table:table-cell>
          <table:table-cell office:value-type="float" office:value="0.3">
            <text:p>0.3</text:p>
          </table:table-cell>
          <table:table-cell table:formula="of:=COUNTIF([.C$1:.C$20];[.$K4])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46440625779951">
            <text:p>0.15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N$1:.N$20];[.T4])" office:value-type="float" office:value="1">
            <text:p>1</text:p>
          </table:table-cell>
          <table:table-cell office:value-type="float" office:value="0.3">
            <text:p>0.3</text:p>
          </table:table-cell>
          <table:table-cell table:formula="of:=COUNTIF([.O$1:.O$20];[.V4])" office:value-type="float" office:value="1">
            <text:p>1</text:p>
          </table:table-cell>
          <table:table-cell office:value-type="float" office:value="0.65">
            <text:p>0.65</text:p>
          </table:table-cell>
          <table:table-cell table:formula="of:=COUNTIF([.P$1:.P$20];[.X4]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66">
            <text:p>0.66</text:p>
          </table:table-cell>
          <table:table-cell office:value-type="float" office:value="0.172658631765307">
            <text:p>0.17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4])" office:value-type="float" office:value="20">
            <text:p>20</text:p>
          </table:table-cell>
          <table:table-cell office:value-type="float" office:value="0.23">
            <text:p>0.23</text:p>
          </table:table-cell>
          <table:table-cell table:formula="of:=COUNTIF([.AB$1:.AB$20];[.AI4])" office:value-type="float" office:value="0">
            <text:p>0</text:p>
          </table:table-cell>
          <table:table-cell office:value-type="float" office:value="0.69">
            <text:p>0.69</text:p>
          </table:table-cell>
          <table:table-cell table:formula="of:=COUNTIF([.AC$1:.AC$20];[.AK4])"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8468859120204">
            <text:p>0.18</text:p>
          </table:table-cell>
          <table:table-cell office:value-type="float" office:value="0.247460757156048">
            <text:p>0.25</text:p>
          </table:table-cell>
          <table:table-cell/>
          <table:table-cell office:value-type="float" office:value="0.4">
            <text:p>0.4</text:p>
          </table:table-cell>
          <table:table-cell table:formula="of:=COUNTIF([.A$1:.A$20];[.$G5])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COUNTIF([.B$1:.B$20];[.$I5])" office:value-type="float" office:value="3">
            <text:p>3</text:p>
          </table:table-cell>
          <table:table-cell office:value-type="float" office:value="0.4">
            <text:p>0.4</text:p>
          </table:table-cell>
          <table:table-cell table:formula="of:=COUNTIF([.C$1:.C$20];[.$K5])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67151450970696">
            <text:p>0.17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4">
            <text:p>0.04</text:p>
          </table:table-cell>
          <table:table-cell table:formula="of:=COUNTIF([.N$1:.N$20];[.T5])" office:value-type="float" office:value="3">
            <text:p>3</text:p>
          </table:table-cell>
          <table:table-cell office:value-type="float" office:value="0.4">
            <text:p>0.4</text:p>
          </table:table-cell>
          <table:table-cell table:formula="of:=COUNTIF([.O$1:.O$20];[.V5])" office:value-type="float" office:value="3">
            <text:p>3</text:p>
          </table:table-cell>
          <table:table-cell office:value-type="float" office:value="0.7">
            <text:p>0.7</text:p>
          </table:table-cell>
          <table:table-cell table:formula="of:=COUNTIF([.P$1:.P$20];[.X5]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239375059771922">
            <text:p>0.24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5])" office:value-type="float" office:value="20">
            <text:p>20</text:p>
          </table:table-cell>
          <table:table-cell office:value-type="float" office:value="0.24">
            <text:p>0.24</text:p>
          </table:table-cell>
          <table:table-cell table:formula="of:=COUNTIF([.AB$1:.AB$20];[.AI5])" office:value-type="float" office:value="0">
            <text:p>0</text:p>
          </table:table-cell>
          <table:table-cell office:value-type="float" office:value="0.72">
            <text:p>0.72</text:p>
          </table:table-cell>
          <table:table-cell table:formula="of:=COUNTIF([.AC$1:.AC$20];[.AK5])" office:value-type="float" office:value="2">
            <text:p>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93034967449086">
            <text:p>0.19</text:p>
          </table:table-cell>
          <table:table-cell office:value-type="float" office:value="0.247460757156048">
            <text:p>0.25</text:p>
          </table:table-cell>
          <table:table-cell/>
          <table:table-cell office:value-type="float" office:value="0.5">
            <text:p>0.5</text:p>
          </table:table-cell>
          <table:table-cell table:formula="of:=COUNTIF([.A$1:.A$20];[.$G6])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COUNTIF([.B$1:.B$20];[.$I6])"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COUNTIF([.C$1:.C$20];[.$K6])" office:value-type="float" office:value="1">
            <text:p>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3036366986772">
            <text:p>0.13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5">
            <text:p>0.05</text:p>
          </table:table-cell>
          <table:table-cell table:formula="of:=COUNTIF([.N$1:.N$20];[.T6])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COUNTIF([.O$1:.O$20];[.V6])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COUNTIF([.P$1:.P$20];[.X6])" office:value-type="float" office:value="3">
            <text:p>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248475320319188">
            <text:p>0.25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6])" office:value-type="float" office:value="20">
            <text:p>20</text:p>
          </table:table-cell>
          <table:table-cell office:value-type="float" office:value="0.25">
            <text:p>0.25</text:p>
          </table:table-cell>
          <table:table-cell table:formula="of:=COUNTIF([.AB$1:.AB$20];[.AI6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COUNTIF([.AC$1:.AC$20];[.AK6])"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37962692990416">
            <text:p>0.14</text:p>
          </table:table-cell>
          <table:table-cell office:value-type="float" office:value="0.248153277931671">
            <text:p>0.25</text:p>
          </table:table-cell>
          <table:table-cell/>
          <table:table-cell office:value-type="float" office:value="0.6">
            <text:p>0.6</text:p>
          </table:table-cell>
          <table:table-cell table:formula="of:=COUNTIF([.A$1:.A$20];[.$G7])" office:value-type="float" office:value="0">
            <text:p>0</text:p>
          </table:table-cell>
          <table:table-cell office:value-type="float" office:value="0.6">
            <text:p>0.6</text:p>
          </table:table-cell>
          <table:table-cell table:formula="of:=COUNTIF([.B$1:.B$20];[.$I7])"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COUNTIF([.C$1:.C$20];[.$K7])" office:value-type="float" office:value="2">
            <text:p>2</text:p>
          </table:table-cell>
          <table:table-cell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63170699279005">
            <text:p>0.16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6">
            <text:p>0.06</text:p>
          </table:table-cell>
          <table:table-cell table:formula="of:=COUNTIF([.N$1:.N$20];[.T7])"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COUNTIF([.O$1:.O$20];[.V7])" office:value-type="float" office:value="4">
            <text:p>4</text:p>
          </table:table-cell>
          <table:table-cell office:value-type="float" office:value="0.8">
            <text:p>0.8</text:p>
          </table:table-cell>
          <table:table-cell table:formula="of:=COUNTIF([.P$1:.P$20];[.X7])" office:value-type="float" office:value="3">
            <text:p>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260537935635262">
            <text:p>0.26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7])" office:value-type="float" office:value="20">
            <text:p>20</text:p>
          </table:table-cell>
          <table:table-cell office:value-type="float" office:value="0.26">
            <text:p>0.26</text:p>
          </table:table-cell>
          <table:table-cell table:formula="of:=COUNTIF([.AB$1:.AB$20];[.AI7])" office:value-type="float" office:value="0">
            <text:p>0</text:p>
          </table:table-cell>
          <table:table-cell office:value-type="float" office:value="0.78">
            <text:p>0.78</text:p>
          </table:table-cell>
          <table:table-cell table:formula="of:=COUNTIF([.AC$1:.AC$20];[.AK7]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21352979732362">
            <text:p>0.12</text:p>
          </table:table-cell>
          <table:table-cell office:value-type="float" office:value="0.248845798707294">
            <text:p>0.25</text:p>
          </table:table-cell>
          <table:table-cell/>
          <table:table-cell office:value-type="float" office:value="0.7">
            <text:p>0.7</text:p>
          </table:table-cell>
          <table:table-cell table:formula="of:=COUNTIF([.A$1:.A$20];[.$G8])" office:value-type="float" office:value="0">
            <text:p>0</text:p>
          </table:table-cell>
          <table:table-cell office:value-type="float" office:value="0.7">
            <text:p>0.7</text:p>
          </table:table-cell>
          <table:table-cell table:formula="of:=COUNTIF([.B$1:.B$20];[.$I8])" office:value-type="float" office:value="0">
            <text:p>0</text:p>
          </table:table-cell>
          <table:table-cell office:value-type="float" office:value="0.7">
            <text:p>0.7</text:p>
          </table:table-cell>
          <table:table-cell table:formula="of:=COUNTIF([.C$1:.C$20];[.$K8])" office:value-type="float" office:value="4">
            <text:p>4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336395210782">
            <text:p>0.11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7">
            <text:p>0.07</text:p>
          </table:table-cell>
          <table:table-cell table:formula="of:=COUNTIF([.N$1:.N$20];[.T8])" office:value-type="float" office:value="1">
            <text:p>1</text:p>
          </table:table-cell>
          <table:table-cell office:value-type="float" office:value="0.7">
            <text:p>0.7</text:p>
          </table:table-cell>
          <table:table-cell table:formula="of:=COUNTIF([.O$1:.O$20];[.V8])"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COUNTIF([.P$1:.P$20];[.X8]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72">
            <text:p>0.72</text:p>
          </table:table-cell>
          <table:table-cell office:value-type="float" office:value="0.10956607334044">
            <text:p>0.11</text:p>
          </table:table-cell>
          <table:table-cell office:value-type="float" office:value="0.247229916897507">
            <text:p>0.24723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8])" office:value-type="float" office:value="20">
            <text:p>20</text:p>
          </table:table-cell>
          <table:table-cell office:value-type="float" office:value="0.27">
            <text:p>0.27</text:p>
          </table:table-cell>
          <table:table-cell table:formula="of:=COUNTIF([.AB$1:.AB$20];[.AI8])" office:value-type="float" office:value="0">
            <text:p>0</text:p>
          </table:table-cell>
          <table:table-cell office:value-type="float" office:value="0.809999999999999">
            <text:p>0.81</text:p>
          </table:table-cell>
          <table:table-cell table:formula="of:=COUNTIF([.AC$1:.AC$20];[.AK8])" office:value-type="float" office:value="3">
            <text:p>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01495406017546">
            <text:p>0.1</text:p>
          </table:table-cell>
          <table:table-cell office:value-type="float" office:value="0.248845798707294">
            <text:p>0.25</text:p>
          </table:table-cell>
          <table:table-cell/>
          <table:table-cell office:value-type="float" office:value="0.8">
            <text:p>0.8</text:p>
          </table:table-cell>
          <table:table-cell table:formula="of:=COUNTIF([.A$1:.A$20];[.$G9])"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COUNTIF([.B$1:.B$20];[.$I9])" office:value-type="float" office:value="4">
            <text:p>4</text:p>
          </table:table-cell>
          <table:table-cell office:value-type="float" office:value="0.8">
            <text:p>0.8</text:p>
          </table:table-cell>
          <table:table-cell table:formula="of:=COUNTIF([.C$1:.C$20];[.$K9])" office:value-type="float" office:value="7">
            <text:p>7</text:p>
          </table:table-cell>
          <table:table-cell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89278608299725">
            <text:p>0.19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8">
            <text:p>0.08</text:p>
          </table:table-cell>
          <table:table-cell table:formula="of:=COUNTIF([.N$1:.N$20];[.T9])" office:value-type="float" office:value="1">
            <text:p>1</text:p>
          </table:table-cell>
          <table:table-cell office:value-type="float" office:value="0.8">
            <text:p>0.8</text:p>
          </table:table-cell>
          <table:table-cell table:formula="of:=COUNTIF([.O$1:.O$20];[.V9])" office:value-type="float" office:value="3">
            <text:p>3</text:p>
          </table:table-cell>
          <table:table-cell office:value-type="float" office:value="0.9">
            <text:p>0.9</text:p>
          </table:table-cell>
          <table:table-cell table:formula="of:=COUNTIF([.P$1:.P$20];[.X9])" office:value-type="float" office:value="4">
            <text:p>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81">
            <text:p>0.81</text:p>
          </table:table-cell>
          <table:table-cell office:value-type="float" office:value="0.170276618623648">
            <text:p>0.17</text:p>
          </table:table-cell>
          <table:table-cell office:value-type="float" office:value="0.247229916897507">
            <text:p>0.24723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9])" office:value-type="float" office:value="20">
            <text:p>20</text:p>
          </table:table-cell>
          <table:table-cell office:value-type="float" office:value="0.28">
            <text:p>0.28</text:p>
          </table:table-cell>
          <table:table-cell table:formula="of:=COUNTIF([.AB$1:.AB$20];[.AI9])" office:value-type="float" office:value="0">
            <text:p>0</text:p>
          </table:table-cell>
          <table:table-cell office:value-type="float" office:value="0.839999999999999">
            <text:p>0.84</text:p>
          </table:table-cell>
          <table:table-cell table:formula="of:=COUNTIF([.AC$1:.AC$20];[.AK9])"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32384135773816">
            <text:p>0.13</text:p>
          </table:table-cell>
          <table:table-cell office:value-type="float" office:value="0.249076638965836">
            <text:p>0.25</text:p>
          </table:table-cell>
          <table:table-cell/>
          <table:table-cell office:value-type="float" office:value="0.9">
            <text:p>0.9</text:p>
          </table:table-cell>
          <table:table-cell table:formula="of:=COUNTIF([.A$1:.A$20];[.$G10])" office:value-type="float" office:value="0">
            <text:p>0</text:p>
          </table:table-cell>
          <table:table-cell office:value-type="float" office:value="0.9">
            <text:p>0.9</text:p>
          </table:table-cell>
          <table:table-cell table:formula="of:=COUNTIF([.B$1:.B$20];[.$I10])" office:value-type="float" office:value="2">
            <text:p>2</text:p>
          </table:table-cell>
          <table:table-cell office:value-type="float" office:value="0.9">
            <text:p>0.9</text:p>
          </table:table-cell>
          <table:table-cell table:formula="of:=COUNTIF([.C$1:.C$20];[.$K10])" office:value-type="float" office:value="6">
            <text:p>6</text:p>
          </table:table-cell>
          <table:table-cell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51160566626158">
            <text:p>0.25</text:p>
          </table:table-cell>
          <table:table-cell office:value-type="float" office:value="0.246537396121884">
            <text:p>0.24654</text:p>
          </table:table-cell>
          <table:table-cell/>
          <table:table-cell office:value-type="float" office:value="0.09">
            <text:p>0.09</text:p>
          </table:table-cell>
          <table:table-cell table:formula="of:=COUNTIF([.N$1:.N$20];[.T10])" office:value-type="float" office:value="0">
            <text:p>0</text:p>
          </table:table-cell>
          <table:table-cell office:value-type="float" office:value="0.9">
            <text:p>0.9</text:p>
          </table:table-cell>
          <table:table-cell table:formula="of:=COUNTIF([.O$1:.O$20];[.V10])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formula="of:=COUNTIF([.P$1:.P$20];[.X10])" office:value-type="float" office:value="1">
            <text:p>1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69">
            <text:p>0.69</text:p>
          </table:table-cell>
          <table:table-cell office:value-type="float" office:value="0.157100437822039">
            <text:p>0.16</text:p>
          </table:table-cell>
          <table:table-cell office:value-type="float" office:value="0.247229916897507">
            <text:p>0.24723</text:p>
          </table:table-cell>
          <table:table-cell/>
          <table:table-cell office:value-type="float" office:value="0.03">
            <text:p>0.03</text:p>
          </table:table-cell>
          <table:table-cell table:formula="of:=COUNTIF([.AA$1:.AA$20];[.AG10])" office:value-type="float" office:value="20">
            <text:p>20</text:p>
          </table:table-cell>
          <table:table-cell office:value-type="float" office:value="0.29">
            <text:p>0.29</text:p>
          </table:table-cell>
          <table:table-cell table:formula="of:=COUNTIF([.AB$1:.AB$20];[.AI10])" office:value-type="float" office:value="0">
            <text:p>0</text:p>
          </table:table-cell>
          <table:table-cell office:value-type="float" office:value="0.869999999999999">
            <text:p>0.87</text:p>
          </table:table-cell>
          <table:table-cell table:formula="of:=COUNTIF([.AC$1:.AC$20];[.AK10])" office:value-type="float" office:value="7">
            <text:p>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21685136676518">
            <text:p>0.12</text:p>
          </table:table-cell>
          <table:table-cell office:value-type="float" office:value="0.249076638965836">
            <text:p>0.25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  <table:table-cell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42010389234756">
            <text:p>0.24</text:p>
          </table:table-cell>
          <table:table-cell office:value-type="float" office:value="0.246537396121884">
            <text:p>0.24654</text:p>
          </table:table-cell>
          <table:table-cell table:number-columns-repeated="2"/>
          <table:table-cell office:value-type="string">
            <text:p>Random</text:p>
          </table:table-cell>
          <table:table-cell/>
          <table:table-cell office:value-type="string">
            <text:p>Crossover</text:p>
          </table:table-cell>
          <table:table-cell/>
          <table:table-cell office:value-type="string">
            <text:p>Mutation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87">
            <text:p>0.87</text:p>
          </table:table-cell>
          <table:table-cell office:value-type="float" office:value="0.183753700027757">
            <text:p>0.18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office:value-type="string">
            <text:p>Random</text:p>
          </table:table-cell>
          <table:table-cell office:value-type="float" office:value="0.3">
            <text:p>0.3</text:p>
          </table:table-cell>
          <table:table-cell table:formula="of:=COUNTIF([.AB$1:.AB$20];[.AI11])" office:value-type="float" office:value="0">
            <text:p>0</text:p>
          </table:table-cell>
          <table:table-cell/>
          <table:table-cell office:value-type="string">
            <text:p>Mut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1857746324464">
            <text:p>0.12</text:p>
          </table:table-cell>
          <table:table-cell office:value-type="float" office:value="0.249307479224377">
            <text:p>0.25</text:p>
          </table:table-cell>
          <table:table-cell table:number-columns-repeated="2"/>
          <table:table-cell table:formula="of:=[.H1]*[.G1]" office:value-type="float" office:value="0">
            <text:p>0</text:p>
          </table:table-cell>
          <table:table-cell/>
          <table:table-cell table:formula="of:=[.J1]*[.I1]" office:value-type="float" office:value="0">
            <text:p>0</text:p>
          </table:table-cell>
          <table:table-cell/>
          <table:table-cell table:formula="of:=[.L1]*[.K1]"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7601192406108">
            <text:p>0.2</text:p>
          </table:table-cell>
          <table:table-cell office:value-type="float" office:value="0.246537396121884">
            <text:p>0.24654</text:p>
          </table:table-cell>
          <table:table-cell table:number-columns-repeated="2"/>
          <table:table-cell table:formula="of:=[.U1]*[.T1]" office:value-type="float" office:value="0">
            <text:p>0</text:p>
          </table:table-cell>
          <table:table-cell/>
          <table:table-cell table:formula="of:=[.W1]*[.V1]" office:value-type="float" office:value="0">
            <text:p>0</text:p>
          </table:table-cell>
          <table:table-cell/>
          <table:table-cell table:formula="of:=[.Y1]*[.X1]" office:value-type="float" office:value="0">
            <text:p>0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69">
            <text:p>0.69</text:p>
          </table:table-cell>
          <table:table-cell office:value-type="float" office:value="0.159042529617716">
            <text:p>0.1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1]*[.AG1]" office:value-type="float" office:value="0.6">
            <text:p>0.6</text:p>
          </table:table-cell>
          <table:table-cell office:value-type="float" office:value="0.31">
            <text:p>0.31</text:p>
          </table:table-cell>
          <table:table-cell table:formula="of:=COUNTIF([.AB$1:.AB$20];[.AI12])" office:value-type="float" office:value="0">
            <text:p>0</text:p>
          </table:table-cell>
          <table:table-cell/>
          <table:table-cell table:formula="of:=[.AL1]*[.AK1]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21074005220276">
            <text:p>0.12</text:p>
          </table:table-cell>
          <table:table-cell office:value-type="float" office:value="0.249538319482918">
            <text:p>0.25</text:p>
          </table:table-cell>
          <table:table-cell table:number-columns-repeated="2"/>
          <table:table-cell table:formula="of:=[.H2]*[.G2]" office:value-type="float" office:value="0.7">
            <text:p>0.7</text:p>
          </table:table-cell>
          <table:table-cell/>
          <table:table-cell table:formula="of:=[.J2]*[.I2]" office:value-type="float" office:value="0">
            <text:p>0</text:p>
          </table:table-cell>
          <table:table-cell/>
          <table:table-cell table:formula="of:=[.L2]*[.K2]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15774889028324">
            <text:p>0.12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2]*[.T2]" office:value-type="float" office:value="0.08">
            <text:p>0.08</text:p>
          </table:table-cell>
          <table:table-cell/>
          <table:table-cell table:formula="of:=[.W2]*[.V2]" office:value-type="float" office:value="0">
            <text:p>0</text:p>
          </table:table-cell>
          <table:table-cell/>
          <table:table-cell table:formula="of:=[.Y2]*[.X2]" office:value-type="float" office:value="0.55">
            <text:p>0.55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72">
            <text:p>0.72</text:p>
          </table:table-cell>
          <table:table-cell office:value-type="float" office:value="0.163498191097541">
            <text:p>0.1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2]*[.AG2]" office:value-type="float" office:value="0.6">
            <text:p>0.6</text:p>
          </table:table-cell>
          <table:table-cell office:value-type="float" office:value="0.32">
            <text:p>0.32</text:p>
          </table:table-cell>
          <table:table-cell table:formula="of:=COUNTIF([.AB$1:.AB$20];[.AI13])" office:value-type="float" office:value="1">
            <text:p>1</text:p>
          </table:table-cell>
          <table:table-cell/>
          <table:table-cell table:formula="of:=[.AL2]*[.AK2]" office:value-type="float" office:value="0.63">
            <text:p>0.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42874137243331">
            <text:p>0.14</text:p>
          </table:table-cell>
          <table:table-cell office:value-type="float" office:value="0.249538319482918">
            <text:p>0.25</text:p>
          </table:table-cell>
          <table:table-cell table:number-columns-repeated="2"/>
          <table:table-cell table:formula="of:=[.H3]*[.G3]" office:value-type="float" office:value="0">
            <text:p>0</text:p>
          </table:table-cell>
          <table:table-cell/>
          <table:table-cell table:formula="of:=[.J3]*[.I3]" office:value-type="float" office:value="0.4">
            <text:p>0.4</text:p>
          </table:table-cell>
          <table:table-cell/>
          <table:table-cell table:formula="of:=[.L3]*[.K3]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37741566036019">
            <text:p>0.14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3]*[.T3]" office:value-type="float" office:value="0.06">
            <text:p>0.06</text:p>
          </table:table-cell>
          <table:table-cell/>
          <table:table-cell table:formula="of:=[.W3]*[.V3]" office:value-type="float" office:value="0.8">
            <text:p>0.8</text:p>
          </table:table-cell>
          <table:table-cell/>
          <table:table-cell table:formula="of:=[.Y3]*[.X3]" office:value-type="float" office:value="1.2">
            <text:p>1.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3">
            <text:p>0.63</text:p>
          </table:table-cell>
          <table:table-cell office:value-type="float" office:value="0.155632789301934">
            <text:p>0.1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3]*[.AG3]" office:value-type="float" office:value="0.6">
            <text:p>0.6</text:p>
          </table:table-cell>
          <table:table-cell office:value-type="float" office:value="0.33">
            <text:p>0.33</text:p>
          </table:table-cell>
          <table:table-cell table:formula="of:=COUNTIF([.AB$1:.AB$20];[.AI14])" office:value-type="float" office:value="0">
            <text:p>0</text:p>
          </table:table-cell>
          <table:table-cell/>
          <table:table-cell table:formula="of:=[.AL3]*[.AK3]" office:value-type="float" office:value="0.66">
            <text:p>0.6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54213191575716">
            <text:p>0.15</text:p>
          </table:table-cell>
          <table:table-cell office:value-type="float" office:value="0.249769159741459">
            <text:p>0.25</text:p>
          </table:table-cell>
          <table:table-cell table:number-columns-repeated="2"/>
          <table:table-cell table:formula="of:=[.H4]*[.G4]" office:value-type="float" office:value="0">
            <text:p>0</text:p>
          </table:table-cell>
          <table:table-cell/>
          <table:table-cell table:formula="of:=[.J4]*[.I4]" office:value-type="float" office:value="0.6">
            <text:p>0.6</text:p>
          </table:table-cell>
          <table:table-cell/>
          <table:table-cell table:formula="of:=[.L4]*[.K4]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15874955972877">
            <text:p>0.1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4]*[.T4]" office:value-type="float" office:value="0.03">
            <text:p>0.03</text:p>
          </table:table-cell>
          <table:table-cell/>
          <table:table-cell table:formula="of:=[.W4]*[.V4]" office:value-type="float" office:value="0.3">
            <text:p>0.3</text:p>
          </table:table-cell>
          <table:table-cell/>
          <table:table-cell table:formula="of:=[.Y4]*[.X4]" office:value-type="float" office:value="1.3">
            <text:p>1.3</text:p>
          </table:table-cell>
          <table:table-cell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7">
            <text:p>0.87</text:p>
          </table:table-cell>
          <table:table-cell office:value-type="float" office:value="0.189329458168985">
            <text:p>0.19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4]*[.AG4]" office:value-type="float" office:value="0.6">
            <text:p>0.6</text:p>
          </table:table-cell>
          <table:table-cell office:value-type="float" office:value="0.34">
            <text:p>0.34</text:p>
          </table:table-cell>
          <table:table-cell table:formula="of:=COUNTIF([.AB$1:.AB$20];[.AI15])" office:value-type="float" office:value="0">
            <text:p>0</text:p>
          </table:table-cell>
          <table:table-cell/>
          <table:table-cell table:formula="of:=[.AL4]*[.AK4]" office:value-type="float" office:value="2.07">
            <text:p>2.0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83707048771556">
            <text:p>0.18</text:p>
          </table:table-cell>
          <table:table-cell office:value-type="float" office:value="0.249769159741459">
            <text:p>0.25</text:p>
          </table:table-cell>
          <table:table-cell table:number-columns-repeated="2"/>
          <table:table-cell table:formula="of:=[.H5]*[.G5]" office:value-type="float" office:value="0">
            <text:p>0</text:p>
          </table:table-cell>
          <table:table-cell/>
          <table:table-cell table:formula="of:=[.J5]*[.I5]" office:value-type="float" office:value="1.2">
            <text:p>1.2</text:p>
          </table:table-cell>
          <table:table-cell/>
          <table:table-cell table:formula="of:=[.L5]*[.K5]" office:value-type="float" office:value="0">
            <text:p>0</text:p>
          </table:table-cell>
          <table:table-cell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171386918521248">
            <text:p>0.17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5]*[.T5]" office:value-type="float" office:value="0.12">
            <text:p>0.12</text:p>
          </table:table-cell>
          <table:table-cell/>
          <table:table-cell table:formula="of:=[.W5]*[.V5]" office:value-type="float" office:value="1.2">
            <text:p>1.2</text:p>
          </table:table-cell>
          <table:table-cell/>
          <table:table-cell table:formula="of:=[.Y5]*[.X5]" office:value-type="float" office:value="1.4">
            <text:p>1.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87">
            <text:p>0.87</text:p>
          </table:table-cell>
          <table:table-cell office:value-type="float" office:value="0.205688654181235">
            <text:p>0.21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5]*[.AG5]" office:value-type="float" office:value="0.6">
            <text:p>0.6</text:p>
          </table:table-cell>
          <table:table-cell office:value-type="float" office:value="0.35">
            <text:p>0.35</text:p>
          </table:table-cell>
          <table:table-cell table:formula="of:=COUNTIF([.AB$1:.AB$20];[.AI16])" office:value-type="float" office:value="0">
            <text:p>0</text:p>
          </table:table-cell>
          <table:table-cell/>
          <table:table-cell table:formula="of:=[.AL5]*[.AK5]" office:value-type="float" office:value="1.44">
            <text:p>1.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52750208181231">
            <text:p>0.15</text:p>
          </table:table-cell>
          <table:table-cell office:value-type="float" office:value="0.25">
            <text:p>0.25</text:p>
          </table:table-cell>
          <table:table-cell table:number-columns-repeated="2"/>
          <table:table-cell table:formula="of:=[.H6]*[.G6]" office:value-type="float" office:value="0">
            <text:p>0</text:p>
          </table:table-cell>
          <table:table-cell/>
          <table:table-cell table:formula="of:=[.J6]*[.I6]" office:value-type="float" office:value="1.5">
            <text:p>1.5</text:p>
          </table:table-cell>
          <table:table-cell/>
          <table:table-cell table:formula="of:=[.L6]*[.K6]" office:value-type="float" office:value="0.5">
            <text:p>0.5</text:p>
          </table:table-cell>
          <table:table-cell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22165178102833">
            <text:p>0.12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6]*[.T6]" office:value-type="float" office:value="0">
            <text:p>0</text:p>
          </table:table-cell>
          <table:table-cell/>
          <table:table-cell table:formula="of:=[.W6]*[.V6]" office:value-type="float" office:value="1">
            <text:p>1</text:p>
          </table:table-cell>
          <table:table-cell/>
          <table:table-cell table:formula="of:=[.Y6]*[.X6]" office:value-type="float" office:value="2.25">
            <text:p>2.25</text:p>
          </table:table-cell>
          <table:table-cell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0.210288001530161">
            <text:p>0.21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6]*[.AG6]" office:value-type="float" office:value="0.6">
            <text:p>0.6</text:p>
          </table:table-cell>
          <table:table-cell office:value-type="float" office:value="0.36">
            <text:p>0.36</text:p>
          </table:table-cell>
          <table:table-cell table:formula="of:=COUNTIF([.AB$1:.AB$20];[.AI17])" office:value-type="float" office:value="2">
            <text:p>2</text:p>
          </table:table-cell>
          <table:table-cell/>
          <table:table-cell table:formula="of:=[.AL6]*[.AK6]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63659604443999">
            <text:p>0.16</text:p>
          </table:table-cell>
          <table:table-cell office:value-type="float" office:value="0.25">
            <text:p>0.25</text:p>
          </table:table-cell>
          <table:table-cell table:number-columns-repeated="2"/>
          <table:table-cell table:formula="of:=[.H7]*[.G7]" office:value-type="float" office:value="0">
            <text:p>0</text:p>
          </table:table-cell>
          <table:table-cell/>
          <table:table-cell table:formula="of:=[.J7]*[.I7]" office:value-type="float" office:value="1.2">
            <text:p>1.2</text:p>
          </table:table-cell>
          <table:table-cell/>
          <table:table-cell table:formula="of:=[.L7]*[.K7]" office:value-type="float" office:value="1.2">
            <text:p>1.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58493444332222">
            <text:p>0.1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7]*[.T7]" office:value-type="float" office:value="0.12">
            <text:p>0.12</text:p>
          </table:table-cell>
          <table:table-cell/>
          <table:table-cell table:formula="of:=[.W7]*[.V7]" office:value-type="float" office:value="2.4">
            <text:p>2.4</text:p>
          </table:table-cell>
          <table:table-cell/>
          <table:table-cell table:formula="of:=[.Y7]*[.X7]" office:value-type="float" office:value="2.4">
            <text:p>2.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87">
            <text:p>0.87</text:p>
          </table:table-cell>
          <table:table-cell office:value-type="float" office:value="0.219178331424519">
            <text:p>0.22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7]*[.AG7]" office:value-type="float" office:value="0.6">
            <text:p>0.6</text:p>
          </table:table-cell>
          <table:table-cell office:value-type="float" office:value="0.37">
            <text:p>0.37</text:p>
          </table:table-cell>
          <table:table-cell table:formula="of:=COUNTIF([.AB$1:.AB$20];[.AI18])" office:value-type="float" office:value="2">
            <text:p>2</text:p>
          </table:table-cell>
          <table:table-cell/>
          <table:table-cell table:formula="of:=[.AL7]*[.AK7]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89635257153387">
            <text:p>0.09</text:p>
          </table:table-cell>
          <table:table-cell office:value-type="float" office:value="0.250230840258541">
            <text:p>0.25</text:p>
          </table:table-cell>
          <table:table-cell table:number-columns-repeated="2"/>
          <table:table-cell table:formula="of:=[.H8]*[.G8]" office:value-type="float" office:value="0">
            <text:p>0</text:p>
          </table:table-cell>
          <table:table-cell/>
          <table:table-cell table:formula="of:=[.J8]*[.I8]" office:value-type="float" office:value="0">
            <text:p>0</text:p>
          </table:table-cell>
          <table:table-cell/>
          <table:table-cell table:formula="of:=[.L8]*[.K8]" office:value-type="float" office:value="2.8">
            <text:p>2.8</text:p>
          </table:table-cell>
          <table:table-cell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67255483272026">
            <text:p>0.17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8]*[.T8]" office:value-type="float" office:value="0.07">
            <text:p>0.07</text:p>
          </table:table-cell>
          <table:table-cell/>
          <table:table-cell table:formula="of:=[.W8]*[.V8]" office:value-type="float" office:value="1.4">
            <text:p>1.4</text:p>
          </table:table-cell>
          <table:table-cell/>
          <table:table-cell table:formula="of:=[.Y8]*[.X8]" office:value-type="float" office:value="1.7">
            <text:p>1.7</text:p>
          </table:table-cell>
          <table:table-cell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240219447509173">
            <text:p>0.24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8]*[.AG8]" office:value-type="float" office:value="0.6">
            <text:p>0.6</text:p>
          </table:table-cell>
          <table:table-cell office:value-type="float" office:value="0.38">
            <text:p>0.38</text:p>
          </table:table-cell>
          <table:table-cell table:formula="of:=COUNTIF([.AB$1:.AB$20];[.AI19])" office:value-type="float" office:value="0">
            <text:p>0</text:p>
          </table:table-cell>
          <table:table-cell/>
          <table:table-cell table:formula="of:=[.AL8]*[.AK8]" office:value-type="float" office:value="2.43">
            <text:p>2.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8233176973873">
            <text:p>0.18</text:p>
          </table:table-cell>
          <table:table-cell office:value-type="float" office:value="0.250230840258541">
            <text:p>0.25</text:p>
          </table:table-cell>
          <table:table-cell table:number-columns-repeated="2"/>
          <table:table-cell table:formula="of:=[.H9]*[.G9]" office:value-type="float" office:value="0">
            <text:p>0</text:p>
          </table:table-cell>
          <table:table-cell/>
          <table:table-cell table:formula="of:=[.J9]*[.I9]" office:value-type="float" office:value="3.2">
            <text:p>3.2</text:p>
          </table:table-cell>
          <table:table-cell/>
          <table:table-cell table:formula="of:=[.L9]*[.K9]" office:value-type="float" office:value="5.6">
            <text:p>5.6</text:p>
          </table:table-cell>
          <table:table-cell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59807143706862">
            <text:p>0.1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9]*[.T9]" office:value-type="float" office:value="0.08">
            <text:p>0.08</text:p>
          </table:table-cell>
          <table:table-cell/>
          <table:table-cell table:formula="of:=[.W9]*[.V9]" office:value-type="float" office:value="2.4">
            <text:p>2.4</text:p>
          </table:table-cell>
          <table:table-cell/>
          <table:table-cell table:formula="of:=[.Y9]*[.X9]" office:value-type="float" office:value="3.6">
            <text:p>3.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229103852693993">
            <text:p>0.23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9]*[.AG9]" office:value-type="float" office:value="0.6">
            <text:p>0.6</text:p>
          </table:table-cell>
          <table:table-cell office:value-type="float" office:value="0.39">
            <text:p>0.39</text:p>
          </table:table-cell>
          <table:table-cell table:formula="of:=COUNTIF([.AB$1:.AB$20];[.AI20])" office:value-type="float" office:value="1">
            <text:p>1</text:p>
          </table:table-cell>
          <table:table-cell/>
          <table:table-cell table:formula="of:=[.AL9]*[.AK9]" office:value-type="float" office:value="2.52">
            <text:p>2.5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65146379979147">
            <text:p>0.17</text:p>
          </table:table-cell>
          <table:table-cell office:value-type="float" office:value="0.250230840258541">
            <text:p>0.25</text:p>
          </table:table-cell>
          <table:table-cell table:number-columns-repeated="2"/>
          <table:table-cell table:formula="of:=[.H10]*[.G10]" office:value-type="float" office:value="0">
            <text:p>0</text:p>
          </table:table-cell>
          <table:table-cell/>
          <table:table-cell table:formula="of:=[.J10]*[.I10]" office:value-type="float" office:value="1.8">
            <text:p>1.8</text:p>
          </table:table-cell>
          <table:table-cell/>
          <table:table-cell table:formula="of:=[.L10]*[.K10]" office:value-type="float" office:value="5.4">
            <text:p>5.4</text:p>
          </table:table-cell>
          <table:table-cell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3624522699335">
            <text:p>0.24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U10]*[.T10]" office:value-type="float" office:value="0">
            <text:p>0</text:p>
          </table:table-cell>
          <table:table-cell/>
          <table:table-cell table:formula="of:=[.W10]*[.V10]" office:value-type="float" office:value="0">
            <text:p>0</text:p>
          </table:table-cell>
          <table:table-cell/>
          <table:table-cell table:formula="of:=[.Y10]*[.X10]" office:value-type="float" office:value="0.95">
            <text:p>0.95</text:p>
          </table:table-cell>
          <table:table-cell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66">
            <text:p>0.66</text:p>
          </table:table-cell>
          <table:table-cell office:value-type="float" office:value="0.218949740269131">
            <text:p>0.22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formula="of:=[.AH10]*[.AG10]"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formula="of:=COUNTIF([.AB$1:.AB$20];[.AI21])" office:value-type="float" office:value="2">
            <text:p>2</text:p>
          </table:table-cell>
          <table:table-cell/>
          <table:table-cell table:formula="of:=[.AL10]*[.AK10]" office:value-type="float" office:value="6.09">
            <text:p>6.0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12257850823278">
            <text:p>0.11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133095567430892">
            <text:p>0.13</text:p>
          </table:table-cell>
          <table:table-cell office:value-type="float" office:value="0.247229916897507">
            <text:p>0.247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69">
            <text:p>0.69</text:p>
          </table:table-cell>
          <table:table-cell office:value-type="float" office:value="0.226092980618736">
            <text:p>0.23</text:p>
          </table:table-cell>
          <table:table-cell office:value-type="float" office:value="0.247229916897507">
            <text:p>0.24723</text:p>
          </table:table-cell>
          <table:table-cell table:number-columns-repeated="3"/>
          <table:table-cell office:value-type="float" office:value="0.41">
            <text:p>0.41</text:p>
          </table:table-cell>
          <table:table-cell table:formula="of:=COUNTIF([.AB$1:.AB$20];[.AI2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08315353161672">
            <text:p>0.11</text:p>
          </table:table-cell>
          <table:table-cell office:value-type="float" office:value="0.250461680517082">
            <text:p>0.25</text:p>
          </table:table-cell>
          <table:table-cell table:number-columns-repeated="2"/>
          <table:table-cell table:style-name="ce1" table:formula="of:=SUM([.H12:.H21])/SUM([.H1:.H10])" office:value-type="float" office:value="0.035">
            <text:p>0.04</text:p>
          </table:table-cell>
          <table:table-cell table:style-name="ce1"/>
          <table:table-cell table:style-name="ce1" table:formula="of:=SUM([.J12:.J21])/SUM([.J1:.J10])" office:value-type="float" office:value="0.495">
            <text:p>0.5</text:p>
          </table:table-cell>
          <table:table-cell table:style-name="ce1"/>
          <table:table-cell table:style-name="ce1" table:formula="of:=SUM([.L12:.L21])/SUM([.L1:.L10])" office:value-type="float" office:value="0.775">
            <text:p>0.78</text:p>
          </table:table-cell>
          <table:table-cell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59234966049548">
            <text:p>0.26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style-name="ce1" table:formula="of:=SUM([.U12:.U21])/SUM([.U1:.U10])" office:value-type="float" office:value="0.028">
            <text:p>0.03</text:p>
          </table:table-cell>
          <table:table-cell table:style-name="ce1"/>
          <table:table-cell table:style-name="ce1" table:formula="of:=SUM([.W12:.W21])/SUM([.W1:.W10])" office:value-type="float" office:value="0.475">
            <text:p>0.48</text:p>
          </table:table-cell>
          <table:table-cell table:style-name="ce1"/>
          <table:table-cell table:style-name="ce1" table:formula="of:=SUM([.Y12:.Y21])/SUM([.Y1:.Y10])" office:value-type="float" office:value="0.7675">
            <text:p>0.77</text:p>
          </table:table-cell>
          <table:table-cell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63">
            <text:p>0.63</text:p>
          </table:table-cell>
          <table:table-cell office:value-type="float" office:value="0.22062405385421">
            <text:p>0.22</text:p>
          </table:table-cell>
          <table:table-cell office:value-type="float" office:value="0.247229916897507">
            <text:p>0.24723</text:p>
          </table:table-cell>
          <table:table-cell table:number-columns-repeated="2"/>
          <table:table-cell table:style-name="ce1" table:formula="of:=SUM([.AH12:.AH21])/SUM([.AH1:.AH10])" office:value-type="float" office:value="0.03">
            <text:p>0.03</text:p>
          </table:table-cell>
          <table:table-cell office:value-type="float" office:value="0.42">
            <text:p>0.42</text:p>
          </table:table-cell>
          <table:table-cell table:formula="of:=COUNTIF([.AB$1:.AB$20];[.AI23])" office:value-type="float" office:value="0">
            <text:p>0</text:p>
          </table:table-cell>
          <table:table-cell table:style-name="ce1"/>
          <table:table-cell table:style-name="ce1" table:formula="of:=SUM([.AL12:.AL21])/SUM([.AL1:.AL10])" office:value-type="float" office:value="0.792">
            <text:p>0.7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801365948781586">
            <text:p>0.08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5420712691241">
            <text:p>0.2</text:p>
          </table:table-cell>
          <table:table-cell office:value-type="float" office:value="0.247229916897507">
            <text:p>0.247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251939642604726">
            <text:p>0.25</text:p>
          </table:table-cell>
          <table:table-cell office:value-type="float" office:value="0.247229916897507">
            <text:p>0.24723</text:p>
          </table:table-cell>
          <table:table-cell table:number-columns-repeated="3"/>
          <table:table-cell office:value-type="float" office:value="0.43">
            <text:p>0.43</text:p>
          </table:table-cell>
          <table:table-cell table:formula="of:=COUNTIF([.AB$1:.AB$20];[.AI2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42635282811578">
            <text:p>0.14</text:p>
          </table:table-cell>
          <table:table-cell office:value-type="float" office:value="0.250461680517082">
            <text:p>0.2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43660910679172">
            <text:p>0.24</text:p>
          </table:table-cell>
          <table:table-cell office:value-type="float" office:value="0.247229916897507">
            <text:p>0.247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268798007058335">
            <text:p>0.27</text:p>
          </table:table-cell>
          <table:table-cell office:value-type="float" office:value="0.247229916897507">
            <text:p>0.24723</text:p>
          </table:table-cell>
          <table:table-cell table:number-columns-repeated="3"/>
          <table:table-cell office:value-type="float" office:value="0.44">
            <text:p>0.44</text:p>
          </table:table-cell>
          <table:table-cell table:formula="of:=COUNTIF([.AB$1:.AB$20];[.AI2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688143349980057">
            <text:p>0.07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31596196056569">
            <text:p>0.13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266292834600304">
            <text:p>0.27</text:p>
          </table:table-cell>
          <table:table-cell office:value-type="float" office:value="0.247229916897507">
            <text:p>0.24723</text:p>
          </table:table-cell>
          <table:table-cell table:number-columns-repeated="3"/>
          <table:table-cell office:value-type="float" office:value="0.45">
            <text:p>0.45</text:p>
          </table:table-cell>
          <table:table-cell table:formula="of:=COUNTIF([.AB$1:.AB$20];[.AI2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695257666550816">
            <text:p>0.07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01287807927448">
            <text:p>0.1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0.215943999832055">
            <text:p>0.22</text:p>
          </table:table-cell>
          <table:table-cell office:value-type="float" office:value="0.247460757156048">
            <text:p>0.24746</text:p>
          </table:table-cell>
          <table:table-cell table:number-columns-repeated="3"/>
          <table:table-cell office:value-type="float" office:value="0.46">
            <text:p>0.46</text:p>
          </table:table-cell>
          <table:table-cell table:formula="of:=COUNTIF([.AB$1:.AB$20];[.AI2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1347498209758">
            <text:p>0.11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148322070942565">
            <text:p>0.15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222928625910574">
            <text:p>0.22</text:p>
          </table:table-cell>
          <table:table-cell office:value-type="float" office:value="0.247460757156048">
            <text:p>0.24746</text:p>
          </table:table-cell>
          <table:table-cell table:number-columns-repeated="3"/>
          <table:table-cell office:value-type="float" office:value="0.47">
            <text:p>0.47</text:p>
          </table:table-cell>
          <table:table-cell table:formula="of:=COUNTIF([.AB$1:.AB$20];[.AI2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32099563110986">
            <text:p>0.13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15231868406136">
            <text:p>0.12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63">
            <text:p>0.63</text:p>
          </table:table-cell>
          <table:table-cell office:value-type="float" office:value="0.228049067791273">
            <text:p>0.23</text:p>
          </table:table-cell>
          <table:table-cell office:value-type="float" office:value="0.247460757156048">
            <text:p>0.24746</text:p>
          </table:table-cell>
          <table:table-cell table:number-columns-repeated="3"/>
          <table:table-cell office:value-type="float" office:value="0.479999999999999">
            <text:p>0.48</text:p>
          </table:table-cell>
          <table:table-cell table:formula="of:=COUNTIF([.AB$1:.AB$20];[.AI2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50837973189523">
            <text:p>0.15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48991049956498">
            <text:p>0.15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248952096157569">
            <text:p>0.25</text:p>
          </table:table-cell>
          <table:table-cell office:value-type="float" office:value="0.247460757156048">
            <text:p>0.24746</text:p>
          </table:table-cell>
          <table:table-cell table:number-columns-repeated="3"/>
          <table:table-cell office:value-type="float" office:value="0.49">
            <text:p>0.49</text:p>
          </table:table-cell>
          <table:table-cell table:formula="of:=COUNTIF([.AB$1:.AB$20];[.AI3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2521057210768">
            <text:p>0.13</text:p>
          </table:table-cell>
          <table:table-cell office:value-type="float" office:value="0.250692520775623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181344629157502">
            <text:p>0.18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262903154324688">
            <text:p>0.26</text:p>
          </table:table-cell>
          <table:table-cell office:value-type="float" office:value="0.247460757156048">
            <text:p>0.24746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COUNTIF([.AB$1:.AB$20];[.AI31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44196233844087">
            <text:p>0.14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0987065939218078">
            <text:p>0.1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246775348543198">
            <text:p>0.25</text:p>
          </table:table-cell>
          <table:table-cell office:value-type="float" office:value="0.24792243767313">
            <text:p>0.24792</text:p>
          </table:table-cell>
          <table:table-cell table:number-columns-repeated="3"/>
          <table:table-cell office:value-type="float" office:value="0.509999999999999">
            <text:p>0.51</text:p>
          </table:table-cell>
          <table:table-cell table:formula="of:=COUNTIF([.AB$1:.AB$20];[.AI3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6217049634604">
            <text:p>0.16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05742303125867">
            <text:p>0.21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233867412464749">
            <text:p>0.23</text:p>
          </table:table-cell>
          <table:table-cell office:value-type="float" office:value="0.24792243767313">
            <text:p>0.24792</text:p>
          </table:table-cell>
          <table:table-cell table:number-columns-repeated="3"/>
          <table:table-cell office:value-type="float" office:value="0.519999999999999">
            <text:p>0.52</text:p>
          </table:table-cell>
          <table:table-cell table:formula="of:=COUNTIF([.AB$1:.AB$20];[.AI33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54831787232951">
            <text:p>0.15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7770816373658">
            <text:p>0.16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87">
            <text:p>0.87</text:p>
          </table:table-cell>
          <table:table-cell office:value-type="float" office:value="0.18909946747591">
            <text:p>0.19</text:p>
          </table:table-cell>
          <table:table-cell office:value-type="float" office:value="0.248153277931671">
            <text:p>0.24815</text:p>
          </table:table-cell>
          <table:table-cell table:number-columns-repeated="3"/>
          <table:table-cell office:value-type="float" office:value="0.529999999999999">
            <text:p>0.53</text:p>
          </table:table-cell>
          <table:table-cell table:formula="of:=COUNTIF([.AB$1:.AB$20];[.AI3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70633967246153">
            <text:p>0.17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13543326187916">
            <text:p>0.21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84">
            <text:p>0.84</text:p>
          </table:table-cell>
          <table:table-cell office:value-type="float" office:value="0.207814551926347">
            <text:p>0.21</text:p>
          </table:table-cell>
          <table:table-cell office:value-type="float" office:value="0.248153277931671">
            <text:p>0.24815</text:p>
          </table:table-cell>
          <table:table-cell table:number-columns-repeated="3"/>
          <table:table-cell office:value-type="float" office:value="0.539999999999999">
            <text:p>0.54</text:p>
          </table:table-cell>
          <table:table-cell table:formula="of:=COUNTIF([.AB$1:.AB$20];[.AI3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32908962406085">
            <text:p>0.13</text:p>
          </table:table-cell>
          <table:table-cell office:value-type="float" office:value="0.250923361034164">
            <text:p>0.2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200039653567771">
            <text:p>0.2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87">
            <text:p>0.87</text:p>
          </table:table-cell>
          <table:table-cell office:value-type="float" office:value="0.177697900460215">
            <text:p>0.18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549999999999999">
            <text:p>0.55</text:p>
          </table:table-cell>
          <table:table-cell table:formula="of:=COUNTIF([.AB$1:.AB$20];[.AI3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791028030407289">
            <text:p>0.08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30351307284827">
            <text:p>0.23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87">
            <text:p>0.87</text:p>
          </table:table-cell>
          <table:table-cell office:value-type="float" office:value="0.183154231385566">
            <text:p>0.18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559999999999999">
            <text:p>0.56</text:p>
          </table:table-cell>
          <table:table-cell table:formula="of:=COUNTIF([.AB$1:.AB$20];[.AI3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782714776552146">
            <text:p>0.08</text:p>
          </table:table-cell>
          <table:table-cell office:value-type="float" office:value="0.251154201292705">
            <text:p>0.2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90222829725247">
            <text:p>0.19</text:p>
          </table:table-cell>
          <table:table-cell office:value-type="float" office:value="0.247460757156048">
            <text:p>0.247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155395800920429">
            <text:p>0.16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569999999999999">
            <text:p>0.57</text:p>
          </table:table-cell>
          <table:table-cell table:formula="of:=COUNTIF([.AB$1:.AB$20];[.AI38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11107430845344">
            <text:p>0.11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40820782201613">
            <text:p>0.24</text:p>
          </table:table-cell>
          <table:table-cell office:value-type="float" office:value="0.24792243767313">
            <text:p>0.247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84">
            <text:p>0.84</text:p>
          </table:table-cell>
          <table:table-cell office:value-type="float" office:value="0.199971542733717">
            <text:p>0.2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579999999999999">
            <text:p>0.58</text:p>
          </table:table-cell>
          <table:table-cell table:formula="of:=COUNTIF([.AB$1:.AB$20];[.AI3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18322980642061">
            <text:p>0.12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99999533487438">
            <text:p>0.2</text:p>
          </table:table-cell>
          <table:table-cell office:value-type="float" office:value="0.24792243767313">
            <text:p>0.247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87">
            <text:p>0.87</text:p>
          </table:table-cell>
          <table:table-cell office:value-type="float" office:value="0.213782647132231">
            <text:p>0.21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589999999999999">
            <text:p>0.59</text:p>
          </table:table-cell>
          <table:table-cell table:formula="of:=COUNTIF([.AB$1:.AB$20];[.AI4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82774023647522">
            <text:p>0.18</text:p>
          </table:table-cell>
          <table:table-cell office:value-type="float" office:value="0.251615881809788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1762647738697">
            <text:p>0.12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210404163158103">
            <text:p>0.21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599999999999999">
            <text:p>0.6</text:p>
          </table:table-cell>
          <table:table-cell table:formula="of:=COUNTIF([.AB$1:.AB$20];[.AI4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75642446111968">
            <text:p>0.18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189556183274125">
            <text:p>0.19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240250237338266">
            <text:p>0.24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09999999999999">
            <text:p>0.61</text:p>
          </table:table-cell>
          <table:table-cell table:formula="of:=COUNTIF([.AB$1:.AB$20];[.AI4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50358864788332">
            <text:p>0.15</text:p>
          </table:table-cell>
          <table:table-cell office:value-type="float" office:value="0.251846722068329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171486285696958">
            <text:p>0.17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244622393069489">
            <text:p>0.24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19999999999999">
            <text:p>0.62</text:p>
          </table:table-cell>
          <table:table-cell table:formula="of:=COUNTIF([.AB$1:.AB$20];[.AI43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909013722467012">
            <text:p>0.09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192516671992685">
            <text:p>0.19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237636833965847">
            <text:p>0.24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29999999999999">
            <text:p>0.63</text:p>
          </table:table-cell>
          <table:table-cell table:formula="of:=COUNTIF([.AB$1:.AB$20];[.AI4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75274834213098">
            <text:p>0.18</text:p>
          </table:table-cell>
          <table:table-cell office:value-type="float" office:value="0.25207756232687">
            <text:p>0.2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28264363338644">
            <text:p>0.13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69">
            <text:p>0.69</text:p>
          </table:table-cell>
          <table:table-cell office:value-type="float" office:value="0.221021522557049">
            <text:p>0.22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39999999999999">
            <text:p>0.64</text:p>
          </table:table-cell>
          <table:table-cell table:formula="of:=COUNTIF([.AB$1:.AB$20];[.AI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3178839923212">
            <text:p>0.13</text:p>
          </table:table-cell>
          <table:table-cell office:value-type="float" office:value="0.252539242843952">
            <text:p>0.25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50638772325542">
            <text:p>0.15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239897553841381">
            <text:p>0.24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49999999999999">
            <text:p>0.65</text:p>
          </table:table-cell>
          <table:table-cell table:formula="of:=COUNTIF([.AB$1:.AB$20];[.AI4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11955084170529">
            <text:p>0.11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39323976646381">
            <text:p>0.14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233566045349686">
            <text:p>0.23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59999999999999">
            <text:p>0.66</text:p>
          </table:table-cell>
          <table:table-cell table:formula="of:=COUNTIF([.AB$1:.AB$20];[.AI4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40384826212408">
            <text:p>0.14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1675223284575">
            <text:p>0.17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252570367588573">
            <text:p>0.25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69999999999999">
            <text:p>0.67</text:p>
          </table:table-cell>
          <table:table-cell table:formula="of:=COUNTIF([.AB$1:.AB$20];[.AI4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43053744579707">
            <text:p>0.14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3852763970302">
            <text:p>0.19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254588500931859">
            <text:p>0.25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79999999999999">
            <text:p>0.68</text:p>
          </table:table-cell>
          <table:table-cell table:formula="of:=COUNTIF([.AB$1:.AB$20];[.AI4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67082407111517">
            <text:p>0.17</text:p>
          </table:table-cell>
          <table:table-cell office:value-type="float" office:value="0.252770083102493">
            <text:p>0.2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4348200311164">
            <text:p>0.19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265989134922431">
            <text:p>0.27</text:p>
          </table:table-cell>
          <table:table-cell office:value-type="float" office:value="0.248384118190212">
            <text:p>0.24838</text:p>
          </table:table-cell>
          <table:table-cell table:number-columns-repeated="3"/>
          <table:table-cell office:value-type="float" office:value="0.689999999999999">
            <text:p>0.69</text:p>
          </table:table-cell>
          <table:table-cell table:formula="of:=COUNTIF([.AB$1:.AB$20];[.AI5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52918619216119">
            <text:p>0.15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55843886236247">
            <text:p>0.26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66">
            <text:p>0.66</text:p>
          </table:table-cell>
          <table:table-cell office:value-type="float" office:value="0.149575590196705">
            <text:p>0.15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699999999999999">
            <text:p>0.7</text:p>
          </table:table-cell>
          <table:table-cell table:formula="of:=COUNTIF([.AB$1:.AB$20];[.AI5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11680308271501">
            <text:p>0.05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67797104356528">
            <text:p>0.17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69">
            <text:p>0.69</text:p>
          </table:table-cell>
          <table:table-cell office:value-type="float" office:value="0.154538817344004">
            <text:p>0.15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09999999999999">
            <text:p>0.71</text:p>
          </table:table-cell>
          <table:table-cell table:formula="of:=COUNTIF([.AB$1:.AB$20];[.AI5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974950607982496">
            <text:p>0.1</text:p>
          </table:table-cell>
          <table:table-cell office:value-type="float" office:value="0.253000923361034">
            <text:p>0.25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8697217019311">
            <text:p>0.24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72">
            <text:p>0.72</text:p>
          </table:table-cell>
          <table:table-cell office:value-type="float" office:value="0.160173356068046">
            <text:p>0.16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19999999999999">
            <text:p>0.72</text:p>
          </table:table-cell>
          <table:table-cell table:formula="of:=COUNTIF([.AB$1:.AB$20];[.AI5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099807563568168">
            <text:p>0.1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07495457333927">
            <text:p>0.21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66">
            <text:p>0.66</text:p>
          </table:table-cell>
          <table:table-cell office:value-type="float" office:value="0.159875721053479">
            <text:p>0.16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29999999999999">
            <text:p>0.73</text:p>
          </table:table-cell>
          <table:table-cell table:formula="of:=COUNTIF([.AB$1:.AB$20];[.AI5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09081833301066">
            <text:p>0.11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66670243262975">
            <text:p>0.27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162920648545764">
            <text:p>0.16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39999999999999">
            <text:p>0.74</text:p>
          </table:table-cell>
          <table:table-cell table:formula="of:=COUNTIF([.AB$1:.AB$20];[.AI5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24189842621987">
            <text:p>0.12</text:p>
          </table:table-cell>
          <table:table-cell office:value-type="float" office:value="0.253231763619575">
            <text:p>0.2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30699325656092">
            <text:p>0.23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0.223942824220399">
            <text:p>0.22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49999999999999">
            <text:p>0.75</text:p>
          </table:table-cell>
          <table:table-cell table:formula="of:=COUNTIF([.AB$1:.AB$20];[.AI56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08780466186003">
            <text:p>0.09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6005416210845">
            <text:p>0.21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6">
            <text:p>0.6</text:p>
          </table:table-cell>
          <table:table-cell office:value-type="float" office:value="0.191344325924336">
            <text:p>0.19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59999999999999">
            <text:p>0.76</text:p>
          </table:table-cell>
          <table:table-cell table:formula="of:=COUNTIF([.AB$1:.AB$20];[.AI5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52439510814927">
            <text:p>0.15</text:p>
          </table:table-cell>
          <table:table-cell office:value-type="float" office:value="0.253462603878116">
            <text:p>0.2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33587971440101">
            <text:p>0.23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228685857438426">
            <text:p>0.23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69999999999999">
            <text:p>0.77</text:p>
          </table:table-cell>
          <table:table-cell table:formula="of:=COUNTIF([.AB$1:.AB$20];[.AI58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896870400477709">
            <text:p>0.09</text:p>
          </table:table-cell>
          <table:table-cell office:value-type="float" office:value="0.253693444136657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523452752774">
            <text:p>0.15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63">
            <text:p>0.63</text:p>
          </table:table-cell>
          <table:table-cell office:value-type="float" office:value="0.215596447973353">
            <text:p>0.22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79999999999999">
            <text:p>0.78</text:p>
          </table:table-cell>
          <table:table-cell table:formula="of:=COUNTIF([.AB$1:.AB$20];[.AI5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31294362428944">
            <text:p>0.13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91808505923543">
            <text:p>0.19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236778917364297">
            <text:p>0.24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89999999999999">
            <text:p>0.79</text:p>
          </table:table-cell>
          <table:table-cell table:formula="of:=COUNTIF([.AB$1:.AB$20];[.AI6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38439002316235">
            <text:p>0.14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5283907882429">
            <text:p>0.25</text:p>
          </table:table-cell>
          <table:table-cell office:value-type="float" office:value="0.248384118190212">
            <text:p>0.2483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236226099978307">
            <text:p>0.24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799999999999999">
            <text:p>0.8</text:p>
          </table:table-cell>
          <table:table-cell table:formula="of:=COUNTIF([.AB$1:.AB$20];[.AI6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51961801951422">
            <text:p>0.15</text:p>
          </table:table-cell>
          <table:table-cell office:value-type="float" office:value="0.253924284395198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65051677929057">
            <text:p>0.17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6">
            <text:p>0.6</text:p>
          </table:table-cell>
          <table:table-cell office:value-type="float" office:value="0.214829501321397">
            <text:p>0.21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809999999999999">
            <text:p>0.81</text:p>
          </table:table-cell>
          <table:table-cell table:formula="of:=COUNTIF([.AB$1:.AB$20];[.AI6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706505284421046">
            <text:p>0.07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171065024853457">
            <text:p>0.17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254231152309354">
            <text:p>0.25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819999999999999">
            <text:p>0.82</text:p>
          </table:table-cell>
          <table:table-cell table:formula="of:=COUNTIF([.AB$1:.AB$20];[.AI6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91954990868017">
            <text:p>0.1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64652809688533">
            <text:p>0.16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240287558343227">
            <text:p>0.24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829999999999999">
            <text:p>0.83</text:p>
          </table:table-cell>
          <table:table-cell table:formula="of:=COUNTIF([.AB$1:.AB$20];[.AI6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43487134749821">
            <text:p>0.14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5673749104879">
            <text:p>0.16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241170666623125">
            <text:p>0.24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839999999999999">
            <text:p>0.84</text:p>
          </table:table-cell>
          <table:table-cell table:formula="of:=COUNTIF([.AB$1:.AB$20];[.AI6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60479388308729">
            <text:p>0.16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53976669706774">
            <text:p>0.15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255506597653908">
            <text:p>0.26</text:p>
          </table:table-cell>
          <table:table-cell office:value-type="float" office:value="0.248845798707294">
            <text:p>0.24885</text:p>
          </table:table-cell>
          <table:table-cell table:number-columns-repeated="3"/>
          <table:table-cell office:value-type="float" office:value="0.849999999999999">
            <text:p>0.85</text:p>
          </table:table-cell>
          <table:table-cell table:formula="of:=COUNTIF([.AB$1:.AB$20];[.AI6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83685122681141">
            <text:p>0.18</text:p>
          </table:table-cell>
          <table:table-cell office:value-type="float" office:value="0.25415512465374">
            <text:p>0.2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16333304565059">
            <text:p>0.09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78">
            <text:p>0.78</text:p>
          </table:table-cell>
          <table:table-cell office:value-type="float" office:value="0.115213207903656">
            <text:p>0.12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859999999999999">
            <text:p>0.86</text:p>
          </table:table-cell>
          <table:table-cell table:formula="of:=COUNTIF([.AB$1:.AB$20];[.AI6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0784828078458083">
            <text:p>0.08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119567169645">
            <text:p>0.2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11405299116192">
            <text:p>0.11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869999999999999">
            <text:p>0.87</text:p>
          </table:table-cell>
          <table:table-cell table:formula="of:=COUNTIF([.AB$1:.AB$20];[.AI6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51415049228738">
            <text:p>0.15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05126040031443">
            <text:p>0.21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8">
            <text:p>0.78</text:p>
          </table:table-cell>
          <table:table-cell office:value-type="float" office:value="0.11992078616697">
            <text:p>0.12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879999999999999">
            <text:p>0.88</text:p>
          </table:table-cell>
          <table:table-cell table:formula="of:=COUNTIF([.AB$1:.AB$20];[.AI6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22752517418413">
            <text:p>0.12</text:p>
          </table:table-cell>
          <table:table-cell office:value-type="float" office:value="0.254385964912281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44438587120055">
            <text:p>0.24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66">
            <text:p>0.66</text:p>
          </table:table-cell>
          <table:table-cell office:value-type="float" office:value="0.144819961139504">
            <text:p>0.14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889999999999999">
            <text:p>0.89</text:p>
          </table:table-cell>
          <table:table-cell table:formula="of:=COUNTIF([.AB$1:.AB$20];[.AI7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57856188172507">
            <text:p>0.16</text:p>
          </table:table-cell>
          <table:table-cell office:value-type="float" office:value="0.254616805170822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26965359109707">
            <text:p>0.23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84">
            <text:p>0.84</text:p>
          </table:table-cell>
          <table:table-cell office:value-type="float" office:value="0.173336474517918">
            <text:p>0.17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899999999999999">
            <text:p>0.9</text:p>
          </table:table-cell>
          <table:table-cell table:formula="of:=COUNTIF([.AB$1:.AB$20];[.AI7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0775488496966502">
            <text:p>0.08</text:p>
          </table:table-cell>
          <table:table-cell office:value-type="float" office:value="0.254847645429363">
            <text:p>0.25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427234536858">
            <text:p>0.23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75">
            <text:p>0.75</text:p>
          </table:table-cell>
          <table:table-cell office:value-type="float" office:value="0.192906676494531">
            <text:p>0.19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09999999999999">
            <text:p>0.91</text:p>
          </table:table-cell>
          <table:table-cell table:formula="of:=COUNTIF([.AB$1:.AB$20];[.AI7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50864564405558">
            <text:p>0.15</text:p>
          </table:table-cell>
          <table:table-cell office:value-type="float" office:value="0.255078485687904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38016808447609">
            <text:p>0.14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78">
            <text:p>0.78</text:p>
          </table:table-cell>
          <table:table-cell office:value-type="float" office:value="0.184294854599697">
            <text:p>0.18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19999999999999">
            <text:p>0.92</text:p>
          </table:table-cell>
          <table:table-cell table:formula="of:=COUNTIF([.AB$1:.AB$20];[.AI73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42233148983119">
            <text:p>0.14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662683426908">
            <text:p>0.24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170524336794079">
            <text:p>0.17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29999999999999">
            <text:p>0.93</text:p>
          </table:table-cell>
          <table:table-cell table:formula="of:=COUNTIF([.AB$1:.AB$20];[.AI7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1763580763821">
            <text:p>0.12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89057947857891">
            <text:p>0.19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69">
            <text:p>0.69</text:p>
          </table:table-cell>
          <table:table-cell office:value-type="float" office:value="0.184997889030657">
            <text:p>0.18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39999999999999">
            <text:p>0.94</text:p>
          </table:table-cell>
          <table:table-cell table:formula="of:=COUNTIF([.AB$1:.AB$20];[.AI7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37382351363266">
            <text:p>0.14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47454590833495">
            <text:p>0.25</text:p>
          </table:table-cell>
          <table:table-cell office:value-type="float" office:value="0.248845798707294">
            <text:p>0.248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78">
            <text:p>0.78</text:p>
          </table:table-cell>
          <table:table-cell office:value-type="float" office:value="0.207053203425135">
            <text:p>0.21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49999999999999">
            <text:p>0.95</text:p>
          </table:table-cell>
          <table:table-cell table:formula="of:=COUNTIF([.AB$1:.AB$20];[.AI7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873390823231392">
            <text:p>0.09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185314651060266">
            <text:p>0.19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75">
            <text:p>0.75</text:p>
          </table:table-cell>
          <table:table-cell office:value-type="float" office:value="0.206508316752699">
            <text:p>0.21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59999999999999">
            <text:p>0.96</text:p>
          </table:table-cell>
          <table:table-cell table:formula="of:=COUNTIF([.AB$1:.AB$20];[.AI7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44674875732716">
            <text:p>0.14</text:p>
          </table:table-cell>
          <table:table-cell office:value-type="float" office:value="0.255309325946445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0854151845173811">
            <text:p>0.09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5680093675722">
            <text:p>0.2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69999999999999">
            <text:p>0.97</text:p>
          </table:table-cell>
          <table:table-cell table:formula="of:=COUNTIF([.AB$1:.AB$20];[.AI7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3507498023153">
            <text:p>0.14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7126469223">
            <text:p>0.17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72">
            <text:p>0.72</text:p>
          </table:table-cell>
          <table:table-cell office:value-type="float" office:value="0.22397314753693">
            <text:p>0.22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79999999999998">
            <text:p>0.98</text:p>
          </table:table-cell>
          <table:table-cell table:formula="of:=COUNTIF([.AB$1:.AB$20];[.AI7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21390300737323">
            <text:p>0.12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179298505060495">
            <text:p>0.18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2482467291638">
            <text:p>0.25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office:value-type="float" office:value="0.989999999999998">
            <text:p>0.99</text:p>
          </table:table-cell>
          <table:table-cell table:formula="of:=COUNTIF([.AB$1:.AB$20];[.AI8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30095891657123">
            <text:p>0.13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0875200891972">
            <text:p>0.11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0.231536715704912">
            <text:p>0.23</text:p>
          </table:table-cell>
          <table:table-cell office:value-type="float" office:value="0.249076638965836">
            <text:p>0.24908</text:p>
          </table:table-cell>
          <table:table-cell table:number-columns-repeated="3"/>
          <table: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9163193091882">
            <text:p>0.15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85409353110356">
            <text:p>0.19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87">
            <text:p>0.87</text:p>
          </table:table-cell>
          <table:table-cell office:value-type="float" office:value="0.123074411086205">
            <text:p>0.12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]*[.AJ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02997109954678">
            <text:p>0.1</text:p>
          </table:table-cell>
          <table:table-cell office:value-type="float" office:value="0.255540166204986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48190281143795">
            <text:p>0.25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6">
            <text:p>0.6</text:p>
          </table:table-cell>
          <table:table-cell office:value-type="float" office:value="0.0957624331429184">
            <text:p>0.1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2]*[.AJ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795049368691875">
            <text:p>0.08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6014863090226">
            <text:p>0.16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75">
            <text:p>0.75</text:p>
          </table:table-cell>
          <table:table-cell office:value-type="float" office:value="0.171405112511167">
            <text:p>0.17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3]*[.AJ3]"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76263374332012">
            <text:p>0.18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76068372081089">
            <text:p>0.18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84">
            <text:p>0.84</text:p>
          </table:table-cell>
          <table:table-cell office:value-type="float" office:value="0.186670336565488">
            <text:p>0.19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4]*[.AJ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01604803213338">
            <text:p>0.2</text:p>
          </table:table-cell>
          <table:table-cell office:value-type="float" office:value="0.255771006463527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4742403426068">
            <text:p>0.19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81">
            <text:p>0.81</text:p>
          </table:table-cell>
          <table:table-cell office:value-type="float" office:value="0.19548975655042">
            <text:p>0.2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5]*[.AJ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01571447565154">
            <text:p>0.1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28688190001236">
            <text:p>0.23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170511274442343">
            <text:p>0.17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6]*[.AJ6]"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91193175854243">
            <text:p>0.19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3875716388353">
            <text:p>0.11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75">
            <text:p>0.75</text:p>
          </table:table-cell>
          <table:table-cell office:value-type="float" office:value="0.191895277260078">
            <text:p>0.19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7]*[.AJ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577659179917567">
            <text:p>0.06</text:p>
          </table:table-cell>
          <table:table-cell office:value-type="float" office:value="0.256001846722068">
            <text:p>0.2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5307909953745">
            <text:p>0.12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75">
            <text:p>0.75</text:p>
          </table:table-cell>
          <table:table-cell office:value-type="float" office:value="0.191851425079249">
            <text:p>0.19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8]*[.AJ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900010030020083">
            <text:p>0.09</text:p>
          </table:table-cell>
          <table:table-cell office:value-type="float" office:value="0.256232686980609">
            <text:p>0.2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108889630125515">
            <text:p>0.11</text:p>
          </table:table-cell>
          <table:table-cell office:value-type="float" office:value="0.249076638965836">
            <text:p>0.249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float" office:value="0.20207924648891">
            <text:p>0.2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9]*[.AJ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62020279301071">
            <text:p>0.16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11941088793668">
            <text:p>0.1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 office:value-type="float" office:value="0.193108209921323">
            <text:p>0.19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0]*[.AJ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21451413882947">
            <text:p>0.12</text:p>
          </table:table-cell>
          <table:table-cell office:value-type="float" office:value="0.25646352723915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12343222622127">
            <text:p>0.1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office:value-type="float" office:value="0.203546428496453">
            <text:p>0.2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1]*[.AJ1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0970350794121009">
            <text:p>0.1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5942273735576">
            <text:p>0.16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6">
            <text:p>0.6</text:p>
          </table:table-cell>
          <table:table-cell office:value-type="float" office:value="0.206143970441764">
            <text:p>0.21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2]*[.AJ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429641741678">
            <text:p>0.14</text:p>
          </table:table-cell>
          <table:table-cell office:value-type="float" office:value="0.256694367497692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26030701191706">
            <text:p>0.13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24212468481245">
            <text:p>0.24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3]*[.AJ13]"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675314254524589">
            <text:p>0.07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157317366163377">
            <text:p>0.16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258182513709638">
            <text:p>0.26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4]*[.AJ1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11586539246536">
            <text:p>0.11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07443907695825">
            <text:p>0.1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262207117582159">
            <text:p>0.26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5]*[.AJ1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61923711200733">
            <text:p>0.16</text:p>
          </table:table-cell>
          <table:table-cell office:value-type="float" office:value="0.256925207756233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198558009670805">
            <text:p>0.2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268263383662264">
            <text:p>0.27</text:p>
          </table:table-cell>
          <table:table-cell office:value-type="float" office:value="0.249307479224377">
            <text:p>0.24931</text:p>
          </table:table-cell>
          <table:table-cell table:number-columns-repeated="3"/>
          <table:table-cell/>
          <table:table-cell table:formula="of:=[.AI16]*[.AJ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09511024858122">
            <text:p>0.11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05413411769645">
            <text:p>0.2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69">
            <text:p>0.69</text:p>
          </table:table-cell>
          <table:table-cell office:value-type="float" office:value="0.103318537109908">
            <text:p>0.1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17]*[.AJ17]" office:value-type="float" office:value="0.719999999999999">
            <text:p>0.72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72458497876202">
            <text:p>0.17</text:p>
          </table:table-cell>
          <table:table-cell office:value-type="float" office:value="0.257156048014774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2878965648347">
            <text:p>0.15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87">
            <text:p>0.87</text:p>
          </table:table-cell>
          <table:table-cell office:value-type="float" office:value="0.170907343607495">
            <text:p>0.17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18]*[.AJ18]" office:value-type="float" office:value="0.739999999999999">
            <text:p>0.7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07599023122695">
            <text:p>0.21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0823861184522">
            <text:p>0.2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66">
            <text:p>0.66</text:p>
          </table:table-cell>
          <table:table-cell office:value-type="float" office:value="0.148565123987376">
            <text:p>0.15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19]*[.AJ1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992449494183754">
            <text:p>0.1</text:p>
          </table:table-cell>
          <table:table-cell office:value-type="float" office:value="0.257386888273315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08374367000767">
            <text:p>0.2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8">
            <text:p>0.78</text:p>
          </table:table-cell>
          <table:table-cell office:value-type="float" office:value="0.176540016281288">
            <text:p>0.18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20]*[.AJ20]"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702068749956264">
            <text:p>0.07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11430490794541">
            <text:p>0.2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66">
            <text:p>0.66</text:p>
          </table:table-cell>
          <table:table-cell office:value-type="float" office:value="0.17372321343183">
            <text:p>0.17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21]*[.AJ21]" office:value-type="float" office:value="0.799999999999999">
            <text:p>0.8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8749653031282">
            <text:p>0.08</text:p>
          </table:table-cell>
          <table:table-cell office:value-type="float" office:value="0.25761772853185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73147770186582">
            <text:p>0.27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  <table:table-cell office:value-type="float" office:value="0.186903592846496">
            <text:p>0.19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22]*[.AJ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11916363627882">
            <text:p>0.11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11258814171719">
            <text:p>0.21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205607947508006">
            <text:p>0.21</text:p>
          </table:table-cell>
          <table:table-cell office:value-type="float" office:value="0.249538319482918">
            <text:p>0.24954</text:p>
          </table:table-cell>
          <table:table-cell table:number-columns-repeated="3"/>
          <table:table-cell/>
          <table:table-cell table:formula="of:=[.AI23]*[.AJ2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0973495088789">
            <text:p>0.11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22749018574198">
            <text:p>0.22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84">
            <text:p>0.84</text:p>
          </table:table-cell>
          <table:table-cell office:value-type="float" office:value="0.214919071733304">
            <text:p>0.21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24]*[.AJ2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0931821521624024">
            <text:p>0.09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8758820003126">
            <text:p>0.27</text:p>
          </table:table-cell>
          <table:table-cell office:value-type="float" office:value="0.249307479224377">
            <text:p>0.249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87">
            <text:p>0.87</text:p>
          </table:table-cell>
          <table:table-cell office:value-type="float" office:value="0.215882420173869">
            <text:p>0.22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25]*[.AJ2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62478394636972">
            <text:p>0.16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04669557489509">
            <text:p>0.1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6">
            <text:p>0.6</text:p>
          </table:table-cell>
          <table:table-cell office:value-type="float" office:value="0.185214350859433">
            <text:p>0.19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26]*[.AJ2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87594031438282">
            <text:p>0.19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144419226848731">
            <text:p>0.14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223009799096365">
            <text:p>0.22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27]*[.AJ27]" office:value-type="float" office:value="0.46">
            <text:p>0.46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79582611210763">
            <text:p>0.18</text:p>
          </table:table-cell>
          <table:table-cell office:value-type="float" office:value="0.257848568790397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160105711746553">
            <text:p>0.16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87">
            <text:p>0.87</text:p>
          </table:table-cell>
          <table:table-cell office:value-type="float" office:value="0.225929234709468">
            <text:p>0.23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28]*[.AJ2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12744889938024">
            <text:p>0.11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72864363805156">
            <text:p>0.17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2">
            <text:p>0.72</text:p>
          </table:table-cell>
          <table:table-cell office:value-type="float" office:value="0.206142104391516">
            <text:p>0.21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29]*[.AJ2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56257916135037">
            <text:p>0.16</text:p>
          </table:table-cell>
          <table:table-cell office:value-type="float" office:value="0.258310249307479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190637092880319">
            <text:p>0.19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87">
            <text:p>0.87</text:p>
          </table:table-cell>
          <table:table-cell office:value-type="float" office:value="0.231499861212513">
            <text:p>0.23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0]*[.AJ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50369361320977">
            <text:p>0.05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12018996391525">
            <text:p>0.11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63">
            <text:p>0.63</text:p>
          </table:table-cell>
          <table:table-cell office:value-type="float" office:value="0.199108027981423">
            <text:p>0.2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1]*[.AJ31]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23174711287038">
            <text:p>0.12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1319040943475">
            <text:p>0.11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231609958177149">
            <text:p>0.23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2]*[.AJ3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8690685843443">
            <text:p>0.19</text:p>
          </table:table-cell>
          <table:table-cell office:value-type="float" office:value="0.25854108956602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14176616990854">
            <text:p>0.11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0.213615169122466">
            <text:p>0.21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3]*[.AJ33]" office:value-type="float" office:value="0.519999999999999">
            <text:p>0.5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00813364651877">
            <text:p>0.1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45746455087669">
            <text:p>0.15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231864207523448">
            <text:p>0.23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4]*[.AJ3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29546806371629">
            <text:p>0.13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149288218458503">
            <text:p>0.15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255120325252558">
            <text:p>0.26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5]*[.AJ3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45863549740736">
            <text:p>0.15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939318378495637">
            <text:p>0.09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257658153589931">
            <text:p>0.26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6]*[.AJ3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79939959833268">
            <text:p>0.18</text:p>
          </table:table-cell>
          <table:table-cell office:value-type="float" office:value="0.258771929824561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2675076333118">
            <text:p>0.12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241051239407249">
            <text:p>0.24</text:p>
          </table:table-cell>
          <table:table-cell office:value-type="float" office:value="0.249538319482918">
            <text:p>0.24954</text:p>
          </table:table-cell>
          <table:table-cell table:number-columns-repeated="4"/>
          <table:table-cell table:formula="of:=[.AI37]*[.AJ3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72660031302993">
            <text:p>0.17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34880444493169">
            <text:p>0.13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78">
            <text:p>0.78</text:p>
          </table:table-cell>
          <table:table-cell office:value-type="float" office:value="0.114270852528381">
            <text:p>0.11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38]*[.AJ38]" office:value-type="float" office:value="0.569999999999999">
            <text:p>0.57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92031965440749">
            <text:p>0.19</text:p>
          </table:table-cell>
          <table:table-cell office:value-type="float" office:value="0.259002770083102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200560281586982">
            <text:p>0.2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66">
            <text:p>0.66</text:p>
          </table:table-cell>
          <table:table-cell office:value-type="float" office:value="0.104611243419257">
            <text:p>0.1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39]*[.AJ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08826650929643">
            <text:p>0.11</text:p>
          </table:table-cell>
          <table:table-cell office:value-type="float" office:value="0.259233610341644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14778184939575">
            <text:p>0.21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84">
            <text:p>0.84</text:p>
          </table:table-cell>
          <table:table-cell office:value-type="float" office:value="0.126173920548246">
            <text:p>0.13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0]*[.AJ4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57390375379333">
            <text:p>0.06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80899109660775">
            <text:p>0.18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2">
            <text:p>0.72</text:p>
          </table:table-cell>
          <table:table-cell office:value-type="float" office:value="0.152244508564004">
            <text:p>0.15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1]*[.AJ4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37467256649553">
            <text:p>0.14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21658312204202">
            <text:p>0.22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1">
            <text:p>0.81</text:p>
          </table:table-cell>
          <table:table-cell office:value-type="float" office:value="0.162993891018">
            <text:p>0.16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2]*[.AJ4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891953358074049">
            <text:p>0.09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00639122209963">
            <text:p>0.2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75">
            <text:p>0.75</text:p>
          </table:table-cell>
          <table:table-cell office:value-type="float" office:value="0.163651673730444">
            <text:p>0.16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3]*[.AJ43]" office:value-type="float" office:value="0.619999999999999">
            <text:p>0.62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63396491359021">
            <text:p>0.08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17681759125569">
            <text:p>0.22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75">
            <text:p>0.75</text:p>
          </table:table-cell>
          <table:table-cell office:value-type="float" office:value="0.169035695208683">
            <text:p>0.17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4]*[.AJ4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50197451441874">
            <text:p>0.15</text:p>
          </table:table-cell>
          <table:table-cell office:value-type="float" office:value="0.259464450600185">
            <text:p>0.2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5951953871238">
            <text:p>0.25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66">
            <text:p>0.66</text:p>
          </table:table-cell>
          <table:table-cell office:value-type="float" office:value="0.156765481802511">
            <text:p>0.16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5]*[.AJ4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31262173062165">
            <text:p>0.13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8348732135485">
            <text:p>0.24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0162462999722">
            <text:p>0.15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6]*[.AJ4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52004721107128">
            <text:p>0.15</text:p>
          </table:table-cell>
          <table:table-cell office:value-type="float" office:value="0.259695290858726">
            <text:p>0.26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8439258898144">
            <text:p>0.27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81">
            <text:p>0.81</text:p>
          </table:table-cell>
          <table:table-cell office:value-type="float" office:value="0.195490223062982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7]*[.AJ4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882217240904754">
            <text:p>0.09</text:p>
          </table:table-cell>
          <table:table-cell office:value-type="float" office:value="0.260156971375808">
            <text:p>0.2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33963047539963">
            <text:p>0.23</text:p>
          </table:table-cell>
          <table:table-cell office:value-type="float" office:value="0.249538319482918">
            <text:p>0.249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165566241284962">
            <text:p>0.17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8]*[.AJ4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18455470209674">
            <text:p>0.12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0866220525153191">
            <text:p>0.09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72">
            <text:p>0.72</text:p>
          </table:table-cell>
          <table:table-cell office:value-type="float" office:value="0.181560624473716">
            <text:p>0.18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49]*[.AJ4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73057966518393">
            <text:p>0.17</text:p>
          </table:table-cell>
          <table:table-cell office:value-type="float" office:value="0.260849492151431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21631487731886">
            <text:p>0.12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81">
            <text:p>0.81</text:p>
          </table:table-cell>
          <table:table-cell office:value-type="float" office:value="0.195863433112595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0]*[.AJ5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31908759473121">
            <text:p>0.13</text:p>
          </table:table-cell>
          <table:table-cell office:value-type="float" office:value="0.261080332409972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12636659023636">
            <text:p>0.11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66">
            <text:p>0.66</text:p>
          </table:table-cell>
          <table:table-cell office:value-type="float" office:value="0.177216459496213">
            <text:p>0.18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1]*[.AJ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979102569784448">
            <text:p>0.1</text:p>
          </table:table-cell>
          <table:table-cell office:value-type="float" office:value="0.261080332409972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13619600991806">
            <text:p>0.11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84">
            <text:p>0.84</text:p>
          </table:table-cell>
          <table:table-cell office:value-type="float" office:value="0.204752363469267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2]*[.AJ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577901766449816">
            <text:p>0.06</text:p>
          </table:table-cell>
          <table:table-cell office:value-type="float" office:value="0.261542012927054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25270752228181">
            <text:p>0.13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81">
            <text:p>0.81</text:p>
          </table:table-cell>
          <table:table-cell office:value-type="float" office:value="0.206901120329918">
            <text:p>0.21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3]*[.AJ5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63205687721156">
            <text:p>0.16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46518066865246">
            <text:p>0.15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69">
            <text:p>0.69</text:p>
          </table:table-cell>
          <table:table-cell office:value-type="float" office:value="0.195719280730932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4]*[.AJ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19668402870918">
            <text:p>0.12</text:p>
          </table:table-cell>
          <table:table-cell office:value-type="float" office:value="0.261772853185596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74355804465925">
            <text:p>0.17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0.225267719896528">
            <text:p>0.23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5]*[.AJ5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6446247256323">
            <text:p>0.16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159239864431449">
            <text:p>0.16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204458460555197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6]*[.AJ56]" office:value-type="float" office:value="0.749999999999999">
            <text:p>0.75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32817992456492">
            <text:p>0.13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87295929911153">
            <text:p>0.19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22083211845687">
            <text:p>0.2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7]*[.AJ57]" office:value-type="float" office:value="0.759999999999999">
            <text:p>0.76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08564470869789">
            <text:p>0.11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3396188125856">
            <text:p>0.17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office:value-type="float" office:value="0.203918239008381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8]*[.AJ58]" office:value-type="float" office:value="0.769999999999999">
            <text:p>0.77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04081051892525">
            <text:p>0.2</text:p>
          </table:table-cell>
          <table:table-cell office:value-type="float" office:value="0.262003693444137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86244877108928">
            <text:p>0.19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23931208057605">
            <text:p>0.24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59]*[.AJ5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47078581708509">
            <text:p>0.05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81528435106936">
            <text:p>0.18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office:value-type="float" office:value="0.228738106845372">
            <text:p>0.23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60]*[.AJ6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46404704312675">
            <text:p>0.15</text:p>
          </table:table-cell>
          <table:table-cell office:value-type="float" office:value="0.262234533702678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08425216870027">
            <text:p>0.21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227784555168609">
            <text:p>0.23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61]*[.AJ6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00881941998493">
            <text:p>0.1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1042072435405">
            <text:p>0.25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240709285699291">
            <text:p>0.24</text:p>
          </table:table-cell>
          <table:table-cell office:value-type="float" office:value="0.249769159741459">
            <text:p>0.24977</text:p>
          </table:table-cell>
          <table:table-cell table:number-columns-repeated="4"/>
          <table:table-cell table:formula="of:=[.AI62]*[.AJ6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1081726003177">
            <text:p>0.11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2945093804013">
            <text:p>0.2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72">
            <text:p>0.72</text:p>
          </table:table-cell>
          <table:table-cell office:value-type="float" office:value="0.1095198885968">
            <text:p>0.11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3]*[.AJ6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85412851954571">
            <text:p>0.09</text:p>
          </table:table-cell>
          <table:table-cell office:value-type="float" office:value="0.262465373961219">
            <text:p>0.2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30049473657202">
            <text:p>0.23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78">
            <text:p>0.78</text:p>
          </table:table-cell>
          <table:table-cell office:value-type="float" office:value="0.117615747598043">
            <text:p>0.1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4]*[.AJ6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584722180106505">
            <text:p>0.06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361820145412">
            <text:p>0.11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87">
            <text:p>0.87</text:p>
          </table:table-cell>
          <table:table-cell office:value-type="float" office:value="0.127887887701096">
            <text:p>0.13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5]*[.AJ6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743765642749345">
            <text:p>0.07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4392728935208">
            <text:p>0.26</text:p>
          </table:table-cell>
          <table:table-cell office:value-type="float" office:value="0.249769159741459">
            <text:p>0.249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72">
            <text:p>0.72</text:p>
          </table:table-cell>
          <table:table-cell office:value-type="float" office:value="0.114520903261623">
            <text:p>0.11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6]*[.AJ6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39765297530049">
            <text:p>0.14</text:p>
          </table:table-cell>
          <table:table-cell office:value-type="float" office:value="0.26269621421976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18724647957958">
            <text:p>0.12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81">
            <text:p>0.81</text:p>
          </table:table-cell>
          <table:table-cell office:value-type="float" office:value="0.163062001852055">
            <text:p>0.16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7]*[.AJ67]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30442510490701">
            <text:p>0.13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147388579305969">
            <text:p>0.15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84">
            <text:p>0.84</text:p>
          </table:table-cell>
          <table:table-cell office:value-type="float" office:value="0.171178387406027">
            <text:p>0.17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8]*[.AJ6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52228647136896">
            <text:p>0.15</text:p>
          </table:table-cell>
          <table:table-cell office:value-type="float" office:value="0.263157894736842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23140189357449">
            <text:p>0.12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78">
            <text:p>0.78</text:p>
          </table:table-cell>
          <table:table-cell office:value-type="float" office:value="0.17065169472351">
            <text:p>0.17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69]*[.AJ6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638212510467376">
            <text:p>0.06</text:p>
          </table:table-cell>
          <table:table-cell office:value-type="float" office:value="0.263388734995383">
            <text:p>0.2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33787405560363">
            <text:p>0.13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.151807852805956">
            <text:p>0.15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0]*[.AJ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732084168196439">
            <text:p>0.07</text:p>
          </table:table-cell>
          <table:table-cell office:value-type="float" office:value="0.263619575253924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801114031998097">
            <text:p>0.08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84">
            <text:p>0.84</text:p>
          </table:table-cell>
          <table:table-cell office:value-type="float" office:value="0.183829741575366">
            <text:p>0.18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1]*[.AJ7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3452216284554">
            <text:p>0.13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905752799658513">
            <text:p>0.09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158580215668757">
            <text:p>0.16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2]*[.AJ7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5755155546951">
            <text:p>0.16</text:p>
          </table:table-cell>
          <table:table-cell office:value-type="float" office:value="0.263850415512465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0677212960652">
            <text:p>0.11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69">
            <text:p>0.69</text:p>
          </table:table-cell>
          <table:table-cell office:value-type="float" office:value="0.16633132188667">
            <text:p>0.17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3]*[.AJ73]" office:value-type="float" office:value="0.919999999999999">
            <text:p>0.9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0881312206534441">
            <text:p>0.09</text:p>
          </table:table-cell>
          <table:table-cell office:value-type="float" office:value="0.264081255771006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38186152507622">
            <text:p>0.14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81">
            <text:p>0.81</text:p>
          </table:table-cell>
          <table:table-cell office:value-type="float" office:value="0.184751570397912">
            <text:p>0.18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4]*[.AJ7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79775514155157">
            <text:p>0.05</text:p>
          </table:table-cell>
          <table:table-cell office:value-type="float" office:value="0.264081255771006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18082726672622">
            <text:p>0.12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87">
            <text:p>0.87</text:p>
          </table:table-cell>
          <table:table-cell office:value-type="float" office:value="0.196831913191342">
            <text:p>0.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5]*[.AJ7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70344729457702">
            <text:p>0.17</text:p>
          </table:table-cell>
          <table:table-cell office:value-type="float" office:value="0.264081255771006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38599482637569">
            <text:p>0.14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69">
            <text:p>0.69</text:p>
          </table:table-cell>
          <table:table-cell office:value-type="float" office:value="0.176975739014212">
            <text:p>0.18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6]*[.AJ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68725464354941">
            <text:p>0.06</text:p>
          </table:table-cell>
          <table:table-cell office:value-type="float" office:value="0.264312096029548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185729847240462">
            <text:p>0.19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69">
            <text:p>0.69</text:p>
          </table:table-cell>
          <table:table-cell office:value-type="float" office:value="0.176740616682956">
            <text:p>0.18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7]*[.AJ7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0983944970178184">
            <text:p>0.1</text:p>
          </table:table-cell>
          <table:table-cell office:value-type="float" office:value="0.264542936288089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91092875653409">
            <text:p>0.19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72">
            <text:p>0.72</text:p>
          </table:table-cell>
          <table:table-cell office:value-type="float" office:value="0.17887864375468">
            <text:p>0.18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8]*[.AJ7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0170417038905">
            <text:p>0.04</text:p>
          </table:table-cell>
          <table:table-cell office:value-type="float" office:value="0.264542936288089">
            <text:p>0.2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82173155467644">
            <text:p>0.18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84">
            <text:p>0.84</text:p>
          </table:table-cell>
          <table:table-cell office:value-type="float" office:value="0.199331020986068">
            <text:p>0.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79]*[.AJ7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27970926937135">
            <text:p>0.13</text:p>
          </table:table-cell>
          <table:table-cell office:value-type="float" office:value="0.264542936288089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42863407454404">
            <text:p>0.14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69">
            <text:p>0.69</text:p>
          </table:table-cell>
          <table:table-cell office:value-type="float" office:value="0.190760718709253">
            <text:p>0.19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0]*[.AJ8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0999405196483428">
            <text:p>0.1</text:p>
          </table:table-cell>
          <table:table-cell office:value-type="float" office:value="0.26477377654663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21076571039367">
            <text:p>0.22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78">
            <text:p>0.78</text:p>
          </table:table-cell>
          <table:table-cell office:value-type="float" office:value="0.203041661904351">
            <text:p>0.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1]*[.AJ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80460121339917">
            <text:p>0.18</text:p>
          </table:table-cell>
          <table:table-cell office:value-type="float" office:value="0.26477377654663">
            <text:p>0.2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47903842430717">
            <text:p>0.25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84">
            <text:p>0.84</text:p>
          </table:table-cell>
          <table:table-cell office:value-type="float" office:value="0.211724393708612">
            <text:p>0.21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2]*[.AJ8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0046954489367">
            <text:p>0.1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68138125039362">
            <text:p>0.17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197805991420834">
            <text:p>0.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3]*[.AJ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18207752039243">
            <text:p>0.12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67957584677861">
            <text:p>0.17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0.188955315094247">
            <text:p>0.19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4]*[.AJ8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41262802854124">
            <text:p>0.14</text:p>
          </table:table-cell>
          <table:table-cell office:value-type="float" office:value="0.265004616805171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61120843081502">
            <text:p>0.16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0.209451077993903">
            <text:p>0.21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5]*[.AJ8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30368334993341">
            <text:p>0.13</text:p>
          </table:table-cell>
          <table:table-cell office:value-type="float" office:value="0.265235457063712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92462556535491">
            <text:p>0.19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78">
            <text:p>0.78</text:p>
          </table:table-cell>
          <table:table-cell office:value-type="float" office:value="0.215196180195142">
            <text:p>0.2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6]*[.AJ8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11986340512184">
            <text:p>0.11</text:p>
          </table:table-cell>
          <table:table-cell office:value-type="float" office:value="0.265466297322253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6037115739434">
            <text:p>0.18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229592757858987">
            <text:p>0.23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7]*[.AJ8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0902230629815285">
            <text:p>0.09</text:p>
          </table:table-cell>
          <table:table-cell office:value-type="float" office:value="0.265466297322253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88393167457017">
            <text:p>0.19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221362543239883">
            <text:p>0.2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8]*[.AJ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40755703699211">
            <text:p>0.14</text:p>
          </table:table-cell>
          <table:table-cell office:value-type="float" office:value="0.265466297322253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14774919351641">
            <text:p>0.21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72">
            <text:p>0.72</text:p>
          </table:table-cell>
          <table:table-cell office:value-type="float" office:value="0.22824733563013">
            <text:p>0.23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89]*[.AJ8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10926190715">
            <text:p>0.06</text:p>
          </table:table-cell>
          <table:table-cell office:value-type="float" office:value="0.265697137580794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26348162990159">
            <text:p>0.23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9">
            <text:p>0.69</text:p>
          </table:table-cell>
          <table:table-cell office:value-type="float" office:value="0.217844572009713">
            <text:p>0.2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0]*[.AJ9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05496217749403">
            <text:p>0.09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3017169994845">
            <text:p>0.23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246400738955898">
            <text:p>0.25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1]*[.AJ9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01981978619729">
            <text:p>0.1</text:p>
          </table:table-cell>
          <table:table-cell office:value-type="float" office:value="0.265927977839335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50526109541815">
            <text:p>0.25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25565494864863">
            <text:p>0.26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2]*[.AJ9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462939075791963">
            <text:p>0.05</text:p>
          </table:table-cell>
          <table:table-cell office:value-type="float" office:value="0.26615881809787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76492898512525">
            <text:p>0.18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240817983126241">
            <text:p>0.24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3]*[.AJ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771205911647186">
            <text:p>0.08</text:p>
          </table:table-cell>
          <table:table-cell office:value-type="float" office:value="0.26615881809787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4984780027664">
            <text:p>0.12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3">
            <text:p>0.63</text:p>
          </table:table-cell>
          <table:table-cell office:value-type="float" office:value="0.227667927028105">
            <text:p>0.23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4]*[.AJ9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73958802275648">
            <text:p>0.17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4605995152934">
            <text:p>0.15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6">
            <text:p>0.6</text:p>
          </table:table-cell>
          <table:table-cell office:value-type="float" office:value="0.222091702374316">
            <text:p>0.22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5]*[.AJ9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40861135538227">
            <text:p>0.14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880015301612">
            <text:p>0.23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252693060392384">
            <text:p>0.25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6]*[.AJ9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52573399920226">
            <text:p>0.15</text:p>
          </table:table-cell>
          <table:table-cell office:value-type="float" office:value="0.266620498614958">
            <text:p>0.2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64229682794783">
            <text:p>0.16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265609393696949">
            <text:p>0.27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7]*[.AJ9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18197955275441">
            <text:p>0.12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7917627876925">
            <text:p>0.18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255275207423148">
            <text:p>0.26</text:p>
          </table:table-cell>
          <table:table-cell office:value-type="float" office:value="0.25">
            <text:p>0.25000</text:p>
          </table:table-cell>
          <table:table-cell table:number-columns-repeated="4"/>
          <table:table-cell table:formula="of:=[.AI98]*[.AJ9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11726026502579">
            <text:p>0.11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71075754642383">
            <text:p>0.17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55161611614297">
            <text:p>0.16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formula="of:=[.AI99]*[.AJ9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47049891185945">
            <text:p>0.15</text:p>
          </table:table-cell>
          <table:table-cell office:value-type="float" office:value="0.2668513388735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66980240860436">
            <text:p>0.17</text:p>
          </table:table-cell>
          <table:table-cell office:value-type="float" office:value="0.25">
            <text:p>0.250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81">
            <text:p>0.81</text:p>
          </table:table-cell>
          <table:table-cell office:value-type="float" office:value="0.180461054365041">
            <text:p>0.18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formula="of:=[.AI100]*[.AJ10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0689594204047929">
            <text:p>0.07</text:p>
          </table:table-cell>
          <table:table-cell office:value-type="float" office:value="0.267082179132041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06099885004653">
            <text:p>0.11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6">
            <text:p>0.6</text:p>
          </table:table-cell>
          <table:table-cell office:value-type="float" office:value="0.156107232577505">
            <text:p>0.16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formula="of:=[.AI101]*[.AJ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99958247125699">
            <text:p>0.03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07484960801282">
            <text:p>0.11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6">
            <text:p>0.6</text:p>
          </table:table-cell>
          <table:table-cell office:value-type="float" office:value="0.166792702810505">
            <text:p>0.17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formula="of:=[.AI102]*[.AJ10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893003011338588">
            <text:p>0.09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151374462635843">
            <text:p>0.15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87">
            <text:p>0.87</text:p>
          </table:table-cell>
          <table:table-cell office:value-type="float" office:value="0.207219748409775">
            <text:p>0.21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formula="of:=[.AI103]*[.AJ10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08429182226804">
            <text:p>0.11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44214427834006">
            <text:p>0.14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182846799607196">
            <text:p>0.18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formula="of:=[.AI104]*[.AJ10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08316286186796">
            <text:p>0.11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57160151429978">
            <text:p>0.16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18721895533842">
            <text:p>0.19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55336553825053">
            <text:p>0.06</text:p>
          </table:table-cell>
          <table:table-cell office:value-type="float" office:value="0.267313019390582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79690375612589">
            <text:p>0.18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211244352282296">
            <text:p>0.21</text:p>
          </table:table-cell>
          <table:table-cell office:value-type="float" office:value="0.250230840258541">
            <text:p>0.25023</text:p>
          </table:table-cell>
          <table:table-cell table:number-columns-repeated="4"/>
          <table:table-cell table:style-name="ce1" table:formula="of:=SUM([.AJ82:.AJ185])/SUM([.AJ1:.AJ80])" office:value-type="float" office:value="0.508499999999999">
            <text:p>0.5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11040719548976">
            <text:p>0.11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3522752983931">
            <text:p>0.14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202069916237669">
            <text:p>0.2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94768061616979">
            <text:p>0.1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118368232360577">
            <text:p>0.12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63">
            <text:p>0.63</text:p>
          </table:table-cell>
          <table:table-cell office:value-type="float" office:value="0.205003813740195">
            <text:p>0.21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89639455766445">
            <text:p>0.09</text:p>
          </table:table-cell>
          <table:table-cell office:value-type="float" office:value="0.267543859649123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5616904549197">
            <text:p>0.13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72">
            <text:p>0.72</text:p>
          </table:table-cell>
          <table:table-cell office:value-type="float" office:value="0.220114622136488">
            <text:p>0.22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992024967752319">
            <text:p>0.1</text:p>
          </table:table-cell>
          <table:table-cell office:value-type="float" office:value="0.268005540166205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3737068854922">
            <text:p>0.19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254373905153331">
            <text:p>0.25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643437451161966">
            <text:p>0.06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10657479479279">
            <text:p>0.21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246808937447663">
            <text:p>0.25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25884216247233">
            <text:p>0.07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496481329001">
            <text:p>0.24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240986394161129">
            <text:p>0.24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10475772836373">
            <text:p>0.11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68131593863494">
            <text:p>0.17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office:value-type="float" office:value="0.244198333150616">
            <text:p>0.24</text:p>
          </table:table-cell>
          <table:table-cell office:value-type="float" office:value="0.250230840258541">
            <text:p>0.25023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882945000501501">
            <text:p>0.09</text:p>
          </table:table-cell>
          <table:table-cell office:value-type="float" office:value="0.268236380424746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15328203250193">
            <text:p>0.22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72">
            <text:p>0.72</text:p>
          </table:table-cell>
          <table:table-cell office:value-type="float" office:value="0.106836041827516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807267332691101">
            <text:p>0.08</text:p>
          </table:table-cell>
          <table:table-cell office:value-type="float" office:value="0.268467220683287">
            <text:p>0.2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64317387156443">
            <text:p>0.16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75">
            <text:p>0.75</text:p>
          </table:table-cell>
          <table:table-cell office:value-type="float" office:value="0.113230063002522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10210093932304">
            <text:p>0.21</text:p>
          </table:table-cell>
          <table:table-cell office:value-type="float" office:value="0.268467220683287">
            <text:p>0.2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5364824486311">
            <text:p>0.12</text:p>
          </table:table-cell>
          <table:table-cell office:value-type="float" office:value="0.250230840258541">
            <text:p>0.250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114358556890041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39352433912664">
            <text:p>0.14</text:p>
          </table:table-cell>
          <table:table-cell office:value-type="float" office:value="0.268698060941828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771224572149667">
            <text:p>0.08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63">
            <text:p>0.63</text:p>
          </table:table-cell>
          <table:table-cell office:value-type="float" office:value="0.103625502375715">
            <text:p>0.1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1176801263316">
            <text:p>0.11</text:p>
          </table:table-cell>
          <table:table-cell office:value-type="float" office:value="0.268698060941828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0964817955135487">
            <text:p>0.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69">
            <text:p>0.69</text:p>
          </table:table-cell>
          <table:table-cell office:value-type="float" office:value="0.111805333638122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33291036194377">
            <text:p>0.13</text:p>
          </table:table-cell>
          <table:table-cell office:value-type="float" office:value="0.268698060941828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12650654400496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75">
            <text:p>0.75</text:p>
          </table:table-cell>
          <table:table-cell office:value-type="float" office:value="0.152795459899746">
            <text:p>0.15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60592284348737">
            <text:p>0.16</text:p>
          </table:table-cell>
          <table:table-cell office:value-type="float" office:value="0.268698060941828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08895228276259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4">
            <text:p>0.84</text:p>
          </table:table-cell>
          <table:table-cell office:value-type="float" office:value="0.170770655426824">
            <text:p>0.17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780727433037953">
            <text:p>0.08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43060275755575">
            <text:p>0.14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72">
            <text:p>0.72</text:p>
          </table:table-cell>
          <table:table-cell office:value-type="float" office:value="0.152188993569124">
            <text:p>0.15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22729191790312">
            <text:p>0.12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16859997247576">
            <text:p>0.1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72">
            <text:p>0.72</text:p>
          </table:table-cell>
          <table:table-cell office:value-type="float" office:value="0.159416206179892">
            <text:p>0.16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18643941284729">
            <text:p>0.12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797946411702001">
            <text:p>0.08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75">
            <text:p>0.75</text:p>
          </table:table-cell>
          <table:table-cell office:value-type="float" office:value="0.185034743523056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67537723372046">
            <text:p>0.17</text:p>
          </table:table-cell>
          <table:table-cell office:value-type="float" office:value="0.268928901200369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38822009129651">
            <text:p>0.14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81">
            <text:p>0.81</text:p>
          </table:table-cell>
          <table:table-cell office:value-type="float" office:value="0.193790717799554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70289214462822">
            <text:p>0.17</text:p>
          </table:table-cell>
          <table:table-cell office:value-type="float" office:value="0.26915974145891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160429471464593">
            <text:p>0.16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72">
            <text:p>0.72</text:p>
          </table:table-cell>
          <table:table-cell office:value-type="float" office:value="0.187931786533182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0992533466444918">
            <text:p>0.1</text:p>
          </table:table-cell>
          <table:table-cell office:value-type="float" office:value="0.269621421975993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191890612134458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199242383599284">
            <text:p>0.2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18431678069011">
            <text:p>0.12</text:p>
          </table:table-cell>
          <table:table-cell office:value-type="float" office:value="0.269852262234534">
            <text:p>0.2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12627328772396">
            <text:p>0.1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66">
            <text:p>0.66</text:p>
          </table:table-cell>
          <table:table-cell office:value-type="float" office:value="0.187207292524369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14928168728263">
            <text:p>0.11</text:p>
          </table:table-cell>
          <table:table-cell office:value-type="float" office:value="0.269852262234534">
            <text:p>0.2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173594922477275">
            <text:p>0.17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63">
            <text:p>0.63</text:p>
          </table:table-cell>
          <table:table-cell office:value-type="float" office:value="0.184940974498091">
            <text:p>0.18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60597182730638">
            <text:p>0.05</text:p>
          </table:table-cell>
          <table:table-cell office:value-type="float" office:value="0.270083102493075">
            <text:p>0.27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81958559689116">
            <text:p>0.18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0.199739219477832">
            <text:p>0.2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222503166454">
            <text:p>0.1</text:p>
          </table:table-cell>
          <table:table-cell office:value-type="float" office:value="0.270313942751616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41667269245393">
            <text:p>0.14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63">
            <text:p>0.63</text:p>
          </table:table-cell>
          <table:table-cell office:value-type="float" office:value="0.196257169714937">
            <text:p>0.2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29718949507013">
            <text:p>0.13</text:p>
          </table:table-cell>
          <table:table-cell office:value-type="float" office:value="0.270313942751616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90136524901274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office:value-type="float" office:value="0.217466230321917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0982512776612792">
            <text:p>0.1</text:p>
          </table:table-cell>
          <table:table-cell office:value-type="float" office:value="0.270313942751616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89061679958387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209686666837721">
            <text:p>0.21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701816833172775">
            <text:p>0.07</text:p>
          </table:table-cell>
          <table:table-cell office:value-type="float" office:value="0.270544783010157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14106873362832">
            <text:p>0.2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232888669109637">
            <text:p>0.23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471989419495093">
            <text:p>0.05</text:p>
          </table:table-cell>
          <table:table-cell office:value-type="float" office:value="0.270775623268698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13903473885793">
            <text:p>0.2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239694154364342">
            <text:p>0.24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31002792077684">
            <text:p>0.13</text:p>
          </table:table-cell>
          <table:table-cell office:value-type="float" office:value="0.270775623268698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6243897432548">
            <text:p>0.13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228836074483396">
            <text:p>0.23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99786803759158">
            <text:p>0.2</text:p>
          </table:table-cell>
          <table:table-cell office:value-type="float" office:value="0.270775623268698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46384644272509">
            <text:p>0.15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248893782087317">
            <text:p>0.25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673471529904622">
            <text:p>0.07</text:p>
          </table:table-cell>
          <table:table-cell office:value-type="float" office:value="0.271006463527239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4328746737328">
            <text:p>0.17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249351897423218">
            <text:p>0.25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0400710965144514">
            <text:p>0.04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10259544263878">
            <text:p>0.21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237550995654435">
            <text:p>0.24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95324611103466">
            <text:p>0.08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16085353138347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2691460254296">
            <text:p>0.27</text:p>
          </table:table-cell>
          <table:table-cell office:value-type="float" office:value="0.250461680517082">
            <text:p>0.25046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964575368603238">
            <text:p>0.1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24206870330501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81">
            <text:p>0.81</text:p>
          </table:table-cell>
          <table:table-cell office:value-type="float" office:value="0.173071495382692">
            <text:p>0.17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5311315495448">
            <text:p>0.15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118495123777446">
            <text:p>0.1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84">
            <text:p>0.84</text:p>
          </table:table-cell>
          <table:table-cell office:value-type="float" office:value="0.189383573626179">
            <text:p>0.19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1406931910159">
            <text:p>0.11</text:p>
          </table:table-cell>
          <table:table-cell office:value-type="float" office:value="0.27123730378578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6125286613655">
            <text:p>0.18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81">
            <text:p>0.81</text:p>
          </table:table-cell>
          <table:table-cell office:value-type="float" office:value="0.196078028891123">
            <text:p>0.2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0770305542403">
            <text:p>0.12</text:p>
          </table:table-cell>
          <table:table-cell office:value-type="float" office:value="0.271468144044321">
            <text:p>0.2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17339338905048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178915964759641">
            <text:p>0.18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880831698595564">
            <text:p>0.09</text:p>
          </table:table-cell>
          <table:table-cell office:value-type="float" office:value="0.271468144044321">
            <text:p>0.2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548348195646">
            <text:p>0.13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office:value-type="float" office:value="0.194932740551371">
            <text:p>0.19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02167650619412">
            <text:p>0.1</text:p>
          </table:table-cell>
          <table:table-cell office:value-type="float" office:value="0.271468144044321">
            <text:p>0.2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4534035590243">
            <text:p>0.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224626265123754">
            <text:p>0.22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08108221584137">
            <text:p>0.11</text:p>
          </table:table-cell>
          <table:table-cell office:value-type="float" office:value="0.271929824561403">
            <text:p>0.2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87013689811132">
            <text:p>0.19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63">
            <text:p>0.63</text:p>
          </table:table-cell>
          <table:table-cell office:value-type="float" office:value="0.19555226923373">
            <text:p>0.2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770048960493384">
            <text:p>0.08</text:p>
          </table:table-cell>
          <table:table-cell office:value-type="float" office:value="0.272391505078486">
            <text:p>0.2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21774007319582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209459008707457">
            <text:p>0.21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10105361862132">
            <text:p>0.11</text:p>
          </table:table-cell>
          <table:table-cell office:value-type="float" office:value="0.272391505078486">
            <text:p>0.2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17818913818802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228736707307686">
            <text:p>0.23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07104986319519">
            <text:p>0.21</text:p>
          </table:table-cell>
          <table:table-cell office:value-type="float" office:value="0.272853185595568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36478716530639">
            <text:p>0.14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office:value-type="float" office:value="0.213690744157513">
            <text:p>0.21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649128904418574">
            <text:p>0.06</text:p>
          </table:table-cell>
          <table:table-cell office:value-type="float" office:value="0.273084025854109">
            <text:p>0.2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20492963824283">
            <text:p>0.22</text:p>
          </table:table-cell>
          <table:table-cell office:value-type="float" office:value="0.250461680517082">
            <text:p>0.250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249396216116609">
            <text:p>0.25</text:p>
          </table:table-cell>
          <table:table-cell office:value-type="float" office:value="0.250692520775623">
            <text:p>0.2506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79807936778218">
            <text:p>0.18</text:p>
          </table:table-cell>
          <table:table-cell office:value-type="float" office:value="0.273084025854109">
            <text:p>0.27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02217567463548">
            <text:p>0.1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66">
            <text:p>0.66</text:p>
          </table:table-cell>
          <table:table-cell office:value-type="float" office:value="0.0997123950055165">
            <text:p>0.1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22120859409442">
            <text:p>0.12</text:p>
          </table:table-cell>
          <table:table-cell office:value-type="float" office:value="0.273084025854109">
            <text:p>0.27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12752820651578">
            <text:p>0.11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81">
            <text:p>0.81</text:p>
          </table:table-cell>
          <table:table-cell office:value-type="float" office:value="0.120140047071118">
            <text:p>0.12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60720108790729">
            <text:p>0.16</text:p>
          </table:table-cell>
          <table:table-cell office:value-type="float" office:value="0.273084025854109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40355902433563">
            <text:p>0.14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69">
            <text:p>0.69</text:p>
          </table:table-cell>
          <table:table-cell office:value-type="float" office:value="0.106696088058911">
            <text:p>0.11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01466715494981">
            <text:p>0.2</text:p>
          </table:table-cell>
          <table:table-cell office:value-type="float" office:value="0.27331486611265">
            <text:p>0.2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29933078772979">
            <text:p>0.13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87">
            <text:p>0.87</text:p>
          </table:table-cell>
          <table:table-cell office:value-type="float" office:value="0.127797384264065">
            <text:p>0.13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68274579963752">
            <text:p>0.07</text:p>
          </table:table-cell>
          <table:table-cell office:value-type="float" office:value="0.273545706371191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07101020962742">
            <text:p>0.09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6">
            <text:p>0.6</text:p>
          </table:table-cell>
          <table:table-cell office:value-type="float" office:value="0.135345091004938">
            <text:p>0.14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2903830767903">
            <text:p>0.13</text:p>
          </table:table-cell>
          <table:table-cell office:value-type="float" office:value="0.274238227146814">
            <text:p>0.2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30221850048867">
            <text:p>0.13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84">
            <text:p>0.84</text:p>
          </table:table-cell>
          <table:table-cell office:value-type="float" office:value="0.182127903749128">
            <text:p>0.18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30326815375321">
            <text:p>0.13</text:p>
          </table:table-cell>
          <table:table-cell office:value-type="float" office:value="0.274699907663897">
            <text:p>0.2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12185308119884">
            <text:p>0.21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69">
            <text:p>0.69</text:p>
          </table:table-cell>
          <table:table-cell office:value-type="float" office:value="0.160758829333377">
            <text:p>0.16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2328387522655">
            <text:p>0.12</text:p>
          </table:table-cell>
          <table:table-cell office:value-type="float" office:value="0.274930747922438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19128414580384">
            <text:p>0.22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6">
            <text:p>0.66</text:p>
          </table:table-cell>
          <table:table-cell office:value-type="float" office:value="0.159241730481698">
            <text:p>0.16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678062013514869">
            <text:p>0.07</text:p>
          </table:table-cell>
          <table:table-cell office:value-type="float" office:value="0.274930747922438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78156948821239">
            <text:p>0.18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78">
            <text:p>0.78</text:p>
          </table:table-cell>
          <table:table-cell office:value-type="float" office:value="0.17692442263239">
            <text:p>0.18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71761061595986">
            <text:p>0.08</text:p>
          </table:table-cell>
          <table:table-cell office:value-type="float" office:value="0.274930747922438">
            <text:p>0.2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4142468271314">
            <text:p>0.19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66">
            <text:p>0.66</text:p>
          </table:table-cell>
          <table:table-cell office:value-type="float" office:value="0.170201510101163">
            <text:p>0.17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769815704212375">
            <text:p>0.08</text:p>
          </table:table-cell>
          <table:table-cell office:value-type="float" office:value="0.27539242843952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29151903487881">
            <text:p>0.23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75">
            <text:p>0.75</text:p>
          </table:table-cell>
          <table:table-cell office:value-type="float" office:value="0.184836942196761">
            <text:p>0.18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846897574834446">
            <text:p>0.08</text:p>
          </table:table-cell>
          <table:table-cell office:value-type="float" office:value="0.275623268698061">
            <text:p>0.2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6218472497918">
            <text:p>0.23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0.191119466869444">
            <text:p>0.19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9041573266964">
            <text:p>0.13</text:p>
          </table:table-cell>
          <table:table-cell office:value-type="float" office:value="0.275854108956602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47892412872948">
            <text:p>0.15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 office:value-type="float" office:value="0.184316780690112">
            <text:p>0.18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663898692132032">
            <text:p>0.07</text:p>
          </table:table-cell>
          <table:table-cell office:value-type="float" office:value="0.276084949215143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91305138869127">
            <text:p>0.19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87">
            <text:p>0.87</text:p>
          </table:table-cell>
          <table:table-cell office:value-type="float" office:value="0.207646607404021">
            <text:p>0.21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8292494046133">
            <text:p>0.11</text:p>
          </table:table-cell>
          <table:table-cell office:value-type="float" office:value="0.276777469990766">
            <text:p>0.2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13436961323776">
            <text:p>0.13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198266905832107">
            <text:p>0.2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28472894453865">
            <text:p>0.13</text:p>
          </table:table-cell>
          <table:table-cell office:value-type="float" office:value="0.276777469990766">
            <text:p>0.28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8046758554091">
            <text:p>0.18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183498051143772">
            <text:p>0.18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2628098518123">
            <text:p>0.1</text:p>
          </table:table-cell>
          <table:table-cell office:value-type="float" office:value="0.27746999076639">
            <text:p>0.2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03227800416596">
            <text:p>0.2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72">
            <text:p>0.72</text:p>
          </table:table-cell>
          <table:table-cell office:value-type="float" office:value="0.194985922983441">
            <text:p>0.19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384728244769811">
            <text:p>0.04</text:p>
          </table:table-cell>
          <table:table-cell office:value-type="float" office:value="0.277700831024931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88227555497501">
            <text:p>0.19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office:value-type="float" office:value="0.225718837543998">
            <text:p>0.23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374777531821988">
            <text:p>0.04</text:p>
          </table:table-cell>
          <table:table-cell office:value-type="float" office:value="0.277700831024931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68354586868138">
            <text:p>0.17</text:p>
          </table:table-cell>
          <table:table-cell office:value-type="float" office:value="0.250692520775623">
            <text:p>0.250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84">
            <text:p>0.84</text:p>
          </table:table-cell>
          <table:table-cell office:value-type="float" office:value="0.227374957139158">
            <text:p>0.23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19007821083102">
            <text:p>0.12</text:p>
          </table:table-cell>
          <table:table-cell office:value-type="float" office:value="0.277700831024931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0853540713717569">
            <text:p>0.09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231303459423904">
            <text:p>0.23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55771810045415">
            <text:p>0.16</text:p>
          </table:table-cell>
          <table:table-cell office:value-type="float" office:value="0.277931671283472">
            <text:p>0.2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20847746627697">
            <text:p>0.12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228761898986035">
            <text:p>0.23</text:p>
          </table:table-cell>
          <table:table-cell office:value-type="float" office:value="0.250923361034164">
            <text:p>0.2509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63066200465113">
            <text:p>0.16</text:p>
          </table:table-cell>
          <table:table-cell office:value-type="float" office:value="0.278393351800554">
            <text:p>0.2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146857688010394">
            <text:p>0.15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float" office:value="0.104454961710981">
            <text:p>0.1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098136515571023">
            <text:p>0.1</text:p>
          </table:table-cell>
          <table:table-cell office:value-type="float" office:value="0.278393351800554">
            <text:p>0.2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1378964482066">
            <text:p>0.14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87">
            <text:p>0.87</text:p>
          </table:table-cell>
          <table:table-cell office:value-type="float" office:value="0.123087939950503">
            <text:p>0.12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1">
            <text:p>0.1</text:p>
          </table:table-cell>
          <table:table-cell office:value-type="float" office:value="0.036715471655863">
            <text:p>0.04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18522414762324">
            <text:p>0.22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69">
            <text:p>0.69</text:p>
          </table:table-cell>
          <table:table-cell office:value-type="float" office:value="0.151778462514549">
            <text:p>0.15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66234520530052">
            <text:p>0.09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1006197619386">
            <text:p>0.11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6">
            <text:p>0.6</text:p>
          </table:table-cell>
          <table:table-cell office:value-type="float" office:value="0.145223027993086">
            <text:p>0.15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874020615190116">
            <text:p>0.09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5386167436024">
            <text:p>0.17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78">
            <text:p>0.78</text:p>
          </table:table-cell>
          <table:table-cell office:value-type="float" office:value="0.189384040138741">
            <text:p>0.19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28655300865614">
            <text:p>0.13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379039124076">
            <text:p>0.17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78">
            <text:p>0.78</text:p>
          </table:table-cell>
          <table:table-cell office:value-type="float" office:value="0.193851830945178">
            <text:p>0.19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06357866451449">
            <text:p>0.11</text:p>
          </table:table-cell>
          <table:table-cell office:value-type="float" office:value="0.278624192059095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21510894234604">
            <text:p>0.22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87">
            <text:p>0.87</text:p>
          </table:table-cell>
          <table:table-cell office:value-type="float" office:value="0.213354388600299">
            <text:p>0.21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596333677775108">
            <text:p>0.06</text:p>
          </table:table-cell>
          <table:table-cell office:value-type="float" office:value="0.278855032317636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321399164476">
            <text:p>0.24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office:value-type="float" office:value="0.214651293522706">
            <text:p>0.21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68613268083776">
            <text:p>0.03</text:p>
          </table:table-cell>
          <table:table-cell office:value-type="float" office:value="0.279085872576177">
            <text:p>0.2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09001359884118">
            <text:p>0.21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0.215493348697147">
            <text:p>0.22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66886005322908">
            <text:p>0.17</text:p>
          </table:table-cell>
          <table:table-cell office:value-type="float" office:value="0.279085872576177">
            <text:p>0.2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35833762913651">
            <text:p>0.24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72">
            <text:p>0.72</text:p>
          </table:table-cell>
          <table:table-cell office:value-type="float" office:value="0.212307067898571">
            <text:p>0.21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0991171249763828">
            <text:p>0.1</text:p>
          </table:table-cell>
          <table:table-cell office:value-type="float" office:value="0.279547553093259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68342457541525">
            <text:p>0.17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69">
            <text:p>0.69</text:p>
          </table:table-cell>
          <table:table-cell office:value-type="float" office:value="0.21316731706293">
            <text:p>0.21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667476843482703">
            <text:p>0.07</text:p>
          </table:table-cell>
          <table:table-cell office:value-type="float" office:value="0.279547553093259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404893250263">
            <text:p>0.14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232012092005607">
            <text:p>0.23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0574300289471">
            <text:p>0.11</text:p>
          </table:table-cell>
          <table:table-cell office:value-type="float" office:value="0.280009233610342">
            <text:p>0.2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60297215153261">
            <text:p>0.26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242447511505366">
            <text:p>0.24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09044978808667">
            <text:p>0.11</text:p>
          </table:table-cell>
          <table:table-cell office:value-type="float" office:value="0.280240073868883">
            <text:p>0.2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93676888734421">
            <text:p>0.19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234662816382988">
            <text:p>0.23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20302859955261">
            <text:p>0.12</text:p>
          </table:table-cell>
          <table:table-cell office:value-type="float" office:value="0.280701754385965">
            <text:p>0.28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10097197892296">
            <text:p>0.21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69">
            <text:p>0.69</text:p>
          </table:table-cell>
          <table:table-cell office:value-type="float" office:value="0.217192387448013">
            <text:p>0.22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764376167739257">
            <text:p>0.08</text:p>
          </table:table-cell>
          <table:table-cell office:value-type="float" office:value="0.280701754385965">
            <text:p>0.2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48692248660526">
            <text:p>0.25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241259770522471">
            <text:p>0.24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13166150781525">
            <text:p>0.11</text:p>
          </table:table-cell>
          <table:table-cell office:value-type="float" office:value="0.280932594644506">
            <text:p>0.2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4126443564809">
            <text:p>0.18</text:p>
          </table:table-cell>
          <table:table-cell office:value-type="float" office:value="0.250923361034164">
            <text:p>0.250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253359240330944">
            <text:p>0.25</text:p>
          </table:table-cell>
          <table:table-cell office:value-type="float" office:value="0.251154201292705">
            <text:p>0.2511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07353404258793">
            <text:p>0.11</text:p>
          </table:table-cell>
          <table:table-cell office:value-type="float" office:value="0.280932594644506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20720388698267">
            <text:p>0.12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84">
            <text:p>0.84</text:p>
          </table:table-cell>
          <table:table-cell office:value-type="float" office:value="0.12168560318908">
            <text:p>0.12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49543867342488">
            <text:p>0.15</text:p>
          </table:table-cell>
          <table:table-cell office:value-type="float" office:value="0.280932594644506">
            <text:p>0.2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1761947969854">
            <text:p>0.12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63">
            <text:p>0.63</text:p>
          </table:table-cell>
          <table:table-cell office:value-type="float" office:value="0.0988390834894206">
            <text:p>0.1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76850480391311">
            <text:p>0.05</text:p>
          </table:table-cell>
          <table:table-cell office:value-type="float" office:value="0.281163434903047">
            <text:p>0.2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24017699486603">
            <text:p>0.12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78">
            <text:p>0.78</text:p>
          </table:table-cell>
          <table:table-cell office:value-type="float" office:value="0.161448334900038">
            <text:p>0.16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42051675596495">
            <text:p>0.14</text:p>
          </table:table-cell>
          <table:table-cell office:value-type="float" office:value="0.28185595567867">
            <text:p>0.2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830322383505982">
            <text:p>0.08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6">
            <text:p>0.6</text:p>
          </table:table-cell>
          <table:table-cell office:value-type="float" office:value="0.156967481741865">
            <text:p>0.16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26405777291568">
            <text:p>0.13</text:p>
          </table:table-cell>
          <table:table-cell office:value-type="float" office:value="0.28185595567867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110695500253083">
            <text:p>0.11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0.202903574185994">
            <text:p>0.2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0778544154247713">
            <text:p>0.08</text:p>
          </table:table-cell>
          <table:table-cell office:value-type="float" office:value="0.282548476454294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59122769778383">
            <text:p>0.16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72">
            <text:p>0.72</text:p>
          </table:table-cell>
          <table:table-cell office:value-type="float" office:value="0.189040686893096">
            <text:p>0.19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84977129221647">
            <text:p>0.05</text:p>
          </table:table-cell>
          <table:table-cell office:value-type="float" office:value="0.282779316712835">
            <text:p>0.2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64503992181249">
            <text:p>0.16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63">
            <text:p>0.63</text:p>
          </table:table-cell>
          <table:table-cell office:value-type="float" office:value="0.206387023486575">
            <text:p>0.21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078338188951583">
            <text:p>0.08</text:p>
          </table:table-cell>
          <table:table-cell office:value-type="float" office:value="0.283010156971376">
            <text:p>0.2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3656175576668">
            <text:p>0.15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 office:value-type="float" office:value="0.225691313302839">
            <text:p>0.23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0866868977614395">
            <text:p>0.09</text:p>
          </table:table-cell>
          <table:table-cell office:value-type="float" office:value="0.283010156971376">
            <text:p>0.2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96432111925694">
            <text:p>0.2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234511199800333">
            <text:p>0.23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865754012591174">
            <text:p>0.09</text:p>
          </table:table-cell>
          <table:table-cell office:value-type="float" office:value="0.283010156971376">
            <text:p>0.2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31396761936307">
            <text:p>0.23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office:value-type="float" office:value="0.233807232344249">
            <text:p>0.23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31829452337578">
            <text:p>0.13</text:p>
          </table:table-cell>
          <table:table-cell office:value-type="float" office:value="0.283702677746999">
            <text:p>0.2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25960957563685">
            <text:p>0.23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0.244634988908664">
            <text:p>0.24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36567820429985">
            <text:p>0.14</text:p>
          </table:table-cell>
          <table:table-cell office:value-type="float" office:value="0.28393351800554">
            <text:p>0.2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121573640174196">
            <text:p>0.12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239934874846342">
            <text:p>0.24</text:p>
          </table:table-cell>
          <table:table-cell office:value-type="float" office:value="0.251385041551246">
            <text:p>0.25139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00554916692519">
            <text:p>0.1</text:p>
          </table:table-cell>
          <table:table-cell office:value-type="float" office:value="0.284856879039704">
            <text:p>0.2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34344654815693">
            <text:p>0.23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7">
            <text:p>0.87</text:p>
          </table:table-cell>
          <table:table-cell office:value-type="float" office:value="0.12168327062627">
            <text:p>0.12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861340803754493">
            <text:p>0.09</text:p>
          </table:table-cell>
          <table:table-cell office:value-type="float" office:value="0.284856879039704">
            <text:p>0.2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7446333561147">
            <text:p>0.27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81">
            <text:p>0.81</text:p>
          </table:table-cell>
          <table:table-cell office:value-type="float" office:value="0.120015488217059">
            <text:p>0.12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577215992983651">
            <text:p>0.06</text:p>
          </table:table-cell>
          <table:table-cell office:value-type="float" office:value="0.285087719298246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1377602265385">
            <text:p>0.14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69">
            <text:p>0.69</text:p>
          </table:table-cell>
          <table:table-cell office:value-type="float" office:value="0.107195723012831">
            <text:p>0.11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759230534180209">
            <text:p>0.08</text:p>
          </table:table-cell>
          <table:table-cell office:value-type="float" office:value="0.285318559556787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81843331086298">
            <text:p>0.18</text:p>
          </table:table-cell>
          <table:table-cell office:value-type="float" office:value="0.251154201292705">
            <text:p>0.2511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78">
            <text:p>0.78</text:p>
          </table:table-cell>
          <table:table-cell office:value-type="float" office:value="0.165645081907943">
            <text:p>0.17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409514057189775">
            <text:p>0.04</text:p>
          </table:table-cell>
          <table:table-cell office:value-type="float" office:value="0.285549399815328">
            <text:p>0.2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21899265942484">
            <text:p>0.12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72">
            <text:p>0.72</text:p>
          </table:table-cell>
          <table:table-cell office:value-type="float" office:value="0.164923386974503">
            <text:p>0.16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78026325303875">
            <text:p>0.08</text:p>
          </table:table-cell>
          <table:table-cell office:value-type="float" office:value="0.285549399815328">
            <text:p>0.2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181654393498681">
            <text:p>0.18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72">
            <text:p>0.72</text:p>
          </table:table-cell>
          <table:table-cell office:value-type="float" office:value="0.172242036047426">
            <text:p>0.17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0308551408518">
            <text:p>0.04</text:p>
          </table:table-cell>
          <table:table-cell office:value-type="float" office:value="0.286703601108033">
            <text:p>0.2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155441985664069">
            <text:p>0.16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78">
            <text:p>0.78</text:p>
          </table:table-cell>
          <table:table-cell office:value-type="float" office:value="0.190531661041303">
            <text:p>0.19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963651673730445">
            <text:p>0.1</text:p>
          </table:table-cell>
          <table:table-cell office:value-type="float" office:value="0.286703601108033">
            <text:p>0.2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23738724974517">
            <text:p>0.12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75">
            <text:p>0.75</text:p>
          </table:table-cell>
          <table:table-cell office:value-type="float" office:value="0.183843270439665">
            <text:p>0.18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783265261375326">
            <text:p>0.08</text:p>
          </table:table-cell>
          <table:table-cell office:value-type="float" office:value="0.286703601108033">
            <text:p>0.2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2561247267986">
            <text:p>0.12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84">
            <text:p>0.84</text:p>
          </table:table-cell>
          <table:table-cell office:value-type="float" office:value="0.196853839281757">
            <text:p>0.2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620988866677707">
            <text:p>0.06</text:p>
          </table:table-cell>
          <table:table-cell office:value-type="float" office:value="0.286934441366574">
            <text:p>0.2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1437301877946">
            <text:p>0.17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72">
            <text:p>0.72</text:p>
          </table:table-cell>
          <table:table-cell office:value-type="float" office:value="0.181959026201678">
            <text:p>0.18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25504941534313">
            <text:p>0.13</text:p>
          </table:table-cell>
          <table:table-cell office:value-type="float" office:value="0.286934441366574">
            <text:p>0.2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25574218649773">
            <text:p>0.23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0.211774777065309">
            <text:p>0.21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29962002551824">
            <text:p>0.13</text:p>
          </table:table-cell>
          <table:table-cell office:value-type="float" office:value="0.286934441366574">
            <text:p>0.2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329493157427">
            <text:p>0.23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200077441085295">
            <text:p>0.2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0887134283308414">
            <text:p>0.09</text:p>
          </table:table-cell>
          <table:table-cell office:value-type="float" office:value="0.287165281625115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3915859794315">
            <text:p>0.14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229417349135669">
            <text:p>0.23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474592559591148">
            <text:p>0.05</text:p>
          </table:table-cell>
          <table:table-cell office:value-type="float" office:value="0.287396121883656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3368710535953">
            <text:p>0.13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256146652888996">
            <text:p>0.26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67616330738746">
            <text:p>0.07</text:p>
          </table:table-cell>
          <table:table-cell office:value-type="float" office:value="0.287626962142198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77306962933244">
            <text:p>0.18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238978057581645">
            <text:p>0.24</text:p>
          </table:table-cell>
          <table:table-cell office:value-type="float" office:value="0.251615881809788">
            <text:p>0.25162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3736858924269">
            <text:p>0.12</text:p>
          </table:table-cell>
          <table:table-cell office:value-type="float" office:value="0.287857802400739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87821689568546">
            <text:p>0.19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75">
            <text:p>0.75</text:p>
          </table:table-cell>
          <table:table-cell office:value-type="float" office:value="0.163662403519371">
            <text:p>0.16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879880012969049">
            <text:p>0.09</text:p>
          </table:table-cell>
          <table:table-cell office:value-type="float" office:value="0.288781163434903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07614884549804">
            <text:p>0.21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84">
            <text:p>0.84</text:p>
          </table:table-cell>
          <table:table-cell office:value-type="float" office:value="0.176284367397303">
            <text:p>0.18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88901199637053">
            <text:p>0.19</text:p>
          </table:table-cell>
          <table:table-cell office:value-type="float" office:value="0.289012003693444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56671946033827">
            <text:p>0.26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6">
            <text:p>0.6</text:p>
          </table:table-cell>
          <table:table-cell office:value-type="float" office:value="0.152788462211316">
            <text:p>0.15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34161548635101">
            <text:p>0.13</text:p>
          </table:table-cell>
          <table:table-cell office:value-type="float" office:value="0.289242843951985">
            <text:p>0.2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73116513844927">
            <text:p>0.27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78">
            <text:p>0.78</text:p>
          </table:table-cell>
          <table:table-cell office:value-type="float" office:value="0.178066445384208">
            <text:p>0.18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79772481823504">
            <text:p>0.06</text:p>
          </table:table-cell>
          <table:table-cell office:value-type="float" office:value="0.289473684210526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60658062619981">
            <text:p>0.16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63">
            <text:p>0.63</text:p>
          </table:table-cell>
          <table:table-cell office:value-type="float" office:value="0.163566768444157">
            <text:p>0.16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27566460545866">
            <text:p>0.13</text:p>
          </table:table-cell>
          <table:table-cell office:value-type="float" office:value="0.289473684210526">
            <text:p>0.2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1125181648329">
            <text:p>0.14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66">
            <text:p>0.66</text:p>
          </table:table-cell>
          <table:table-cell office:value-type="float" office:value="0.170095611749585">
            <text:p>0.17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039119410888">
            <text:p>0.13</text:p>
          </table:table-cell>
          <table:table-cell office:value-type="float" office:value="0.289704524469067">
            <text:p>0.29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6000331223919">
            <text:p>0.27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87">
            <text:p>0.87</text:p>
          </table:table-cell>
          <table:table-cell office:value-type="float" office:value="0.210184902253955">
            <text:p>0.21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9774021314959">
            <text:p>0.2</text:p>
          </table:table-cell>
          <table:table-cell office:value-type="float" office:value="0.289704524469067">
            <text:p>0.2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35750723677612">
            <text:p>0.24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75">
            <text:p>0.75</text:p>
          </table:table-cell>
          <table:table-cell office:value-type="float" office:value="0.193348930403323">
            <text:p>0.19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484902487211724">
            <text:p>0.05</text:p>
          </table:table-cell>
          <table:table-cell office:value-type="float" office:value="0.289935364727608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31093762027277">
            <text:p>0.13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 office:value-type="float" office:value="0.206650603084115">
            <text:p>0.21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47710472973761">
            <text:p>0.15</text:p>
          </table:table-cell>
          <table:table-cell office:value-type="float" office:value="0.289935364727608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66014093344499">
            <text:p>0.17</text:p>
          </table:table-cell>
          <table:table-cell office:value-type="float" office:value="0.251385041551246">
            <text:p>0.251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196318749373124">
            <text:p>0.2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40043339017011">
            <text:p>0.14</text:p>
          </table:table-cell>
          <table:table-cell office:value-type="float" office:value="0.290397045244691">
            <text:p>0.2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0862786992696746">
            <text:p>0.09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72">
            <text:p>0.72</text:p>
          </table:table-cell>
          <table:table-cell office:value-type="float" office:value="0.2004347897078">
            <text:p>0.2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0886238579189341">
            <text:p>0.09</text:p>
          </table:table-cell>
          <table:table-cell office:value-type="float" office:value="0.291089566020314">
            <text:p>0.2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150189520728319">
            <text:p>0.15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214091478448286">
            <text:p>0.21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885011651151236">
            <text:p>0.09</text:p>
          </table:table-cell>
          <table:table-cell office:value-type="float" office:value="0.291551246537396">
            <text:p>0.2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3480416968928">
            <text:p>0.1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63">
            <text:p>0.63</text:p>
          </table:table-cell>
          <table:table-cell office:value-type="float" office:value="0.197294693652863">
            <text:p>0.2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88889536823003">
            <text:p>0.19</text:p>
          </table:table-cell>
          <table:table-cell office:value-type="float" office:value="0.291782086795937">
            <text:p>0.2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38874258536597">
            <text:p>0.14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26141031412623">
            <text:p>0.23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650882991651758">
            <text:p>0.07</text:p>
          </table:table-cell>
          <table:table-cell office:value-type="float" office:value="0.292012927054478">
            <text:p>0.2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177499166108795">
            <text:p>0.18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75">
            <text:p>0.75</text:p>
          </table:table-cell>
          <table:table-cell office:value-type="float" office:value="0.232842017853436">
            <text:p>0.23</text:p>
          </table:table-cell>
          <table:table-cell office:value-type="float" office:value="0.251846722068329">
            <text:p>0.25185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4438213910005">
            <text:p>0.06</text:p>
          </table:table-cell>
          <table:table-cell office:value-type="float" office:value="0.292012927054478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7517033539921">
            <text:p>0.16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69">
            <text:p>0.69</text:p>
          </table:table-cell>
          <table:table-cell office:value-type="float" office:value="0.109430784697455">
            <text:p>0.11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20134682176654">
            <text:p>0.22</text:p>
          </table:table-cell>
          <table:table-cell office:value-type="float" office:value="0.292012927054478">
            <text:p>0.2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482245698171">
            <text:p>0.15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8">
            <text:p>0.78</text:p>
          </table:table-cell>
          <table:table-cell office:value-type="float" office:value="0.168919067068179">
            <text:p>0.17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760597415986919">
            <text:p>0.08</text:p>
          </table:table-cell>
          <table:table-cell office:value-type="float" office:value="0.293167128347184">
            <text:p>0.2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6104736735298">
            <text:p>0.15</text:p>
          </table:table-cell>
          <table:table-cell office:value-type="float" office:value="0.251615881809788">
            <text:p>0.251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78">
            <text:p>0.78</text:p>
          </table:table-cell>
          <table:table-cell office:value-type="float" office:value="0.172467828127442">
            <text:p>0.17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865903296611019">
            <text:p>0.09</text:p>
          </table:table-cell>
          <table:table-cell office:value-type="float" office:value="0.293167128347184">
            <text:p>0.2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11135421599065">
            <text:p>0.11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78">
            <text:p>0.78</text:p>
          </table:table-cell>
          <table:table-cell office:value-type="float" office:value="0.173046770216905">
            <text:p>0.17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590091739695321">
            <text:p>0.06</text:p>
          </table:table-cell>
          <table:table-cell office:value-type="float" office:value="0.293397968605725">
            <text:p>0.2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79654220889033">
            <text:p>0.08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175300492404009">
            <text:p>0.18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8031970105875">
            <text:p>0.04</text:p>
          </table:table-cell>
          <table:table-cell office:value-type="float" office:value="0.293628808864266">
            <text:p>0.2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156222927692885">
            <text:p>0.16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0.190730395392722">
            <text:p>0.19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967948254426621">
            <text:p>0.1</text:p>
          </table:table-cell>
          <table:table-cell office:value-type="float" office:value="0.293859649122807">
            <text:p>0.2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199306762332843">
            <text:p>0.2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81">
            <text:p>0.81</text:p>
          </table:table-cell>
          <table:table-cell office:value-type="float" office:value="0.211356781809742">
            <text:p>0.21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28507416383455">
            <text:p>0.13</text:p>
          </table:table-cell>
          <table:table-cell office:value-type="float" office:value="0.294321329639889">
            <text:p>0.2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47166052813887">
            <text:p>0.15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0.205078922262679">
            <text:p>0.21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957852922584573">
            <text:p>0.1</text:p>
          </table:table-cell>
          <table:table-cell office:value-type="float" office:value="0.29455216989843">
            <text:p>0.2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0086911290304">
            <text:p>0.18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2135951090823">
            <text:p>0.21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1675456540856">
            <text:p>0.12</text:p>
          </table:table-cell>
          <table:table-cell office:value-type="float" office:value="0.29455216989843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7125139662198">
            <text:p>0.13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66">
            <text:p>0.66</text:p>
          </table:table-cell>
          <table:table-cell office:value-type="float" office:value="0.198413857289142">
            <text:p>0.2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277901533193535">
            <text:p>0.03</text:p>
          </table:table-cell>
          <table:table-cell office:value-type="float" office:value="0.294783010156971">
            <text:p>0.2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75544011961382">
            <text:p>0.18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69">
            <text:p>0.69</text:p>
          </table:table-cell>
          <table:table-cell office:value-type="float" office:value="0.224748957927565">
            <text:p>0.22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985568433894003">
            <text:p>0.1</text:p>
          </table:table-cell>
          <table:table-cell office:value-type="float" office:value="0.295244690674054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0717916181688">
            <text:p>0.21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289256448953">
            <text:p>0.24</text:p>
          </table:table-cell>
          <table:table-cell office:value-type="float" office:value="0.25207756232687">
            <text:p>0.25208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0911850118844075">
            <text:p>0.09</text:p>
          </table:table-cell>
          <table:table-cell office:value-type="float" office:value="0.295475530932595">
            <text:p>0.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9055405364428">
            <text:p>0.19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69">
            <text:p>0.69</text:p>
          </table:table-cell>
          <table:table-cell office:value-type="float" office:value="0.107243773806719">
            <text:p>0.11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1075404757962">
            <text:p>0.12</text:p>
          </table:table-cell>
          <table:table-cell office:value-type="float" office:value="0.295475530932595">
            <text:p>0.3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78581008740113">
            <text:p>0.18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84">
            <text:p>0.84</text:p>
          </table:table-cell>
          <table:table-cell office:value-type="float" office:value="0.175635448423537">
            <text:p>0.18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16484921147714">
            <text:p>0.12</text:p>
          </table:table-cell>
          <table:table-cell office:value-type="float" office:value="0.296168051708218">
            <text:p>0.3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88779906370929">
            <text:p>0.19</text:p>
          </table:table-cell>
          <table:table-cell office:value-type="float" office:value="0.251846722068329">
            <text:p>0.251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69">
            <text:p>0.69</text:p>
          </table:table-cell>
          <table:table-cell office:value-type="float" office:value="0.188626890250587">
            <text:p>0.19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90301203835666">
            <text:p>0.19</text:p>
          </table:table-cell>
          <table:table-cell office:value-type="float" office:value="0.2966297322253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02621100829693">
            <text:p>0.1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87">
            <text:p>0.87</text:p>
          </table:table-cell>
          <table:table-cell office:value-type="float" office:value="0.200273842873904">
            <text:p>0.2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76704228703118">
            <text:p>0.04</text:p>
          </table:table-cell>
          <table:table-cell office:value-type="float" office:value="0.296860572483841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0998896697790829">
            <text:p>0.1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227631539048268">
            <text:p>0.23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17190754654046">
            <text:p>0.12</text:p>
          </table:table-cell>
          <table:table-cell office:value-type="float" office:value="0.296860572483841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29432044281372">
            <text:p>0.13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0.226891650124909">
            <text:p>0.23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16327706414315">
            <text:p>0.12</text:p>
          </table:table-cell>
          <table:table-cell office:value-type="float" office:value="0.297091412742382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633685006053">
            <text:p>0.16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225207073263465">
            <text:p>0.23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55717228075659">
            <text:p>0.16</text:p>
          </table:table-cell>
          <table:table-cell office:value-type="float" office:value="0.297091412742382">
            <text:p>0.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160274122781441">
            <text:p>0.16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217020710825191">
            <text:p>0.22</text:p>
          </table:table-cell>
          <table:table-cell office:value-type="float" office:value="0.252308402585411">
            <text:p>0.252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09240447572152">
            <text:p>0.11</text:p>
          </table:table-cell>
          <table:table-cell office:value-type="float" office:value="0.297553093259464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60679755454115">
            <text:p>0.26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 office:value-type="float" office:value="0.146665484834843">
            <text:p>0.15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57696174363735">
            <text:p>0.16</text:p>
          </table:table-cell>
          <table:table-cell office:value-type="float" office:value="0.298014773776547">
            <text:p>0.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141421883637772">
            <text:p>0.14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84">
            <text:p>0.84</text:p>
          </table:table-cell>
          <table:table-cell office:value-type="float" office:value="0.173803453592497">
            <text:p>0.17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551011982375155">
            <text:p>0.06</text:p>
          </table:table-cell>
          <table:table-cell office:value-type="float" office:value="0.298245614035088">
            <text:p>0.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25594278689939">
            <text:p>0.23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0.182084984593423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08422184538374">
            <text:p>0.11</text:p>
          </table:table-cell>
          <table:table-cell office:value-type="float" office:value="0.298245614035088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48704144730857">
            <text:p>0.15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63">
            <text:p>0.63</text:p>
          </table:table-cell>
          <table:table-cell office:value-type="float" office:value="0.178958417402785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46919734181142">
            <text:p>0.15</text:p>
          </table:table-cell>
          <table:table-cell office:value-type="float" office:value="0.298245614035088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10301063881898">
            <text:p>0.21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192905276956845">
            <text:p>0.19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772866696367966">
            <text:p>0.08</text:p>
          </table:table-cell>
          <table:table-cell office:value-type="float" office:value="0.29870729455217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56130324949325">
            <text:p>0.26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225000408198492">
            <text:p>0.23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60728506016846">
            <text:p>0.16</text:p>
          </table:table-cell>
          <table:table-cell office:value-type="float" office:value="0.298938134810711">
            <text:p>0.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90857286809591">
            <text:p>0.19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3">
            <text:p>0.63</text:p>
          </table:table-cell>
          <table:table-cell office:value-type="float" office:value="0.19638032903131">
            <text:p>0.2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77207595757535">
            <text:p>0.18</text:p>
          </table:table-cell>
          <table:table-cell office:value-type="float" office:value="0.298938134810711">
            <text:p>0.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33413962254469">
            <text:p>0.23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78">
            <text:p>0.78</text:p>
          </table:table-cell>
          <table:table-cell office:value-type="float" office:value="0.221694700184039">
            <text:p>0.22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59645263847842">
            <text:p>0.16</text:p>
          </table:table-cell>
          <table:table-cell office:value-type="float" office:value="0.299168975069252">
            <text:p>0.3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8630039210381">
            <text:p>0.24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69">
            <text:p>0.69</text:p>
          </table:table-cell>
          <table:table-cell office:value-type="float" office:value="0.211616629306786">
            <text:p>0.21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26876954979205">
            <text:p>0.13</text:p>
          </table:table-cell>
          <table:table-cell office:value-type="float" office:value="0.299630655586334">
            <text:p>0.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8995388523324">
            <text:p>0.13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63">
            <text:p>0.63</text:p>
          </table:table-cell>
          <table:table-cell office:value-type="float" office:value="0.215507344074008">
            <text:p>0.22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2">
            <text:p>0.2</text:p>
          </table:table-cell>
          <table:table-cell office:value-type="float" office:value="0.0696549906347603">
            <text:p>0.07</text:p>
          </table:table-cell>
          <table:table-cell office:value-type="float" office:value="0.299861495844875">
            <text:p>0.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12298670672455">
            <text:p>0.21</text:p>
          </table:table-cell>
          <table:table-cell office:value-type="float" office:value="0.25207756232687">
            <text:p>0.252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24611663280563">
            <text:p>0.25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24004170622304">
            <text:p>0.12</text:p>
          </table:table-cell>
          <table:table-cell office:value-type="float" office:value="0.299861495844875">
            <text:p>0.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53250776160275">
            <text:p>0.15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25781303576052">
            <text:p>0.26</text:p>
          </table:table-cell>
          <table:table-cell office:value-type="float" office:value="0.252539242843952">
            <text:p>0.25254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26779920366306">
            <text:p>0.13</text:p>
          </table:table-cell>
          <table:table-cell office:value-type="float" office:value="0.301015697137581">
            <text:p>0.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08678766447484">
            <text:p>0.11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87">
            <text:p>0.87</text:p>
          </table:table-cell>
          <table:table-cell office:value-type="float" office:value="0.125945795905419">
            <text:p>0.13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43001028660199">
            <text:p>0.14</text:p>
          </table:table-cell>
          <table:table-cell office:value-type="float" office:value="0.301015697137581">
            <text:p>0.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0755176540016281">
            <text:p>0.08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87">
            <text:p>0.87</text:p>
          </table:table-cell>
          <table:table-cell office:value-type="float" office:value="0.12909615523672">
            <text:p>0.13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548166255746852">
            <text:p>0.05</text:p>
          </table:table-cell>
          <table:table-cell office:value-type="float" office:value="0.301477377654663">
            <text:p>0.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18731179133826">
            <text:p>0.09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87">
            <text:p>0.87</text:p>
          </table:table-cell>
          <table:table-cell office:value-type="float" office:value="0.173357467583208">
            <text:p>0.17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08750609382034">
            <text:p>0.11</text:p>
          </table:table-cell>
          <table:table-cell office:value-type="float" office:value="0.301939058171745">
            <text:p>0.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579557886045">
            <text:p>0.13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66">
            <text:p>0.66</text:p>
          </table:table-cell>
          <table:table-cell office:value-type="float" office:value="0.156530825983817">
            <text:p>0.16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95618980530098">
            <text:p>0.2</text:p>
          </table:table-cell>
          <table:table-cell office:value-type="float" office:value="0.301939058171745">
            <text:p>0.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178833858548726">
            <text:p>0.18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75">
            <text:p>0.75</text:p>
          </table:table-cell>
          <table:table-cell office:value-type="float" office:value="0.168233293602013">
            <text:p>0.17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71629038540935">
            <text:p>0.17</text:p>
          </table:table-cell>
          <table:table-cell office:value-type="float" office:value="0.302631578947368">
            <text:p>0.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54526688017392">
            <text:p>0.15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63">
            <text:p>0.63</text:p>
          </table:table-cell>
          <table:table-cell office:value-type="float" office:value="0.16896805088719">
            <text:p>0.17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3">
            <text:p>0.3</text:p>
          </table:table-cell>
          <table:table-cell office:value-type="float" office:value="0.0974194857632029">
            <text:p>0.1</text:p>
          </table:table-cell>
          <table:table-cell office:value-type="float" office:value="0.302862419205909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19735114167287">
            <text:p>0.12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81">
            <text:p>0.81</text:p>
          </table:table-cell>
          <table:table-cell office:value-type="float" office:value="0.201550221243583">
            <text:p>0.2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17499119457539">
            <text:p>0.12</text:p>
          </table:table-cell>
          <table:table-cell office:value-type="float" office:value="0.302862419205909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713782880388512">
            <text:p>0.07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81">
            <text:p>0.81</text:p>
          </table:table-cell>
          <table:table-cell office:value-type="float" office:value="0.205436270885184">
            <text:p>0.21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50727642968606">
            <text:p>0.05</text:p>
          </table:table-cell>
          <table:table-cell office:value-type="float" office:value="0.303324099722992">
            <text:p>0.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63891461187321">
            <text:p>0.16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81">
            <text:p>0.81</text:p>
          </table:table-cell>
          <table:table-cell office:value-type="float" office:value="0.209587299662012">
            <text:p>0.21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78253983434139">
            <text:p>0.18</text:p>
          </table:table-cell>
          <table:table-cell office:value-type="float" office:value="0.303554939981533">
            <text:p>0.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4140298987901">
            <text:p>0.2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63">
            <text:p>0.63</text:p>
          </table:table-cell>
          <table:table-cell office:value-type="float" office:value="0.192262422646386">
            <text:p>0.19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1446282244765">
            <text:p>0.12</text:p>
          </table:table-cell>
          <table:table-cell office:value-type="float" office:value="0.304016620498615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1916853466072">
            <text:p>0.14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66">
            <text:p>0.66</text:p>
          </table:table-cell>
          <table:table-cell office:value-type="float" office:value="0.213158453324252">
            <text:p>0.21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68174513019199">
            <text:p>0.17</text:p>
          </table:table-cell>
          <table:table-cell office:value-type="float" office:value="0.304016620498615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69780715770224">
            <text:p>0.17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215115473521913">
            <text:p>0.22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75157039791189">
            <text:p>0.08</text:p>
          </table:table-cell>
          <table:table-cell office:value-type="float" office:value="0.304478301015697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0534576744815">
            <text:p>0.14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231892198277169">
            <text:p>0.23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39207815018439">
            <text:p>0.14</text:p>
          </table:table-cell>
          <table:table-cell office:value-type="float" office:value="0.304478301015697">
            <text:p>0.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4292218803722">
            <text:p>0.19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63">
            <text:p>0.63</text:p>
          </table:table-cell>
          <table:table-cell office:value-type="float" office:value="0.203967222827393">
            <text:p>0.2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27268359018737">
            <text:p>0.13</text:p>
          </table:table-cell>
          <table:table-cell office:value-type="float" office:value="0.304709141274238">
            <text:p>0.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8307002586812">
            <text:p>0.17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66">
            <text:p>0.66</text:p>
          </table:table-cell>
          <table:table-cell office:value-type="float" office:value="0.223809868140224">
            <text:p>0.22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46025896112318">
            <text:p>0.15</text:p>
          </table:table-cell>
          <table:table-cell office:value-type="float" office:value="0.304709141274238">
            <text:p>0.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54678304600047">
            <text:p>0.15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222608131780468">
            <text:p>0.22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6489749552731">
            <text:p>0.13</text:p>
          </table:table-cell>
          <table:table-cell office:value-type="float" office:value="0.304939981532779">
            <text:p>0.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7904099012626">
            <text:p>0.18</text:p>
          </table:table-cell>
          <table:table-cell office:value-type="float" office:value="0.252308402585411">
            <text:p>0.252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24265184400753">
            <text:p>0.24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55914562889392">
            <text:p>0.16</text:p>
          </table:table-cell>
          <table:table-cell office:value-type="float" office:value="0.306325023084026">
            <text:p>0.3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06391921868476">
            <text:p>0.09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 office:value-type="float" office:value="0.228496453338247">
            <text:p>0.23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38010743784303">
            <text:p>0.14</text:p>
          </table:table-cell>
          <table:table-cell office:value-type="float" office:value="0.306325023084026">
            <text:p>0.3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64971904280953">
            <text:p>0.16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258481548261891">
            <text:p>0.26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74750007580829">
            <text:p>0.17</text:p>
          </table:table-cell>
          <table:table-cell office:value-type="float" office:value="0.306555863342567">
            <text:p>0.3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83493852530714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6">
            <text:p>0.66</text:p>
          </table:table-cell>
          <table:table-cell office:value-type="float" office:value="0.227256462948406">
            <text:p>0.23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50151733210796">
            <text:p>0.15</text:p>
          </table:table-cell>
          <table:table-cell office:value-type="float" office:value="0.30724838411819">
            <text:p>0.3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07307219515153">
            <text:p>0.11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259637566390569">
            <text:p>0.26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08380198407793">
            <text:p>0.11</text:p>
          </table:table-cell>
          <table:table-cell office:value-type="float" office:value="0.307940904893814">
            <text:p>0.3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67465880437495">
            <text:p>0.17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63">
            <text:p>0.63</text:p>
          </table:table-cell>
          <table:table-cell office:value-type="float" office:value="0.235946192441097">
            <text:p>0.24</text:p>
          </table:table-cell>
          <table:table-cell office:value-type="float" office:value="0.252770083102493">
            <text:p>0.25277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37567090337825">
            <text:p>0.14</text:p>
          </table:table-cell>
          <table:table-cell office:value-type="float" office:value="0.308171745152355">
            <text:p>0.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02503539664064">
            <text:p>0.1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75">
            <text:p>0.75</text:p>
          </table:table-cell>
          <table:table-cell office:value-type="float" office:value="0.156505167792906">
            <text:p>0.16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03615705611913">
            <text:p>0.1</text:p>
          </table:table-cell>
          <table:table-cell office:value-type="float" office:value="0.310480147737765">
            <text:p>0.31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11697895795089">
            <text:p>0.12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75">
            <text:p>0.75</text:p>
          </table:table-cell>
          <table:table-cell office:value-type="float" office:value="0.174652039942806">
            <text:p>0.17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36194610380371">
            <text:p>0.14</text:p>
          </table:table-cell>
          <table:table-cell office:value-type="float" office:value="0.310941828254848">
            <text:p>0.31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89759582751165">
            <text:p>0.19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78">
            <text:p>0.78</text:p>
          </table:table-cell>
          <table:table-cell office:value-type="float" office:value="0.180906573861768">
            <text:p>0.18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57799740152503">
            <text:p>0.16</text:p>
          </table:table-cell>
          <table:table-cell office:value-type="float" office:value="0.310941828254848">
            <text:p>0.31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50813014767455">
            <text:p>0.25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81">
            <text:p>0.81</text:p>
          </table:table-cell>
          <table:table-cell office:value-type="float" office:value="0.201640724680614">
            <text:p>0.2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36169418702022">
            <text:p>0.14</text:p>
          </table:table-cell>
          <table:table-cell office:value-type="float" office:value="0.31140350877193">
            <text:p>0.3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2241989396169">
            <text:p>0.11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84">
            <text:p>0.84</text:p>
          </table:table-cell>
          <table:table-cell office:value-type="float" office:value="0.202014867755351">
            <text:p>0.2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78743821624257">
            <text:p>0.18</text:p>
          </table:table-cell>
          <table:table-cell office:value-type="float" office:value="0.312326869806094">
            <text:p>0.3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7412348121004">
            <text:p>0.17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87">
            <text:p>0.87</text:p>
          </table:table-cell>
          <table:table-cell office:value-type="float" office:value="0.233630424083244">
            <text:p>0.23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28174792926737">
            <text:p>0.13</text:p>
          </table:table-cell>
          <table:table-cell office:value-type="float" office:value="0.312788550323176">
            <text:p>0.3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75016386253741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22483339670129">
            <text:p>0.22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36431132249314">
            <text:p>0.14</text:p>
          </table:table-cell>
          <table:table-cell office:value-type="float" office:value="0.313711911357341">
            <text:p>0.3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6830653607425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63">
            <text:p>0.63</text:p>
          </table:table-cell>
          <table:table-cell office:value-type="float" office:value="0.214849561361564">
            <text:p>0.21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38060194115877">
            <text:p>0.14</text:p>
          </table:table-cell>
          <table:table-cell office:value-type="float" office:value="0.313711911357341">
            <text:p>0.3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5448027001747">
            <text:p>0.13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221156344687472">
            <text:p>0.22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36656457816768">
            <text:p>0.14</text:p>
          </table:table-cell>
          <table:table-cell office:value-type="float" office:value="0.313711911357341">
            <text:p>0.3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686890763751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72">
            <text:p>0.72</text:p>
          </table:table-cell>
          <table:table-cell office:value-type="float" office:value="0.224813803173685">
            <text:p>0.22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68267815531603">
            <text:p>0.17</text:p>
          </table:table-cell>
          <table:table-cell office:value-type="float" office:value="0.314173591874423">
            <text:p>0.3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4491419667703">
            <text:p>0.19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63">
            <text:p>0.63</text:p>
          </table:table-cell>
          <table:table-cell office:value-type="float" office:value="0.227410878606434">
            <text:p>0.23</text:p>
          </table:table-cell>
          <table:table-cell office:value-type="float" office:value="0.253000923361034">
            <text:p>0.25300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19311520760975">
            <text:p>0.12</text:p>
          </table:table-cell>
          <table:table-cell office:value-type="float" office:value="0.315096952908587">
            <text:p>0.3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1660924674549">
            <text:p>0.18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81">
            <text:p>0.81</text:p>
          </table:table-cell>
          <table:table-cell office:value-type="float" office:value="0.11739741971902">
            <text:p>0.12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26877421491767">
            <text:p>0.13</text:p>
          </table:table-cell>
          <table:table-cell office:value-type="float" office:value="0.31578947368421">
            <text:p>0.3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55059212106934">
            <text:p>0.26</text:p>
          </table:table-cell>
          <table:table-cell office:value-type="float" office:value="0.252539242843952">
            <text:p>0.252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84">
            <text:p>0.84</text:p>
          </table:table-cell>
          <table:table-cell office:value-type="float" office:value="0.18013449557163">
            <text:p>0.18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096984229542841">
            <text:p>0.1</text:p>
          </table:table-cell>
          <table:table-cell office:value-type="float" office:value="0.316020313942752">
            <text:p>0.3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0975916288985872">
            <text:p>0.1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78">
            <text:p>0.78</text:p>
          </table:table-cell>
          <table:table-cell office:value-type="float" office:value="0.179194006246603">
            <text:p>0.18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7238175655975">
            <text:p>0.11</text:p>
          </table:table-cell>
          <table:table-cell office:value-type="float" office:value="0.317174515235457">
            <text:p>0.32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002775749744">
            <text:p>0.2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84">
            <text:p>0.84</text:p>
          </table:table-cell>
          <table:table-cell office:value-type="float" office:value="0.18849113509504">
            <text:p>0.19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884818048438">
            <text:p>0.19</text:p>
          </table:table-cell>
          <table:table-cell office:value-type="float" office:value="0.31786703601108">
            <text:p>0.3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0997758407139508">
            <text:p>0.1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84">
            <text:p>0.84</text:p>
          </table:table-cell>
          <table:table-cell office:value-type="float" office:value="0.193972191186178">
            <text:p>0.19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658025298976238">
            <text:p>0.07</text:p>
          </table:table-cell>
          <table:table-cell office:value-type="float" office:value="0.318097876269621">
            <text:p>0.3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07315150228708">
            <text:p>0.11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84">
            <text:p>0.84</text:p>
          </table:table-cell>
          <table:table-cell office:value-type="float" office:value="0.207497323384175">
            <text:p>0.21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78150884157933">
            <text:p>0.1</text:p>
          </table:table-cell>
          <table:table-cell office:value-type="float" office:value="0.318097876269621">
            <text:p>0.3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16308159537966">
            <text:p>0.16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81">
            <text:p>0.81</text:p>
          </table:table-cell>
          <table:table-cell office:value-type="float" office:value="0.204937102443826">
            <text:p>0.2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74964836615638">
            <text:p>0.07</text:p>
          </table:table-cell>
          <table:table-cell office:value-type="float" office:value="0.320406278855032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29507152803857">
            <text:p>0.13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office:value-type="float" office:value="0.183739238138335">
            <text:p>0.18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39056198435783">
            <text:p>0.14</text:p>
          </table:table-cell>
          <table:table-cell office:value-type="float" office:value="0.321098799630656">
            <text:p>0.3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06450935707571">
            <text:p>0.21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84">
            <text:p>0.84</text:p>
          </table:table-cell>
          <table:table-cell office:value-type="float" office:value="0.219308954941884">
            <text:p>0.22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543860344799435">
            <text:p>0.05</text:p>
          </table:table-cell>
          <table:table-cell office:value-type="float" office:value="0.322483841181902">
            <text:p>0.32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69648459458892">
            <text:p>0.27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6">
            <text:p>0.6</text:p>
          </table:table-cell>
          <table:table-cell office:value-type="float" office:value="0.20926773855703">
            <text:p>0.21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666371208710723">
            <text:p>0.07</text:p>
          </table:table-cell>
          <table:table-cell office:value-type="float" office:value="0.322714681440443">
            <text:p>0.32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67015695815149">
            <text:p>0.17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238438769059954">
            <text:p>0.24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7861972928276">
            <text:p>0.18</text:p>
          </table:table-cell>
          <table:table-cell office:value-type="float" office:value="0.323407202216066">
            <text:p>0.3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4833000165612">
            <text:p>0.15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249924308336813">
            <text:p>0.25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63766669076981">
            <text:p>0.09</text:p>
          </table:table-cell>
          <table:table-cell office:value-type="float" office:value="0.323638042474608">
            <text:p>0.3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34353518554371">
            <text:p>0.23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257279345389573">
            <text:p>0.26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5990697739513">
            <text:p>0.07</text:p>
          </table:table-cell>
          <table:table-cell office:value-type="float" office:value="0.325946445060018">
            <text:p>0.3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42946213434162">
            <text:p>0.24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258110204262525">
            <text:p>0.26</text:p>
          </table:table-cell>
          <table:table-cell office:value-type="float" office:value="0.253231763619575">
            <text:p>0.25323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67329192256824">
            <text:p>0.17</text:p>
          </table:table-cell>
          <table:table-cell office:value-type="float" office:value="0.325946445060018">
            <text:p>0.3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2308490761885">
            <text:p>0.24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06172194451766">
            <text:p>0.11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98322887339549">
            <text:p>0.2</text:p>
          </table:table-cell>
          <table:table-cell office:value-type="float" office:value="0.326408125577101">
            <text:p>0.3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28871529438109">
            <text:p>0.23</text:p>
          </table:table-cell>
          <table:table-cell office:value-type="float" office:value="0.252770083102493">
            <text:p>0.252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63">
            <text:p>0.63</text:p>
          </table:table-cell>
          <table:table-cell office:value-type="float" office:value="0.105259229367899">
            <text:p>0.11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46658487146413">
            <text:p>0.15</text:p>
          </table:table-cell>
          <table:table-cell office:value-type="float" office:value="0.326869806094183">
            <text:p>0.3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44628224476515">
            <text:p>0.14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66">
            <text:p>0.66</text:p>
          </table:table-cell>
          <table:table-cell office:value-type="float" office:value="0.105767261547935">
            <text:p>0.11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07908787463874">
            <text:p>0.21</text:p>
          </table:table-cell>
          <table:table-cell office:value-type="float" office:value="0.326869806094183">
            <text:p>0.3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146175646644725">
            <text:p>0.15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78">
            <text:p>0.78</text:p>
          </table:table-cell>
          <table:table-cell office:value-type="float" office:value="0.120691464919422">
            <text:p>0.12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18677996701756">
            <text:p>0.12</text:p>
          </table:table-cell>
          <table:table-cell office:value-type="float" office:value="0.329870729455217">
            <text:p>0.3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7378339355233">
            <text:p>0.17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81">
            <text:p>0.81</text:p>
          </table:table-cell>
          <table:table-cell office:value-type="float" office:value="0.124062951205119">
            <text:p>0.12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47356856451752">
            <text:p>0.15</text:p>
          </table:table-cell>
          <table:table-cell office:value-type="float" office:value="0.33056325023084">
            <text:p>0.33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38083519743978">
            <text:p>0.14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6">
            <text:p>0.6</text:p>
          </table:table-cell>
          <table:table-cell office:value-type="float" office:value="0.137442531483767">
            <text:p>0.14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54369240027711">
            <text:p>0.05</text:p>
          </table:table-cell>
          <table:table-cell office:value-type="float" office:value="0.330794090489381">
            <text:p>0.3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25071084851637">
            <text:p>0.09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75">
            <text:p>0.75</text:p>
          </table:table-cell>
          <table:table-cell office:value-type="float" office:value="0.16259828836541">
            <text:p>0.16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646945625628334">
            <text:p>0.06</text:p>
          </table:table-cell>
          <table:table-cell office:value-type="float" office:value="0.331024930747922">
            <text:p>0.3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08452507854905">
            <text:p>0.11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78">
            <text:p>0.78</text:p>
          </table:table-cell>
          <table:table-cell office:value-type="float" office:value="0.16600989473144">
            <text:p>0.17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19983765362842">
            <text:p>0.12</text:p>
          </table:table-cell>
          <table:table-cell office:value-type="float" office:value="0.335410895660203">
            <text:p>0.3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14714739231141">
            <text:p>0.21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81">
            <text:p>0.81</text:p>
          </table:table-cell>
          <table:table-cell office:value-type="float" office:value="0.183840004851731">
            <text:p>0.18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48930403323435">
            <text:p>0.15</text:p>
          </table:table-cell>
          <table:table-cell office:value-type="float" office:value="0.337257617728532">
            <text:p>0.3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5091168217432">
            <text:p>0.16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0.198119954375071">
            <text:p>0.2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5062221112959">
            <text:p>0.13</text:p>
          </table:table-cell>
          <table:table-cell office:value-type="float" office:value="0.338180978762696">
            <text:p>0.3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62892191279481">
            <text:p>0.16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9">
            <text:p>0.69</text:p>
          </table:table-cell>
          <table:table-cell office:value-type="float" office:value="0.194425641396459">
            <text:p>0.19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638039900819429">
            <text:p>0.06</text:p>
          </table:table-cell>
          <table:table-cell office:value-type="float" office:value="0.340258541089566">
            <text:p>0.3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1174818584927">
            <text:p>0.18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207009817756868">
            <text:p>0.21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0954923223695106">
            <text:p>0.1</text:p>
          </table:table-cell>
          <table:table-cell office:value-type="float" office:value="0.3432594644506">
            <text:p>0.3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5639040570265">
            <text:p>0.2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66">
            <text:p>0.66</text:p>
          </table:table-cell>
          <table:table-cell office:value-type="float" office:value="0.202896576497564">
            <text:p>0.2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824225064320419">
            <text:p>0.08</text:p>
          </table:table-cell>
          <table:table-cell office:value-type="float" office:value="0.344644506001847">
            <text:p>0.3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27915178685974">
            <text:p>0.23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249875791030363">
            <text:p>0.25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67115529503421">
            <text:p>0.17</text:p>
          </table:table-cell>
          <table:table-cell office:value-type="float" office:value="0.346029547553093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2216331205259">
            <text:p>0.11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0.230048540632078">
            <text:p>0.23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845320762374829">
            <text:p>0.08</text:p>
          </table:table-cell>
          <table:table-cell office:value-type="float" office:value="0.348337950138504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62471396948541">
            <text:p>0.16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246630729648973">
            <text:p>0.25</text:p>
          </table:table-cell>
          <table:table-cell office:value-type="float" office:value="0.253462603878116">
            <text:p>0.253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62847872586089">
            <text:p>0.16</text:p>
          </table:table-cell>
          <table:table-cell office:value-type="float" office:value="0.349261311172668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88942719255073">
            <text:p>0.19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4">
            <text:p>0.84</text:p>
          </table:table-cell>
          <table:table-cell office:value-type="float" office:value="0.118872998952679">
            <text:p>0.12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03251359300978">
            <text:p>0.1</text:p>
          </table:table-cell>
          <table:table-cell office:value-type="float" office:value="0.349722991689751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79282643633386">
            <text:p>0.18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66">
            <text:p>0.66</text:p>
          </table:table-cell>
          <table:table-cell office:value-type="float" office:value="0.102866019924752">
            <text:p>0.1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45209032616226">
            <text:p>0.15</text:p>
          </table:table-cell>
          <table:table-cell office:value-type="float" office:value="0.351569713758079">
            <text:p>0.3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88472941105122">
            <text:p>0.19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75">
            <text:p>0.75</text:p>
          </table:table-cell>
          <table:table-cell office:value-type="float" office:value="0.114347360588552">
            <text:p>0.11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42495795555535">
            <text:p>0.14</text:p>
          </table:table-cell>
          <table:table-cell office:value-type="float" office:value="0.353416435826408">
            <text:p>0.3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6196802989412">
            <text:p>0.16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81">
            <text:p>0.81</text:p>
          </table:table-cell>
          <table:table-cell office:value-type="float" office:value="0.12246514568021">
            <text:p>0.12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14627734638324">
            <text:p>0.11</text:p>
          </table:table-cell>
          <table:table-cell office:value-type="float" office:value="0.357109879963066">
            <text:p>0.3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38126205643402">
            <text:p>0.24</text:p>
          </table:table-cell>
          <table:table-cell office:value-type="float" office:value="0.253000923361034">
            <text:p>0.253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63">
            <text:p>0.63</text:p>
          </table:table-cell>
          <table:table-cell office:value-type="float" office:value="0.139274526314807">
            <text:p>0.14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094626941566969">
            <text:p>0.09</text:p>
          </table:table-cell>
          <table:table-cell office:value-type="float" office:value="0.358494921514312">
            <text:p>0.3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06836041827516">
            <text:p>0.11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2">
            <text:p>0.72</text:p>
          </table:table-cell>
          <table:table-cell office:value-type="float" office:value="0.160078654017956">
            <text:p>0.16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72520077534388">
            <text:p>0.17</text:p>
          </table:table-cell>
          <table:table-cell office:value-type="float" office:value="0.358725761772853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3370110073639">
            <text:p>0.13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75">
            <text:p>0.75</text:p>
          </table:table-cell>
          <table:table-cell office:value-type="float" office:value="0.166197432781371">
            <text:p>0.17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40557669116635">
            <text:p>0.08</text:p>
          </table:table-cell>
          <table:table-cell office:value-type="float" office:value="0.359418282548476">
            <text:p>0.36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34458250624544">
            <text:p>0.13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office:value-type="float" office:value="0.159983018942743">
            <text:p>0.16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0950454033350983">
            <text:p>0.1</text:p>
          </table:table-cell>
          <table:table-cell office:value-type="float" office:value="0.360572483841182">
            <text:p>0.3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06090088240851">
            <text:p>0.11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63">
            <text:p>0.63</text:p>
          </table:table-cell>
          <table:table-cell office:value-type="float" office:value="0.151733677308596">
            <text:p>0.15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640755003930368">
            <text:p>0.06</text:p>
          </table:table-cell>
          <table:table-cell office:value-type="float" office:value="0.362650046168052">
            <text:p>0.3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0870400477708863">
            <text:p>0.09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87">
            <text:p>0.87</text:p>
          </table:table-cell>
          <table:table-cell office:value-type="float" office:value="0.183699584570564">
            <text:p>0.18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03057756587741">
            <text:p>0.1</text:p>
          </table:table-cell>
          <table:table-cell office:value-type="float" office:value="0.365881809787627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14795212648089">
            <text:p>0.11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69">
            <text:p>0.69</text:p>
          </table:table-cell>
          <table:table-cell office:value-type="float" office:value="0.167599769542794">
            <text:p>0.17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5789514197144">
            <text:p>0.13</text:p>
          </table:table-cell>
          <table:table-cell office:value-type="float" office:value="0.365881809787627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30788196299156">
            <text:p>0.13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8">
            <text:p>0.78</text:p>
          </table:table-cell>
          <table:table-cell office:value-type="float" office:value="0.196409719322717">
            <text:p>0.2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2344948718607">
            <text:p>0.13</text:p>
          </table:table-cell>
          <table:table-cell office:value-type="float" office:value="0.366343490304709">
            <text:p>0.3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02995477160711">
            <text:p>0.2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193568657820033">
            <text:p>0.19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74765402495376">
            <text:p>0.17</text:p>
          </table:table-cell>
          <table:table-cell office:value-type="float" office:value="0.367497691597415">
            <text:p>0.3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30073265797865">
            <text:p>0.23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224601073445405">
            <text:p>0.22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01830362037074">
            <text:p>0.1</text:p>
          </table:table-cell>
          <table:table-cell office:value-type="float" office:value="0.367728531855956">
            <text:p>0.3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47335863386461">
            <text:p>0.15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78">
            <text:p>0.78</text:p>
          </table:table-cell>
          <table:table-cell office:value-type="float" office:value="0.229174296090858">
            <text:p>0.23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387121454213">
            <text:p>0.12</text:p>
          </table:table-cell>
          <table:table-cell office:value-type="float" office:value="0.368190212373038">
            <text:p>0.3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1540144572243">
            <text:p>0.22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69">
            <text:p>0.69</text:p>
          </table:table-cell>
          <table:table-cell office:value-type="float" office:value="0.221854713992811">
            <text:p>0.22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13848425403475">
            <text:p>0.21</text:p>
          </table:table-cell>
          <table:table-cell office:value-type="float" office:value="0.369113573407202">
            <text:p>0.3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04337633801634">
            <text:p>0.2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246807537909977">
            <text:p>0.25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61791221633121">
            <text:p>0.16</text:p>
          </table:table-cell>
          <table:table-cell office:value-type="float" office:value="0.37072945521699">
            <text:p>0.3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3656058948527">
            <text:p>0.2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243828388688936">
            <text:p>0.24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04270922505266">
            <text:p>0.2</text:p>
          </table:table-cell>
          <table:table-cell office:value-type="float" office:value="0.372576177285319">
            <text:p>0.3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7365743516059">
            <text:p>0.18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26405310779006">
            <text:p>0.26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23019829116449">
            <text:p>0.12</text:p>
          </table:table-cell>
          <table:table-cell office:value-type="float" office:value="0.375346260387812">
            <text:p>0.3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38485420316156">
            <text:p>0.24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260906947071817">
            <text:p>0.26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75021284635642">
            <text:p>0.08</text:p>
          </table:table-cell>
          <table:table-cell office:value-type="float" office:value="0.376038781163435">
            <text:p>0.3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108890096638077">
            <text:p>0.11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6">
            <text:p>0.6</text:p>
          </table:table-cell>
          <table:table-cell office:value-type="float" office:value="0.230792628168495">
            <text:p>0.23</text:p>
          </table:table-cell>
          <table:table-cell office:value-type="float" office:value="0.253693444136657">
            <text:p>0.2536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25014170319071">
            <text:p>0.13</text:p>
          </table:table-cell>
          <table:table-cell office:value-type="float" office:value="0.376962142197599">
            <text:p>0.38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86856008565171">
            <text:p>0.19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84">
            <text:p>0.84</text:p>
          </table:table-cell>
          <table:table-cell office:value-type="float" office:value="0.169263819851509">
            <text:p>0.17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829044139086055">
            <text:p>0.08</text:p>
          </table:table-cell>
          <table:table-cell office:value-type="float" office:value="0.377654662973222">
            <text:p>0.3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34284474695192">
            <text:p>0.23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87">
            <text:p>0.87</text:p>
          </table:table-cell>
          <table:table-cell office:value-type="float" office:value="0.188082936603275">
            <text:p>0.19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43070072519378">
            <text:p>0.14</text:p>
          </table:table-cell>
          <table:table-cell office:value-type="float" office:value="0.378347183748846">
            <text:p>0.3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18239241637179">
            <text:p>0.22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2">
            <text:p>0.72</text:p>
          </table:table-cell>
          <table:table-cell office:value-type="float" office:value="0.181679118664468">
            <text:p>0.18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17806317979627">
            <text:p>0.22</text:p>
          </table:table-cell>
          <table:table-cell office:value-type="float" office:value="0.379732225300092">
            <text:p>0.3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13620300760649">
            <text:p>0.21</text:p>
          </table:table-cell>
          <table:table-cell office:value-type="float" office:value="0.253231763619575">
            <text:p>0.253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72">
            <text:p>0.72</text:p>
          </table:table-cell>
          <table:table-cell office:value-type="float" office:value="0.178201267514631">
            <text:p>0.18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51776596464301">
            <text:p>0.15</text:p>
          </table:table-cell>
          <table:table-cell office:value-type="float" office:value="0.380886426592798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28712681910742">
            <text:p>0.1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84">
            <text:p>0.84</text:p>
          </table:table-cell>
          <table:table-cell office:value-type="float" office:value="0.193862094221542">
            <text:p>0.19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2477111727426">
            <text:p>0.12</text:p>
          </table:table-cell>
          <table:table-cell office:value-type="float" office:value="0.381117266851339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36624734962551">
            <text:p>0.1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6">
            <text:p>0.6</text:p>
          </table:table-cell>
          <table:table-cell office:value-type="float" office:value="0.170858826301045">
            <text:p>0.17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27397349742135">
            <text:p>0.23</text:p>
          </table:table-cell>
          <table:table-cell office:value-type="float" office:value="0.381117266851339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3683279956521">
            <text:p>0.1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78">
            <text:p>0.78</text:p>
          </table:table-cell>
          <table:table-cell office:value-type="float" office:value="0.205524441759405">
            <text:p>0.21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44853550043969">
            <text:p>0.14</text:p>
          </table:table-cell>
          <table:table-cell office:value-type="float" office:value="0.382271468144044">
            <text:p>0.3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169989713398008">
            <text:p>0.17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221590667882709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28308448775754">
            <text:p>0.23</text:p>
          </table:table-cell>
          <table:table-cell office:value-type="float" office:value="0.382733148661126">
            <text:p>0.3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32779271913844">
            <text:p>0.1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0.22011508864905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260479621565">
            <text:p>0.13</text:p>
          </table:table-cell>
          <table:table-cell office:value-type="float" office:value="0.38342566943675">
            <text:p>0.3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3379580278648">
            <text:p>0.1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6">
            <text:p>0.66</text:p>
          </table:table-cell>
          <table:table-cell office:value-type="float" office:value="0.202384812217031">
            <text:p>0.2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5387870206875">
            <text:p>0.15</text:p>
          </table:table-cell>
          <table:table-cell office:value-type="float" office:value="0.384810710987996">
            <text:p>0.3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33301299470741">
            <text:p>0.1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199248448262591">
            <text:p>0.2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5057859220504">
            <text:p>0.12</text:p>
          </table:table-cell>
          <table:table-cell office:value-type="float" office:value="0.385272391505078">
            <text:p>0.3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0768042956476711">
            <text:p>0.08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69">
            <text:p>0.69</text:p>
          </table:table-cell>
          <table:table-cell office:value-type="float" office:value="0.224997142610558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64605225407207">
            <text:p>0.16</text:p>
          </table:table-cell>
          <table:table-cell office:value-type="float" office:value="0.385734072022161">
            <text:p>0.3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29221647115903">
            <text:p>0.1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18770599445317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8187412091539">
            <text:p>0.16</text:p>
          </table:table-cell>
          <table:table-cell office:value-type="float" office:value="0.386888273314866">
            <text:p>0.39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15532769008637">
            <text:p>0.12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228727377056446">
            <text:p>0.23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1991005637804">
            <text:p>0.11</text:p>
          </table:table-cell>
          <table:table-cell office:value-type="float" office:value="0.387119113573407">
            <text:p>0.3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25667754418457">
            <text:p>0.1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248236465887435">
            <text:p>0.25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84389090137225">
            <text:p>0.18</text:p>
          </table:table-cell>
          <table:table-cell office:value-type="float" office:value="0.387119113573407">
            <text:p>0.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0765159908843445">
            <text:p>0.08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2617079491408">
            <text:p>0.26</text:p>
          </table:table-cell>
          <table:table-cell office:value-type="float" office:value="0.253924284395198">
            <text:p>0.2539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4300872611747">
            <text:p>0.12</text:p>
          </table:table-cell>
          <table:table-cell office:value-type="float" office:value="0.388042474607572">
            <text:p>0.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1617165796232">
            <text:p>0.22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8">
            <text:p>0.78</text:p>
          </table:table-cell>
          <table:table-cell office:value-type="float" office:value="0.113527231504526">
            <text:p>0.11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14639397452375">
            <text:p>0.11</text:p>
          </table:table-cell>
          <table:table-cell office:value-type="float" office:value="0.388042474607572">
            <text:p>0.3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5947358722502">
            <text:p>0.16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6">
            <text:p>0.6</text:p>
          </table:table-cell>
          <table:table-cell office:value-type="float" office:value="0.0950024841793927">
            <text:p>0.1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3453359240331">
            <text:p>0.1</text:p>
          </table:table-cell>
          <table:table-cell office:value-type="float" office:value="0.388273314866113">
            <text:p>0.3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0851805286987">
            <text:p>0.1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69">
            <text:p>0.69</text:p>
          </table:table-cell>
          <table:table-cell office:value-type="float" office:value="0.155817528276493">
            <text:p>0.16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7356833126124">
            <text:p>0.17</text:p>
          </table:table-cell>
          <table:table-cell office:value-type="float" office:value="0.388734995383195">
            <text:p>0.3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42615456027692">
            <text:p>0.2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72">
            <text:p>0.72</text:p>
          </table:table-cell>
          <table:table-cell office:value-type="float" office:value="0.162650071259794">
            <text:p>0.16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50456832426355">
            <text:p>0.15</text:p>
          </table:table-cell>
          <table:table-cell office:value-type="float" office:value="0.388734995383195">
            <text:p>0.39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6427656730727">
            <text:p>0.27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69">
            <text:p>0.69</text:p>
          </table:table-cell>
          <table:table-cell office:value-type="float" office:value="0.175819720885534">
            <text:p>0.18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4667854718658">
            <text:p>0.11</text:p>
          </table:table-cell>
          <table:table-cell office:value-type="float" office:value="0.389658356417359">
            <text:p>0.3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37797547543461">
            <text:p>0.1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72">
            <text:p>0.72</text:p>
          </table:table-cell>
          <table:table-cell office:value-type="float" office:value="0.183375358339962">
            <text:p>0.18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55094900317928">
            <text:p>0.16</text:p>
          </table:table-cell>
          <table:table-cell office:value-type="float" office:value="0.390812557710065">
            <text:p>0.3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2615875888998">
            <text:p>0.2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72">
            <text:p>0.72</text:p>
          </table:table-cell>
          <table:table-cell office:value-type="float" office:value="0.190007300921596">
            <text:p>0.19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75710556946022">
            <text:p>0.18</text:p>
          </table:table-cell>
          <table:table-cell office:value-type="float" office:value="0.391505078485688">
            <text:p>0.3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07087258842162">
            <text:p>0.21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211776176602995">
            <text:p>0.21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54455311595403">
            <text:p>0.15</text:p>
          </table:table-cell>
          <table:table-cell office:value-type="float" office:value="0.391735918744229">
            <text:p>0.3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59253393295748">
            <text:p>0.16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78">
            <text:p>0.78</text:p>
          </table:table-cell>
          <table:table-cell office:value-type="float" office:value="0.220333416528074">
            <text:p>0.22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33505165460343">
            <text:p>0.13</text:p>
          </table:table-cell>
          <table:table-cell office:value-type="float" office:value="0.391735918744229">
            <text:p>0.3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1827189751652">
            <text:p>0.22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81">
            <text:p>0.81</text:p>
          </table:table-cell>
          <table:table-cell office:value-type="float" office:value="0.221105961330774">
            <text:p>0.22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739170494013477">
            <text:p>0.07</text:p>
          </table:table-cell>
          <table:table-cell office:value-type="float" office:value="0.392428439519852">
            <text:p>0.3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2109523154185">
            <text:p>0.1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6">
            <text:p>0.6</text:p>
          </table:table-cell>
          <table:table-cell office:value-type="float" office:value="0.195576061374393">
            <text:p>0.2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64162971498415">
            <text:p>0.16</text:p>
          </table:table-cell>
          <table:table-cell office:value-type="float" office:value="0.393351800554017">
            <text:p>0.3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39071360094049">
            <text:p>0.2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66">
            <text:p>0.66</text:p>
          </table:table-cell>
          <table:table-cell office:value-type="float" office:value="0.210193299480072">
            <text:p>0.21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4287646980614">
            <text:p>0.11</text:p>
          </table:table-cell>
          <table:table-cell office:value-type="float" office:value="0.393582640812558">
            <text:p>0.3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42344878741722">
            <text:p>0.24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0.2140298987901">
            <text:p>0.21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25331865373805">
            <text:p>0.13</text:p>
          </table:table-cell>
          <table:table-cell office:value-type="float" office:value="0.394506001846722">
            <text:p>0.3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74920284665965">
            <text:p>0.17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237553794729808">
            <text:p>0.24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06293954230453">
            <text:p>0.11</text:p>
          </table:table-cell>
          <table:table-cell office:value-type="float" office:value="0.394736842105263">
            <text:p>0.3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7781079650022">
            <text:p>0.16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255731923221363">
            <text:p>0.26</text:p>
          </table:table-cell>
          <table:table-cell office:value-type="float" office:value="0.25415512465374">
            <text:p>0.2541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43875273201419">
            <text:p>0.14</text:p>
          </table:table-cell>
          <table:table-cell office:value-type="float" office:value="0.395198522622345">
            <text:p>0.4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84483792187314">
            <text:p>0.18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63">
            <text:p>0.63</text:p>
          </table:table-cell>
          <table:table-cell office:value-type="float" office:value="0.100347785114984">
            <text:p>0.1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62633276807561">
            <text:p>0.16</text:p>
          </table:table-cell>
          <table:table-cell office:value-type="float" office:value="0.395429362880886">
            <text:p>0.4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27608213420167">
            <text:p>0.23</text:p>
          </table:table-cell>
          <table:table-cell office:value-type="float" office:value="0.253462603878116">
            <text:p>0.253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84">
            <text:p>0.84</text:p>
          </table:table-cell>
          <table:table-cell office:value-type="float" office:value="0.122840688292634">
            <text:p>0.12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754346147655891">
            <text:p>0.08</text:p>
          </table:table-cell>
          <table:table-cell office:value-type="float" office:value="0.396814404432133">
            <text:p>0.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0950995187922923">
            <text:p>0.1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84">
            <text:p>0.84</text:p>
          </table:table-cell>
          <table:table-cell office:value-type="float" office:value="0.125066419726017">
            <text:p>0.13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99911829125779">
            <text:p>0.2</text:p>
          </table:table-cell>
          <table:table-cell office:value-type="float" office:value="0.397045244690674">
            <text:p>0.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31343812760518">
            <text:p>0.13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69">
            <text:p>0.69</text:p>
          </table:table-cell>
          <table:table-cell office:value-type="float" office:value="0.109043579270981">
            <text:p>0.11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5442918689193">
            <text:p>0.15</text:p>
          </table:table-cell>
          <table:table-cell office:value-type="float" office:value="0.397506925207756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15473988425823">
            <text:p>0.12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0.166819760539102">
            <text:p>0.17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52626115839734">
            <text:p>0.15</text:p>
          </table:table-cell>
          <table:table-cell office:value-type="float" office:value="0.397506925207756">
            <text:p>0.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1376048778553">
            <text:p>0.19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66">
            <text:p>0.66</text:p>
          </table:table-cell>
          <table:table-cell office:value-type="float" office:value="0.15173927545934">
            <text:p>0.15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4099339184956">
            <text:p>0.12</text:p>
          </table:table-cell>
          <table:table-cell office:value-type="float" office:value="0.397737765466297">
            <text:p>0.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951153802194">
            <text:p>0.17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1550664430516">
            <text:p>0.17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33451983028273">
            <text:p>0.13</text:p>
          </table:table-cell>
          <table:table-cell office:value-type="float" office:value="0.39819944598338">
            <text:p>0.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0576096362835">
            <text:p>0.14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69">
            <text:p>0.69</text:p>
          </table:table-cell>
          <table:table-cell office:value-type="float" office:value="0.169031030083063">
            <text:p>0.17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22337321238218">
            <text:p>0.09</text:p>
          </table:table-cell>
          <table:table-cell office:value-type="float" office:value="0.399122807017544">
            <text:p>0.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788870409808">
            <text:p>0.18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0.186055939521311">
            <text:p>0.19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62629078194503">
            <text:p>0.16</text:p>
          </table:table-cell>
          <table:table-cell office:value-type="float" office:value="0.399584487534626">
            <text:p>0.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41079696673532">
            <text:p>0.24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78">
            <text:p>0.78</text:p>
          </table:table-cell>
          <table:table-cell office:value-type="float" office:value="0.192032431953311">
            <text:p>0.19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43196963936246">
            <text:p>0.14</text:p>
          </table:table-cell>
          <table:table-cell office:value-type="float" office:value="0.399815327793167">
            <text:p>0.4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10667976011924">
            <text:p>0.11</text:p>
          </table:table-cell>
          <table:table-cell office:value-type="float" office:value="0.253693444136657">
            <text:p>0.253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69">
            <text:p>0.69</text:p>
          </table:table-cell>
          <table:table-cell office:value-type="float" office:value="0.181357224996676">
            <text:p>0.18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14023600870512">
            <text:p>0.11</text:p>
          </table:table-cell>
          <table:table-cell office:value-type="float" office:value="0.400046168051708">
            <text:p>0.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161566362578228">
            <text:p>0.16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0509431717723">
            <text:p>0.2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85367366979774">
            <text:p>0.19</text:p>
          </table:table-cell>
          <table:table-cell office:value-type="float" office:value="0.400738688827332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91282046497307">
            <text:p>0.09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6">
            <text:p>0.6</text:p>
          </table:table-cell>
          <table:table-cell office:value-type="float" office:value="0.177982473123045">
            <text:p>0.18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834488340684794">
            <text:p>0.08</text:p>
          </table:table-cell>
          <table:table-cell office:value-type="float" office:value="0.401431209602955">
            <text:p>0.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0977978274509987">
            <text:p>0.1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6">
            <text:p>0.6</text:p>
          </table:table-cell>
          <table:table-cell office:value-type="float" office:value="0.188734654652413">
            <text:p>0.19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05870827336703">
            <text:p>0.11</text:p>
          </table:table-cell>
          <table:table-cell office:value-type="float" office:value="0.401892890120037">
            <text:p>0.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429359501578">
            <text:p>0.16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66">
            <text:p>0.66</text:p>
          </table:table-cell>
          <table:table-cell office:value-type="float" office:value="0.20031676202961">
            <text:p>0.2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47133863447108">
            <text:p>0.07</text:p>
          </table:table-cell>
          <table:table-cell office:value-type="float" office:value="0.402123730378578">
            <text:p>0.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18848507043173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218291024531563">
            <text:p>0.22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50512580677516">
            <text:p>0.25</text:p>
          </table:table-cell>
          <table:table-cell office:value-type="float" office:value="0.402123730378578">
            <text:p>0.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82090582744167">
            <text:p>0.18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66">
            <text:p>0.66</text:p>
          </table:table-cell>
          <table:table-cell office:value-type="float" office:value="0.215300212496472">
            <text:p>0.22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12937792882418">
            <text:p>0.21</text:p>
          </table:table-cell>
          <table:table-cell office:value-type="float" office:value="0.402123730378578">
            <text:p>0.4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2795926412308">
            <text:p>0.15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69">
            <text:p>0.69</text:p>
          </table:table-cell>
          <table:table-cell office:value-type="float" office:value="0.230405422742021">
            <text:p>0.23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56538756697371">
            <text:p>0.16</text:p>
          </table:table-cell>
          <table:table-cell office:value-type="float" office:value="0.402354570637119">
            <text:p>0.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3238646833663">
            <text:p>0.15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24678048018138">
            <text:p>0.25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74827915178686">
            <text:p>0.17</text:p>
          </table:table-cell>
          <table:table-cell office:value-type="float" office:value="0.403047091412742">
            <text:p>0.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16420775670437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263516151831178">
            <text:p>0.26</text:p>
          </table:table-cell>
          <table:table-cell office:value-type="float" office:value="0.254385964912281">
            <text:p>0.254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34752620051176">
            <text:p>0.13</text:p>
          </table:table-cell>
          <table:table-cell office:value-type="float" office:value="0.403047091412742">
            <text:p>0.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50626176486367">
            <text:p>0.15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87">
            <text:p>0.87</text:p>
          </table:table-cell>
          <table:table-cell office:value-type="float" office:value="0.182781954361076">
            <text:p>0.18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81415072554366">
            <text:p>0.18</text:p>
          </table:table-cell>
          <table:table-cell office:value-type="float" office:value="0.403970452446907">
            <text:p>0.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29390291407072">
            <text:p>0.23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81">
            <text:p>0.81</text:p>
          </table:table-cell>
          <table:table-cell office:value-type="float" office:value="0.175110621791268">
            <text:p>0.18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7357066382405">
            <text:p>0.17</text:p>
          </table:table-cell>
          <table:table-cell office:value-type="float" office:value="0.405124653739612">
            <text:p>0.4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18668433194235">
            <text:p>0.22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66">
            <text:p>0.66</text:p>
          </table:table-cell>
          <table:table-cell office:value-type="float" office:value="0.154203394811914">
            <text:p>0.15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8590292340097">
            <text:p>0.19</text:p>
          </table:table-cell>
          <table:table-cell office:value-type="float" office:value="0.405355493998153">
            <text:p>0.4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49048664257907">
            <text:p>0.25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63">
            <text:p>0.63</text:p>
          </table:table-cell>
          <table:table-cell office:value-type="float" office:value="0.168074212818366">
            <text:p>0.17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944002164618288">
            <text:p>0.09</text:p>
          </table:table-cell>
          <table:table-cell office:value-type="float" office:value="0.406278855032318">
            <text:p>0.4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6092374152405">
            <text:p>0.26</text:p>
          </table:table-cell>
          <table:table-cell office:value-type="float" office:value="0.253924284395198">
            <text:p>0.2539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6">
            <text:p>0.6</text:p>
          </table:table-cell>
          <table:table-cell office:value-type="float" office:value="0.160894584488924">
            <text:p>0.16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8216522475409">
            <text:p>0.18</text:p>
          </table:table-cell>
          <table:table-cell office:value-type="float" office:value="0.406509695290859">
            <text:p>0.4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687354943750248">
            <text:p>0.07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171856230158638">
            <text:p>0.17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643148213373516">
            <text:p>0.06</text:p>
          </table:table-cell>
          <table:table-cell office:value-type="float" office:value="0.4067405355494">
            <text:p>0.4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170417038904815">
            <text:p>0.17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69">
            <text:p>0.69</text:p>
          </table:table-cell>
          <table:table-cell office:value-type="float" office:value="0.177225789747453">
            <text:p>0.18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35171548331868">
            <text:p>0.14</text:p>
          </table:table-cell>
          <table:table-cell office:value-type="float" office:value="0.4067405355494">
            <text:p>0.4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21414092877986">
            <text:p>0.12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66">
            <text:p>0.66</text:p>
          </table:table-cell>
          <table:table-cell office:value-type="float" office:value="0.177828990490141">
            <text:p>0.18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09686666837721">
            <text:p>0.21</text:p>
          </table:table-cell>
          <table:table-cell office:value-type="float" office:value="0.407894736842105">
            <text:p>0.41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41270733567678">
            <text:p>0.14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78">
            <text:p>0.78</text:p>
          </table:table-cell>
          <table:table-cell office:value-type="float" office:value="0.198238915078386">
            <text:p>0.2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78150650901652">
            <text:p>0.28</text:p>
          </table:table-cell>
          <table:table-cell office:value-type="float" office:value="0.408125577100646">
            <text:p>0.4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0147884482159">
            <text:p>0.2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87">
            <text:p>0.87</text:p>
          </table:table-cell>
          <table:table-cell office:value-type="float" office:value="0.21415958928234">
            <text:p>0.21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4105240568865">
            <text:p>0.11</text:p>
          </table:table-cell>
          <table:table-cell office:value-type="float" office:value="0.408587257617729">
            <text:p>0.41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1820845180809">
            <text:p>0.26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6">
            <text:p>0.6</text:p>
          </table:table-cell>
          <table:table-cell office:value-type="float" office:value="0.205935905839104">
            <text:p>0.21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97866171541334">
            <text:p>0.2</text:p>
          </table:table-cell>
          <table:table-cell office:value-type="float" office:value="0.409510618651893">
            <text:p>0.4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68680679148988">
            <text:p>0.17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66">
            <text:p>0.66</text:p>
          </table:table-cell>
          <table:table-cell office:value-type="float" office:value="0.228581825137096">
            <text:p>0.23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14256390638959">
            <text:p>0.11</text:p>
          </table:table-cell>
          <table:table-cell office:value-type="float" office:value="0.411588180978763">
            <text:p>0.4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6514684649171">
            <text:p>0.2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6">
            <text:p>0.6</text:p>
          </table:table-cell>
          <table:table-cell office:value-type="float" office:value="0.219758206539107">
            <text:p>0.22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83535838661296">
            <text:p>0.18</text:p>
          </table:table-cell>
          <table:table-cell office:value-type="float" office:value="0.412049861495845">
            <text:p>0.4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5564211955317">
            <text:p>0.16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6">
            <text:p>0.6</text:p>
          </table:table-cell>
          <table:table-cell office:value-type="float" office:value="0.224246523898272">
            <text:p>0.22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04189049550632">
            <text:p>0.1</text:p>
          </table:table-cell>
          <table:table-cell office:value-type="float" office:value="0.41320406278855">
            <text:p>0.4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75354374604922">
            <text:p>0.28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6">
            <text:p>0.6</text:p>
          </table:table-cell>
          <table:table-cell office:value-type="float" office:value="0.228214679750789">
            <text:p>0.23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42015754129219">
            <text:p>0.14</text:p>
          </table:table-cell>
          <table:table-cell office:value-type="float" office:value="0.41320406278855">
            <text:p>0.4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09001593140399">
            <text:p>0.11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22928579259318">
            <text:p>0.23</text:p>
          </table:table-cell>
          <table:table-cell office:value-type="float" office:value="0.254616805170822">
            <text:p>0.25462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705523275478">
            <text:p>0.17</text:p>
          </table:table-cell>
          <table:table-cell office:value-type="float" office:value="0.41320406278855">
            <text:p>0.4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87793698814825">
            <text:p>0.19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6">
            <text:p>0.6</text:p>
          </table:table-cell>
          <table:table-cell office:value-type="float" office:value="0.0965251811818163">
            <text:p>0.1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21330820385666">
            <text:p>0.22</text:p>
          </table:table-cell>
          <table:table-cell office:value-type="float" office:value="0.414819944598338">
            <text:p>0.4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4432289200467">
            <text:p>0.14</text:p>
          </table:table-cell>
          <table:table-cell office:value-type="float" office:value="0.25415512465374">
            <text:p>0.254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10198897630816">
            <text:p>0.1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51061432706729">
            <text:p>0.15</text:p>
          </table:table-cell>
          <table:table-cell office:value-type="float" office:value="0.415050784856879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20442813723867">
            <text:p>0.1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75">
            <text:p>0.75</text:p>
          </table:table-cell>
          <table:table-cell office:value-type="float" office:value="0.11670838066492">
            <text:p>0.12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3337267589273">
            <text:p>0.13</text:p>
          </table:table-cell>
          <table:table-cell office:value-type="float" office:value="0.41528162511542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0984677394900551">
            <text:p>0.1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69">
            <text:p>0.69</text:p>
          </table:table-cell>
          <table:table-cell office:value-type="float" office:value="0.148040297355107">
            <text:p>0.15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42648811675876">
            <text:p>0.14</text:p>
          </table:table-cell>
          <table:table-cell office:value-type="float" office:value="0.415512465373961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17594288020191">
            <text:p>0.1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63">
            <text:p>0.63</text:p>
          </table:table-cell>
          <table:table-cell office:value-type="float" office:value="0.150334139622545">
            <text:p>0.15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34684509217122">
            <text:p>0.13</text:p>
          </table:table-cell>
          <table:table-cell office:value-type="float" office:value="0.415974145891043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31564939714914">
            <text:p>0.13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6">
            <text:p>0.6</text:p>
          </table:table-cell>
          <table:table-cell office:value-type="float" office:value="0.179337225603142">
            <text:p>0.18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93781387548313">
            <text:p>0.19</text:p>
          </table:table-cell>
          <table:table-cell office:value-type="float" office:value="0.415974145891043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16504981187881">
            <text:p>0.1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222692104041632">
            <text:p>0.22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8905771460161">
            <text:p>0.29</text:p>
          </table:table-cell>
          <table:table-cell office:value-type="float" office:value="0.416204986149585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5174394058496">
            <text:p>0.15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63">
            <text:p>0.63</text:p>
          </table:table-cell>
          <table:table-cell office:value-type="float" office:value="0.216522008896395">
            <text:p>0.22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6135386610623">
            <text:p>0.26</text:p>
          </table:table-cell>
          <table:table-cell office:value-type="float" office:value="0.416435826408126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171547865355144">
            <text:p>0.17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6">
            <text:p>0.6</text:p>
          </table:table-cell>
          <table:table-cell office:value-type="float" office:value="0.218606853536049">
            <text:p>0.22</text:p>
          </table:table-cell>
          <table:table-cell office:value-type="float" office:value="0.254847645429363">
            <text:p>0.25485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94420043245715">
            <text:p>0.19</text:p>
          </table:table-cell>
          <table:table-cell office:value-type="float" office:value="0.416666666666667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40656336523502">
            <text:p>0.14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87">
            <text:p>0.87</text:p>
          </table:table-cell>
          <table:table-cell office:value-type="float" office:value="0.179319964638348">
            <text:p>0.18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3529470764824">
            <text:p>0.14</text:p>
          </table:table-cell>
          <table:table-cell office:value-type="float" office:value="0.416897506925208">
            <text:p>0.42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88873675395894">
            <text:p>0.19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78">
            <text:p>0.78</text:p>
          </table:table-cell>
          <table:table-cell office:value-type="float" office:value="0.175336413871285">
            <text:p>0.18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08823152085428">
            <text:p>0.21</text:p>
          </table:table-cell>
          <table:table-cell office:value-type="float" office:value="0.416897506925208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076063007186626">
            <text:p>0.08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182424139226009">
            <text:p>0.18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142772437504811">
            <text:p>0.14</text:p>
          </table:table-cell>
          <table:table-cell office:value-type="float" office:value="0.41735918744229">
            <text:p>0.4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65955779274246">
            <text:p>0.17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81">
            <text:p>0.81</text:p>
          </table:table-cell>
          <table:table-cell office:value-type="float" office:value="0.197384730577333">
            <text:p>0.2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46711436322202">
            <text:p>0.25</text:p>
          </table:table-cell>
          <table:table-cell office:value-type="float" office:value="0.418051708217913">
            <text:p>0.42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3127476890134">
            <text:p>0.13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178961682990719">
            <text:p>0.18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90902771784387">
            <text:p>0.29</text:p>
          </table:table-cell>
          <table:table-cell office:value-type="float" office:value="0.418513388734995">
            <text:p>0.42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103766389169444">
            <text:p>0.1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87">
            <text:p>0.87</text:p>
          </table:table-cell>
          <table:table-cell office:value-type="float" office:value="0.216830373699888">
            <text:p>0.22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41643943617292">
            <text:p>0.14</text:p>
          </table:table-cell>
          <table:table-cell office:value-type="float" office:value="0.419205909510619">
            <text:p>0.42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3583866129555">
            <text:p>0.15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63">
            <text:p>0.63</text:p>
          </table:table-cell>
          <table:table-cell office:value-type="float" office:value="0.193034034423962">
            <text:p>0.19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4">
            <text:p>0.4</text:p>
          </table:table-cell>
          <table:table-cell office:value-type="float" office:value="0.12684336607474">
            <text:p>0.13</text:p>
          </table:table-cell>
          <table:table-cell office:value-type="float" office:value="0.41943674976916">
            <text:p>0.4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202214068619333">
            <text:p>0.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75">
            <text:p>0.75</text:p>
          </table:table-cell>
          <table:table-cell office:value-type="float" office:value="0.208708856507734">
            <text:p>0.21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49602647925302">
            <text:p>0.15</text:p>
          </table:table-cell>
          <table:table-cell office:value-type="float" office:value="0.41943674976916">
            <text:p>0.4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43039049434">
            <text:p>0.2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211806499919527">
            <text:p>0.21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39079290807603">
            <text:p>0.24</text:p>
          </table:table-cell>
          <table:table-cell office:value-type="float" office:value="0.41943674976916">
            <text:p>0.4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24149955797935">
            <text:p>0.2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225044726891883">
            <text:p>0.23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41543643416458">
            <text:p>0.14</text:p>
          </table:table-cell>
          <table:table-cell office:value-type="float" office:value="0.420360110803324">
            <text:p>0.4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32058743261809">
            <text:p>0.23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0.242223118963036">
            <text:p>0.24</text:p>
          </table:table-cell>
          <table:table-cell office:value-type="float" office:value="0.255078485687904">
            <text:p>0.255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12831428018278">
            <text:p>0.21</text:p>
          </table:table-cell>
          <table:table-cell office:value-type="float" office:value="0.420821791320406">
            <text:p>0.4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176003526835">
            <text:p>0.25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84">
            <text:p>0.84</text:p>
          </table:table-cell>
          <table:table-cell office:value-type="float" office:value="0.118491391676949">
            <text:p>0.12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0957559019670502">
            <text:p>0.1</text:p>
          </table:table-cell>
          <table:table-cell office:value-type="float" office:value="0.42151431209603">
            <text:p>0.4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9878963315785">
            <text:p>0.13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6">
            <text:p>0.6</text:p>
          </table:table-cell>
          <table:table-cell office:value-type="float" office:value="0.097421351813451">
            <text:p>0.1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87362641207521">
            <text:p>0.19</text:p>
          </table:table-cell>
          <table:table-cell office:value-type="float" office:value="0.421745152354571">
            <text:p>0.4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4415028235673">
            <text:p>0.14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63">
            <text:p>0.63</text:p>
          </table:table-cell>
          <table:table-cell office:value-type="float" office:value="0.103602643260176">
            <text:p>0.1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72525675685132">
            <text:p>0.17</text:p>
          </table:table-cell>
          <table:table-cell office:value-type="float" office:value="0.421745152354571">
            <text:p>0.4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62195221511827">
            <text:p>0.16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69">
            <text:p>0.69</text:p>
          </table:table-cell>
          <table:table-cell office:value-type="float" office:value="0.146057152453973">
            <text:p>0.15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01650054931854">
            <text:p>0.2</text:p>
          </table:table-cell>
          <table:table-cell office:value-type="float" office:value="0.421975992613112">
            <text:p>0.42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2018926414641">
            <text:p>0.2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63">
            <text:p>0.63</text:p>
          </table:table-cell>
          <table:table-cell office:value-type="float" office:value="0.147847161154432">
            <text:p>0.15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67669979683378">
            <text:p>0.27</text:p>
          </table:table-cell>
          <table:table-cell office:value-type="float" office:value="0.422437673130194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4804099712395">
            <text:p>0.14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69">
            <text:p>0.69</text:p>
          </table:table-cell>
          <table:table-cell office:value-type="float" office:value="0.162507318415817">
            <text:p>0.16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93370389981176">
            <text:p>0.19</text:p>
          </table:table-cell>
          <table:table-cell office:value-type="float" office:value="0.423591874422899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8483181055858">
            <text:p>0.16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0.179542957642992">
            <text:p>0.18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87668206935642">
            <text:p>0.19</text:p>
          </table:table-cell>
          <table:table-cell office:value-type="float" office:value="0.423591874422899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123434558784082">
            <text:p>0.1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78">
            <text:p>0.78</text:p>
          </table:table-cell>
          <table:table-cell office:value-type="float" office:value="0.194343535185544">
            <text:p>0.19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23027993086284">
            <text:p>0.22</text:p>
          </table:table-cell>
          <table:table-cell office:value-type="float" office:value="0.423591874422899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79716966828624">
            <text:p>0.18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207161434339523">
            <text:p>0.21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34377077438753">
            <text:p>0.13</text:p>
          </table:table-cell>
          <table:table-cell office:value-type="float" office:value="0.424284395198523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01003468520899">
            <text:p>0.2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199958013869419">
            <text:p>0.2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86471135701507">
            <text:p>0.19</text:p>
          </table:table-cell>
          <table:table-cell office:value-type="float" office:value="0.424284395198523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27822809198695">
            <text:p>0.23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  <table:table-cell office:value-type="float" office:value="0.196064033514262">
            <text:p>0.2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83952900891739">
            <text:p>0.18</text:p>
          </table:table-cell>
          <table:table-cell office:value-type="float" office:value="0.424515235457064">
            <text:p>0.4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34041888162943">
            <text:p>0.23</text:p>
          </table:table-cell>
          <table:table-cell office:value-type="float" office:value="0.254385964912281">
            <text:p>0.254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14659690748823">
            <text:p>0.21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15422905300283">
            <text:p>0.22</text:p>
          </table:table-cell>
          <table:table-cell office:value-type="float" office:value="0.424746075715605">
            <text:p>0.4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41277731256108">
            <text:p>0.14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69">
            <text:p>0.69</text:p>
          </table:table-cell>
          <table:table-cell office:value-type="float" office:value="0.205967628693322">
            <text:p>0.21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68065582335968">
            <text:p>0.27</text:p>
          </table:table-cell>
          <table:table-cell office:value-type="float" office:value="0.426361957525392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173013647825002">
            <text:p>0.17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63">
            <text:p>0.63</text:p>
          </table:table-cell>
          <table:table-cell office:value-type="float" office:value="0.202347024699508">
            <text:p>0.2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50116511512364">
            <text:p>0.25</text:p>
          </table:table-cell>
          <table:table-cell office:value-type="float" office:value="0.426592797783934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01600837856561">
            <text:p>0.1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236218169264753">
            <text:p>0.24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259828836541">
            <text:p>0.23</text:p>
          </table:table-cell>
          <table:table-cell office:value-type="float" office:value="0.426823638042475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31438514810608">
            <text:p>0.13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236641296158502">
            <text:p>0.24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36109238581522">
            <text:p>0.14</text:p>
          </table:table-cell>
          <table:table-cell office:value-type="float" office:value="0.427054478301016">
            <text:p>0.43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689470578219">
            <text:p>0.16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241868569415903">
            <text:p>0.24</text:p>
          </table:table-cell>
          <table:table-cell office:value-type="float" office:value="0.255309325946445">
            <text:p>0.25531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23067646654055">
            <text:p>0.22</text:p>
          </table:table-cell>
          <table:table-cell office:value-type="float" office:value="0.427054478301016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59328968330795">
            <text:p>0.16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75">
            <text:p>0.75</text:p>
          </table:table-cell>
          <table:table-cell office:value-type="float" office:value="0.115944699600899">
            <text:p>0.12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84445538157229">
            <text:p>0.18</text:p>
          </table:table-cell>
          <table:table-cell office:value-type="float" office:value="0.427285318559557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45844422725693">
            <text:p>0.15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84">
            <text:p>0.84</text:p>
          </table:table-cell>
          <table:table-cell office:value-type="float" office:value="0.187552978332824">
            <text:p>0.19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841747276149779">
            <text:p>0.08</text:p>
          </table:table-cell>
          <table:table-cell office:value-type="float" office:value="0.427746999076639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2886313221199">
            <text:p>0.2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87">
            <text:p>0.87</text:p>
          </table:table-cell>
          <table:table-cell office:value-type="float" office:value="0.194073890924698">
            <text:p>0.19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745617697620553">
            <text:p>0.07</text:p>
          </table:table-cell>
          <table:table-cell office:value-type="float" office:value="0.427746999076639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5455327923343">
            <text:p>0.12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6">
            <text:p>0.6</text:p>
          </table:table-cell>
          <table:table-cell office:value-type="float" office:value="0.158926367989774">
            <text:p>0.16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96723682276955">
            <text:p>0.2</text:p>
          </table:table-cell>
          <table:table-cell office:value-type="float" office:value="0.428439519852262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591397974869">
            <text:p>0.21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87">
            <text:p>0.87</text:p>
          </table:table-cell>
          <table:table-cell office:value-type="float" office:value="0.200501034491606">
            <text:p>0.2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85711653250543">
            <text:p>0.19</text:p>
          </table:table-cell>
          <table:table-cell office:value-type="float" office:value="0.428670360110803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12955520359774">
            <text:p>0.21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173277693935103">
            <text:p>0.17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86879800705834">
            <text:p>0.19</text:p>
          </table:table-cell>
          <table:table-cell office:value-type="float" office:value="0.429362880886427">
            <text:p>0.43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41745643355811">
            <text:p>0.14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69">
            <text:p>0.69</text:p>
          </table:table-cell>
          <table:table-cell office:value-type="float" office:value="0.193489817197053">
            <text:p>0.19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14166120458209">
            <text:p>0.21</text:p>
          </table:table-cell>
          <table:table-cell office:value-type="float" office:value="0.429593721144968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13824819867837">
            <text:p>0.14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87">
            <text:p>0.87</text:p>
          </table:table-cell>
          <table:table-cell office:value-type="float" office:value="0.2212739058531">
            <text:p>0.22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04862693690184">
            <text:p>0.1</text:p>
          </table:table-cell>
          <table:table-cell office:value-type="float" office:value="0.429824561403509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93269623267781">
            <text:p>0.19</text:p>
          </table:table-cell>
          <table:table-cell office:value-type="float" office:value="0.254616805170822">
            <text:p>0.254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63">
            <text:p>0.63</text:p>
          </table:table-cell>
          <table:table-cell office:value-type="float" office:value="0.209021419924285">
            <text:p>0.21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50512580677516">
            <text:p>0.25</text:p>
          </table:table-cell>
          <table:table-cell office:value-type="float" office:value="0.429824561403509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21483136737164">
            <text:p>0.12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239287355410263">
            <text:p>0.24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02668918367299">
            <text:p>0.2</text:p>
          </table:table-cell>
          <table:table-cell office:value-type="float" office:value="0.43005540166205">
            <text:p>0.43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56592872154565">
            <text:p>0.16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239043369340328">
            <text:p>0.24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86654008625817">
            <text:p>0.19</text:p>
          </table:table-cell>
          <table:table-cell office:value-type="float" office:value="0.43005540166205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0989477809163706">
            <text:p>0.1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244859847963556">
            <text:p>0.24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34360049730239">
            <text:p>0.23</text:p>
          </table:table-cell>
          <table:table-cell office:value-type="float" office:value="0.430286241920591">
            <text:p>0.4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70329567799437">
            <text:p>0.27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233749851299121">
            <text:p>0.23</text:p>
          </table:table-cell>
          <table:table-cell office:value-type="float" office:value="0.255540166204986">
            <text:p>0.25554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74029712185075">
            <text:p>0.17</text:p>
          </table:table-cell>
          <table:table-cell office:value-type="float" office:value="0.430747922437673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17522678341921">
            <text:p>0.22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66">
            <text:p>0.66</text:p>
          </table:table-cell>
          <table:table-cell office:value-type="float" office:value="0.160465392931868">
            <text:p>0.16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86432415158859">
            <text:p>0.19</text:p>
          </table:table-cell>
          <table:table-cell office:value-type="float" office:value="0.430978762696214">
            <text:p>0.43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266157545957319">
            <text:p>0.27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72">
            <text:p>0.72</text:p>
          </table:table-cell>
          <table:table-cell office:value-type="float" office:value="0.182367224693443">
            <text:p>0.18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75785665468507">
            <text:p>0.18</text:p>
          </table:table-cell>
          <table:table-cell office:value-type="float" office:value="0.431440443213296">
            <text:p>0.43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3158756557417">
            <text:p>0.2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84">
            <text:p>0.84</text:p>
          </table:table-cell>
          <table:table-cell office:value-type="float" office:value="0.200302766652749">
            <text:p>0.2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64086696694525">
            <text:p>0.26</text:p>
          </table:table-cell>
          <table:table-cell office:value-type="float" office:value="0.431671283471838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63668468182677">
            <text:p>0.16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183052998159608">
            <text:p>0.18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96685428246869">
            <text:p>0.2</text:p>
          </table:table-cell>
          <table:table-cell office:value-type="float" office:value="0.431671283471838">
            <text:p>0.43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63333045650587">
            <text:p>0.16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218718816550933">
            <text:p>0.22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56763382495982">
            <text:p>0.26</text:p>
          </table:table-cell>
          <table:table-cell office:value-type="float" office:value="0.431902123730379">
            <text:p>0.43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72036304007576">
            <text:p>0.17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69">
            <text:p>0.69</text:p>
          </table:table-cell>
          <table:table-cell office:value-type="float" office:value="0.220110890035991">
            <text:p>0.22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01089773344872">
            <text:p>0.2</text:p>
          </table:table-cell>
          <table:table-cell office:value-type="float" office:value="0.43213296398892">
            <text:p>0.43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201844124157653">
            <text:p>0.2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234741190493407">
            <text:p>0.23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59854961244469">
            <text:p>0.26</text:p>
          </table:table-cell>
          <table:table-cell office:value-type="float" office:value="0.43213296398892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7670492847196">
            <text:p>0.13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234425361488921">
            <text:p>0.23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11581407608353">
            <text:p>0.11</text:p>
          </table:table-cell>
          <table:table-cell office:value-type="float" office:value="0.432363804247461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209414690014065">
            <text:p>0.21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236890880379181">
            <text:p>0.24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45659917007415">
            <text:p>0.25</text:p>
          </table:table-cell>
          <table:table-cell office:value-type="float" office:value="0.432363804247461">
            <text:p>0.43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76453478201034">
            <text:p>0.28</text:p>
          </table:table-cell>
          <table:table-cell office:value-type="float" office:value="0.254847645429363">
            <text:p>0.254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236587180701308">
            <text:p>0.24</text:p>
          </table:table-cell>
          <table:table-cell office:value-type="float" office:value="0.255771006463527">
            <text:p>0.25577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12415998581802">
            <text:p>0.31</text:p>
          </table:table-cell>
          <table:table-cell office:value-type="float" office:value="0.432363804247461">
            <text:p>0.43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0865021587868807">
            <text:p>0.09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2">
            <text:p>0.72</text:p>
          </table:table-cell>
          <table:table-cell office:value-type="float" office:value="0.106231908059704">
            <text:p>0.11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20278834558318">
            <text:p>0.22</text:p>
          </table:table-cell>
          <table:table-cell office:value-type="float" office:value="0.433056325023084">
            <text:p>0.43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0968722665279569">
            <text:p>0.1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1">
            <text:p>0.31</text:p>
          </table:table-cell>
          <table:table-cell office:value-type="float" office:value="0.63">
            <text:p>0.63</text:p>
          </table:table-cell>
          <table:table-cell office:value-type="float" office:value="0.14367187372438">
            <text:p>0.14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22566612162449">
            <text:p>0.22</text:p>
          </table:table-cell>
          <table:table-cell office:value-type="float" office:value="0.433056325023084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28860566392902">
            <text:p>0.13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6">
            <text:p>0.6</text:p>
          </table:table-cell>
          <table:table-cell office:value-type="float" office:value="0.152481963458071">
            <text:p>0.15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850809282667">
            <text:p>0.12</text:p>
          </table:table-cell>
          <table:table-cell office:value-type="float" office:value="0.433287165281625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7357299638686">
            <text:p>0.17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81">
            <text:p>0.81</text:p>
          </table:table-cell>
          <table:table-cell office:value-type="float" office:value="0.183247067385407">
            <text:p>0.18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22938422674377">
            <text:p>0.22</text:p>
          </table:table-cell>
          <table:table-cell office:value-type="float" office:value="0.433979686057248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180835663952341">
            <text:p>0.18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84">
            <text:p>0.84</text:p>
          </table:table-cell>
          <table:table-cell office:value-type="float" office:value="0.195312481776853">
            <text:p>0.2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58987481135398">
            <text:p>0.16</text:p>
          </table:table-cell>
          <table:table-cell office:value-type="float" office:value="0.43421052631579">
            <text:p>0.43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97251774497158">
            <text:p>0.2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182018739809616">
            <text:p>0.18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58991213235894">
            <text:p>0.16</text:p>
          </table:table-cell>
          <table:table-cell office:value-type="float" office:value="0.435364727608495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5210432153912">
            <text:p>0.15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75">
            <text:p>0.75</text:p>
          </table:table-cell>
          <table:table-cell office:value-type="float" office:value="0.193150196051904">
            <text:p>0.19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02486045442989">
            <text:p>0.2</text:p>
          </table:table-cell>
          <table:table-cell office:value-type="float" office:value="0.435826408125577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37894115643799">
            <text:p>0.14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office:value-type="float" office:value="0.20905034370313">
            <text:p>0.21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68009600828526">
            <text:p>0.27</text:p>
          </table:table-cell>
          <table:table-cell office:value-type="float" office:value="0.436288088642659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147747793978722">
            <text:p>0.15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6">
            <text:p>0.6</text:p>
          </table:table-cell>
          <table:table-cell office:value-type="float" office:value="0.19379911502567">
            <text:p>0.19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73779194939272">
            <text:p>0.17</text:p>
          </table:table-cell>
          <table:table-cell office:value-type="float" office:value="0.4365189289012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26114440196588">
            <text:p>0.23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69">
            <text:p>0.69</text:p>
          </table:table-cell>
          <table:table-cell office:value-type="float" office:value="0.224065983536772">
            <text:p>0.22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62339607149772">
            <text:p>0.26</text:p>
          </table:table-cell>
          <table:table-cell office:value-type="float" office:value="0.4365189289012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39973128876428">
            <text:p>0.24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248747763655406">
            <text:p>0.25</text:p>
          </table:table-cell>
          <table:table-cell office:value-type="float" office:value="0.256001846722068">
            <text:p>0.25600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6198319155239">
            <text:p>0.26</text:p>
          </table:table-cell>
          <table:table-cell office:value-type="float" office:value="0.436980609418283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90907203653726">
            <text:p>0.19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78">
            <text:p>0.78</text:p>
          </table:table-cell>
          <table:table-cell office:value-type="float" office:value="0.119145908801459">
            <text:p>0.12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74756538756697">
            <text:p>0.17</text:p>
          </table:table-cell>
          <table:table-cell office:value-type="float" office:value="0.437211449676824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57998241247641">
            <text:p>0.26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66">
            <text:p>0.66</text:p>
          </table:table-cell>
          <table:table-cell office:value-type="float" office:value="0.107778397202791">
            <text:p>0.11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92209706726878">
            <text:p>0.19</text:p>
          </table:table-cell>
          <table:table-cell office:value-type="float" office:value="0.437442289935365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134638324473482">
            <text:p>0.13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78">
            <text:p>0.78</text:p>
          </table:table-cell>
          <table:table-cell office:value-type="float" office:value="0.160867060247765">
            <text:p>0.16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80775717088122">
            <text:p>0.28</text:p>
          </table:table-cell>
          <table:table-cell office:value-type="float" office:value="0.437903970452447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63773433509131">
            <text:p>0.16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63">
            <text:p>0.63</text:p>
          </table:table-cell>
          <table:table-cell office:value-type="float" office:value="0.141458271617609">
            <text:p>0.14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89816497283731">
            <text:p>0.19</text:p>
          </table:table-cell>
          <table:table-cell office:value-type="float" office:value="0.438134810710988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5318079927597">
            <text:p>0.2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72">
            <text:p>0.72</text:p>
          </table:table-cell>
          <table:table-cell office:value-type="float" office:value="0.152067700303">
            <text:p>0.15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0938497316386487">
            <text:p>0.09</text:p>
          </table:table-cell>
          <table:table-cell office:value-type="float" office:value="0.438365650969529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47821736219802">
            <text:p>0.25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81">
            <text:p>0.81</text:p>
          </table:table-cell>
          <table:table-cell office:value-type="float" office:value="0.178137821806197">
            <text:p>0.18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2976676704462">
            <text:p>0.23</text:p>
          </table:table-cell>
          <table:table-cell office:value-type="float" office:value="0.438365650969529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75670903378251">
            <text:p>0.18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0.63">
            <text:p>0.63</text:p>
          </table:table-cell>
          <table:table-cell office:value-type="float" office:value="0.153017986391829">
            <text:p>0.15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95004583485922">
            <text:p>0.2</text:p>
          </table:table-cell>
          <table:table-cell office:value-type="float" office:value="0.438827331486611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14627034869481">
            <text:p>0.21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2">
            <text:p>0.72</text:p>
          </table:table-cell>
          <table:table-cell office:value-type="float" office:value="0.167253150709216">
            <text:p>0.17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48374553605792">
            <text:p>0.25</text:p>
          </table:table-cell>
          <table:table-cell office:value-type="float" office:value="0.439519852262235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135624998542148">
            <text:p>0.14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4">
            <text:p>0.84</text:p>
          </table:table-cell>
          <table:table-cell office:value-type="float" office:value="0.183901584509917">
            <text:p>0.18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96126079685011">
            <text:p>0.2</text:p>
          </table:table-cell>
          <table:table-cell office:value-type="float" office:value="0.439519852262235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52138610212427">
            <text:p>0.15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63">
            <text:p>0.63</text:p>
          </table:table-cell>
          <table:table-cell office:value-type="float" office:value="0.17679706470296">
            <text:p>0.18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27112310566743">
            <text:p>0.23</text:p>
          </table:table-cell>
          <table:table-cell office:value-type="float" office:value="0.44021237303785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59851229143973">
            <text:p>0.26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3">
            <text:p>0.63</text:p>
          </table:table-cell>
          <table:table-cell office:value-type="float" office:value="0.179424929964802">
            <text:p>0.18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39945138122707">
            <text:p>0.24</text:p>
          </table:table-cell>
          <table:table-cell office:value-type="float" office:value="0.44021237303785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5198699362977">
            <text:p>0.26</text:p>
          </table:table-cell>
          <table:table-cell office:value-type="float" office:value="0.255078485687904">
            <text:p>0.25508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0.20576143014091">
            <text:p>0.21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7">
            <text:p>0.7</text:p>
          </table:table-cell>
          <table:table-cell office:value-type="float" office:value="0.277149048431002">
            <text:p>0.28</text:p>
          </table:table-cell>
          <table:table-cell office:value-type="float" office:value="0.440443213296399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17796754472106">
            <text:p>0.12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216020507892226">
            <text:p>0.22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38587353310956">
            <text:p>0.07</text:p>
          </table:table-cell>
          <table:table-cell office:value-type="float" office:value="0.44067405355494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38912979079244">
            <text:p>0.14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246644725025833">
            <text:p>0.25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64983567095003">
            <text:p>0.16</text:p>
          </table:table-cell>
          <table:table-cell office:value-type="float" office:value="0.440904893813481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41376631919256">
            <text:p>0.14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25419336479183">
            <text:p>0.25</text:p>
          </table:table-cell>
          <table:table-cell office:value-type="float" office:value="0.256232686980609">
            <text:p>0.2562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77847417736341">
            <text:p>0.28</text:p>
          </table:table-cell>
          <table:table-cell office:value-type="float" office:value="0.441135734072022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170118004352562">
            <text:p>0.17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63">
            <text:p>0.63</text:p>
          </table:table-cell>
          <table:table-cell office:value-type="float" office:value="0.102237160991153">
            <text:p>0.1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46830630281797">
            <text:p>0.15</text:p>
          </table:table-cell>
          <table:table-cell office:value-type="float" office:value="0.441135734072022">
            <text:p>0.44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157159218404854">
            <text:p>0.16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66">
            <text:p>0.66</text:p>
          </table:table-cell>
          <table:table-cell office:value-type="float" office:value="0.105119742111856">
            <text:p>0.11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61748768989977">
            <text:p>0.16</text:p>
          </table:table-cell>
          <table:table-cell office:value-type="float" office:value="0.442059095106186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02079479745191">
            <text:p>0.1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69">
            <text:p>0.69</text:p>
          </table:table-cell>
          <table:table-cell office:value-type="float" office:value="0.153038046431995">
            <text:p>0.15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97558039994122">
            <text:p>0.3</text:p>
          </table:table-cell>
          <table:table-cell office:value-type="float" office:value="0.442059095106186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098656677077672">
            <text:p>0.1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84">
            <text:p>0.84</text:p>
          </table:table-cell>
          <table:table-cell office:value-type="float" office:value="0.194877692069053">
            <text:p>0.19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84594355664512">
            <text:p>0.18</text:p>
          </table:table-cell>
          <table:table-cell office:value-type="float" office:value="0.442289935364728">
            <text:p>0.44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152955007195956">
            <text:p>0.15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85799824124764">
            <text:p>0.19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01871415142531">
            <text:p>0.3</text:p>
          </table:table-cell>
          <table:table-cell office:value-type="float" office:value="0.442520775623269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34049119107655">
            <text:p>0.13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84">
            <text:p>0.84</text:p>
          </table:table-cell>
          <table:table-cell office:value-type="float" office:value="0.213064684299286">
            <text:p>0.21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6636747661023">
            <text:p>0.19</text:p>
          </table:table-cell>
          <table:table-cell office:value-type="float" office:value="0.442520775623269">
            <text:p>0.44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149732804930105">
            <text:p>0.15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216918078061547">
            <text:p>0.22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0825074117183">
            <text:p>0.16</text:p>
          </table:table-cell>
          <table:table-cell office:value-type="float" office:value="0.44275161588181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0195118879064">
            <text:p>0.15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69">
            <text:p>0.69</text:p>
          </table:table-cell>
          <table:table-cell office:value-type="float" office:value="0.214258489945488">
            <text:p>0.21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199455579840126">
            <text:p>0.2</text:p>
          </table:table-cell>
          <table:table-cell office:value-type="float" office:value="0.44275161588181">
            <text:p>0.4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55824992477485">
            <text:p>0.16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66">
            <text:p>0.66</text:p>
          </table:table-cell>
          <table:table-cell office:value-type="float" office:value="0.219887430518785">
            <text:p>0.22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33238786787431">
            <text:p>0.13</text:p>
          </table:table-cell>
          <table:table-cell office:value-type="float" office:value="0.443213296398892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09171636969254">
            <text:p>0.21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247939763897992">
            <text:p>0.25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737798947081147">
            <text:p>0.07</text:p>
          </table:table-cell>
          <table:table-cell office:value-type="float" office:value="0.443444136657433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228342504192782">
            <text:p>0.23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232463209653078">
            <text:p>0.23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54828754901298">
            <text:p>0.25</text:p>
          </table:table-cell>
          <table:table-cell office:value-type="float" office:value="0.443444136657433">
            <text:p>0.44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43311492770222">
            <text:p>0.24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233798835118133">
            <text:p>0.23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59151693557228">
            <text:p>0.16</text:p>
          </table:table-cell>
          <table:table-cell office:value-type="float" office:value="0.443444136657433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87795564865073">
            <text:p>0.19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66">
            <text:p>0.66</text:p>
          </table:table-cell>
          <table:table-cell office:value-type="float" office:value="0.239784191288811">
            <text:p>0.24</text:p>
          </table:table-cell>
          <table:table-cell office:value-type="float" office:value="0.25646352723915">
            <text:p>0.25646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20790365582569">
            <text:p>0.12</text:p>
          </table:table-cell>
          <table:table-cell office:value-type="float" office:value="0.443905817174515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82874790360917">
            <text:p>0.18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81">
            <text:p>0.81</text:p>
          </table:table-cell>
          <table:table-cell office:value-type="float" office:value="0.120659742065204">
            <text:p>0.12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53390030160037">
            <text:p>0.25</text:p>
          </table:table-cell>
          <table:table-cell office:value-type="float" office:value="0.444136657433056">
            <text:p>0.44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17241837779587">
            <text:p>0.22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6">
            <text:p>0.6</text:p>
          </table:table-cell>
          <table:table-cell office:value-type="float" office:value="0.100856750320144">
            <text:p>0.1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97756307832979">
            <text:p>0.3</text:p>
          </table:table-cell>
          <table:table-cell office:value-type="float" office:value="0.444136657433056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00112662783727">
            <text:p>0.1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63">
            <text:p>0.63</text:p>
          </table:table-cell>
          <table:table-cell office:value-type="float" office:value="0.145516930907157">
            <text:p>0.15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22613963187494">
            <text:p>0.12</text:p>
          </table:table-cell>
          <table:table-cell office:value-type="float" office:value="0.444367497691597">
            <text:p>0.4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17357999407529">
            <text:p>0.22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9">
            <text:p>0.69</text:p>
          </table:table-cell>
          <table:table-cell office:value-type="float" office:value="0.162592223702104">
            <text:p>0.16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89325492812208">
            <text:p>0.29</text:p>
          </table:table-cell>
          <table:table-cell office:value-type="float" office:value="0.444367497691597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2571230636813">
            <text:p>0.23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78">
            <text:p>0.78</text:p>
          </table:table-cell>
          <table:table-cell office:value-type="float" office:value="0.188278871879323">
            <text:p>0.19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17026308975935">
            <text:p>0.22</text:p>
          </table:table-cell>
          <table:table-cell office:value-type="float" office:value="0.444367497691597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60393316741037">
            <text:p>0.26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0.195131941415353">
            <text:p>0.2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21590667882709">
            <text:p>0.22</text:p>
          </table:table-cell>
          <table:table-cell office:value-type="float" office:value="0.444598337950139">
            <text:p>0.44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21972275158439">
            <text:p>0.22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78">
            <text:p>0.78</text:p>
          </table:table-cell>
          <table:table-cell office:value-type="float" office:value="0.209151576929088">
            <text:p>0.21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22539321177571">
            <text:p>0.12</text:p>
          </table:table-cell>
          <table:table-cell office:value-type="float" office:value="0.44482917820868">
            <text:p>0.4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72092285515018">
            <text:p>0.17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office:value-type="float" office:value="0.225916172357731">
            <text:p>0.23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87135916102381">
            <text:p>0.19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19768003302909">
            <text:p>0.22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8">
            <text:p>0.78</text:p>
          </table:table-cell>
          <table:table-cell office:value-type="float" office:value="0.63">
            <text:p>0.63</text:p>
          </table:table-cell>
          <table:table-cell office:value-type="float" office:value="0.217497953176134">
            <text:p>0.22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59493647265187">
            <text:p>0.16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5698730852575">
            <text:p>0.26</text:p>
          </table:table-cell>
          <table:table-cell office:value-type="float" office:value="0.255309325946445">
            <text:p>0.255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63">
            <text:p>0.63</text:p>
          </table:table-cell>
          <table:table-cell office:value-type="float" office:value="0.21243629187825">
            <text:p>0.21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72837772589121">
            <text:p>0.17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37966891603474">
            <text:p>0.14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245934692906443">
            <text:p>0.25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37329868700039">
            <text:p>0.24</text:p>
          </table:table-cell>
          <table:table-cell office:value-type="float" office:value="0.445060018467221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00398634984243">
            <text:p>0.07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255163244408264">
            <text:p>0.26</text:p>
          </table:table-cell>
          <table:table-cell office:value-type="float" office:value="0.256694367497692">
            <text:p>0.2566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83355531556076">
            <text:p>0.08</text:p>
          </table:table-cell>
          <table:table-cell office:value-type="float" office:value="0.445752539242844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16943502996177">
            <text:p>0.12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4">
            <text:p>0.24</text:p>
          </table:table-cell>
          <table:table-cell office:value-type="float" office:value="0.72">
            <text:p>0.72</text:p>
          </table:table-cell>
          <table:table-cell office:value-type="float" office:value="0.11307471431937">
            <text:p>0.11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15453228616814">
            <text:p>0.22</text:p>
          </table:table-cell>
          <table:table-cell office:value-type="float" office:value="0.445983379501385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24687611525659">
            <text:p>0.12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7">
            <text:p>0.87</text:p>
          </table:table-cell>
          <table:table-cell office:value-type="float" office:value="0.174044174074497">
            <text:p>0.17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175757674714786">
            <text:p>0.18</text:p>
          </table:table-cell>
          <table:table-cell office:value-type="float" office:value="0.445983379501385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55387403694313">
            <text:p>0.16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66">
            <text:p>0.66</text:p>
          </table:table-cell>
          <table:table-cell office:value-type="float" office:value="0.152405921910462">
            <text:p>0.15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24961221143282">
            <text:p>0.22</text:p>
          </table:table-cell>
          <table:table-cell office:value-type="float" office:value="0.445983379501385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14361355965413">
            <text:p>0.11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75">
            <text:p>0.75</text:p>
          </table:table-cell>
          <table:table-cell office:value-type="float" office:value="0.1663383195751">
            <text:p>0.17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1482553596462">
            <text:p>0.31</text:p>
          </table:table-cell>
          <table:table-cell office:value-type="float" office:value="0.445983379501385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132312759351827">
            <text:p>0.13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75">
            <text:p>0.75</text:p>
          </table:table-cell>
          <table:table-cell office:value-type="float" office:value="0.173061232106328">
            <text:p>0.17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81168287409059">
            <text:p>0.18</text:p>
          </table:table-cell>
          <table:table-cell office:value-type="float" office:value="0.445983379501385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36754658711072">
            <text:p>0.24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5754712360017">
            <text:p>0.17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5">
            <text:p>0.5</text:p>
          </table:table-cell>
          <table:table-cell office:value-type="float" office:value="0.20179700638889">
            <text:p>0.2</text:p>
          </table:table-cell>
          <table:table-cell office:value-type="float" office:value="0.446214219759926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3845812933128">
            <text:p>0.25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78">
            <text:p>0.78</text:p>
          </table:table-cell>
          <table:table-cell office:value-type="float" office:value="0.191399374406654">
            <text:p>0.19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21250113712437">
            <text:p>0.22</text:p>
          </table:table-cell>
          <table:table-cell office:value-type="float" office:value="0.446214219759926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00568212300537">
            <text:p>0.2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office:value-type="float" office:value="0.19239071360094">
            <text:p>0.19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57936661589455">
            <text:p>0.26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86865805328973">
            <text:p>0.19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0.21793180985881">
            <text:p>0.22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61167960850266">
            <text:p>0.16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office:value-type="float" office:value="0.237147928800853">
            <text:p>0.24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228084522745986">
            <text:p>0.23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408688329955">
            <text:p>0.24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13504605645268">
            <text:p>0.21</text:p>
          </table:table-cell>
          <table:table-cell office:value-type="float" office:value="0.255540166204986">
            <text:p>0.255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66">
            <text:p>0.66</text:p>
          </table:table-cell>
          <table:table-cell office:value-type="float" office:value="0.20657316199882">
            <text:p>0.21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57924765519124">
            <text:p>0.16</text:p>
          </table:table-cell>
          <table:table-cell office:value-type="float" office:value="0.446675900277008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0991320533783673">
            <text:p>0.1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241713687245313">
            <text:p>0.24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75389596303354">
            <text:p>0.18</text:p>
          </table:table-cell>
          <table:table-cell office:value-type="float" office:value="0.446906740535549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3204731370404">
            <text:p>0.13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239350334606135">
            <text:p>0.24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13843293765293">
            <text:p>0.21</text:p>
          </table:table-cell>
          <table:table-cell office:value-type="float" office:value="0.446906740535549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61026607543975">
            <text:p>0.16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264681966723659">
            <text:p>0.26</text:p>
          </table:table-cell>
          <table:table-cell office:value-type="float" office:value="0.256925207756233">
            <text:p>0.256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19551774730414">
            <text:p>0.32</text:p>
          </table:table-cell>
          <table:table-cell office:value-type="float" office:value="0.447368421052632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0881676086332815">
            <text:p>0.09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69">
            <text:p>0.69</text:p>
          </table:table-cell>
          <table:table-cell office:value-type="float" office:value="0.106551935677248">
            <text:p>0.11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58913305638038">
            <text:p>0.16</text:p>
          </table:table-cell>
          <table:table-cell office:value-type="float" office:value="0.447599261311173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0201836659957">
            <text:p>0.19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75">
            <text:p>0.75</text:p>
          </table:table-cell>
          <table:table-cell office:value-type="float" office:value="0.112712234058683">
            <text:p>0.11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60708912489241">
            <text:p>0.16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1410127521209">
            <text:p>0.22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81">
            <text:p>0.81</text:p>
          </table:table-cell>
          <table:table-cell office:value-type="float" office:value="0.199215325870687">
            <text:p>0.2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00015861427109">
            <text:p>0.2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132412126527537">
            <text:p>0.13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188533121225622">
            <text:p>0.19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71590317998288">
            <text:p>0.17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3132748482085">
            <text:p>0.15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78015129002386">
            <text:p>0.18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84869598076102">
            <text:p>0.18</text:p>
          </table:table-cell>
          <table:table-cell office:value-type="float" office:value="0.447830101569714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197481765190232">
            <text:p>0.2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72">
            <text:p>0.72</text:p>
          </table:table-cell>
          <table:table-cell office:value-type="float" office:value="0.238194782990019">
            <text:p>0.24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7442414855626">
            <text:p>0.27</text:p>
          </table:table-cell>
          <table:table-cell office:value-type="float" office:value="0.448291782086796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174123014697478">
            <text:p>0.17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240174662303219">
            <text:p>0.24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82999349214976">
            <text:p>0.18</text:p>
          </table:table-cell>
          <table:table-cell office:value-type="float" office:value="0.448291782086796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07785394891221">
            <text:p>0.11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6">
            <text:p>0.6</text:p>
          </table:table-cell>
          <table:table-cell office:value-type="float" office:value="0.22708851842608">
            <text:p>0.23</text:p>
          </table:table-cell>
          <table:table-cell office:value-type="float" office:value="0.257156048014774">
            <text:p>0.2571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16079754987602">
            <text:p>0.22</text:p>
          </table:table-cell>
          <table:table-cell office:value-type="float" office:value="0.448522622345337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5851140506586">
            <text:p>0.26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1">
            <text:p>0.81</text:p>
          </table:table-cell>
          <table:table-cell office:value-type="float" office:value="0.119150107414517">
            <text:p>0.12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99732221789402">
            <text:p>0.2</text:p>
          </table:table-cell>
          <table:table-cell office:value-type="float" office:value="0.448522622345337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95514948228768">
            <text:p>0.2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66">
            <text:p>0.66</text:p>
          </table:table-cell>
          <table:table-cell office:value-type="float" office:value="0.107256836158456">
            <text:p>0.11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99943085467434">
            <text:p>0.2</text:p>
          </table:table-cell>
          <table:table-cell office:value-type="float" office:value="0.448753462603878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02609671271923">
            <text:p>0.2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119367968780979">
            <text:p>0.12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47613904873423">
            <text:p>0.15</text:p>
          </table:table-cell>
          <table:table-cell office:value-type="float" office:value="0.448984302862419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261715879854355">
            <text:p>0.26</text:p>
          </table:table-cell>
          <table:table-cell office:value-type="float" office:value="0.255771006463527">
            <text:p>0.255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87">
            <text:p>0.87</text:p>
          </table:table-cell>
          <table:table-cell office:value-type="float" office:value="0.130630981565756">
            <text:p>0.13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10147114736432">
            <text:p>0.21</text:p>
          </table:table-cell>
          <table:table-cell office:value-type="float" office:value="0.448984302862419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86517320445146">
            <text:p>0.19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3753816655898">
            <text:p>0.14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11571144331989">
            <text:p>0.31</text:p>
          </table:table-cell>
          <table:table-cell office:value-type="float" office:value="0.448984302862419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162910385269399">
            <text:p>0.16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87">
            <text:p>0.87</text:p>
          </table:table-cell>
          <table:table-cell office:value-type="float" office:value="0.177933489304033">
            <text:p>0.18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95627144499934">
            <text:p>0.3</text:p>
          </table:table-cell>
          <table:table-cell office:value-type="float" office:value="0.44921514312096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163216884022645">
            <text:p>0.16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6">
            <text:p>0.6</text:p>
          </table:table-cell>
          <table:table-cell office:value-type="float" office:value="0.143687735151488">
            <text:p>0.14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01558385213418">
            <text:p>0.3</text:p>
          </table:table-cell>
          <table:table-cell office:value-type="float" office:value="0.44921514312096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79219197924952">
            <text:p>0.18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63">
            <text:p>0.63</text:p>
          </table:table-cell>
          <table:table-cell office:value-type="float" office:value="0.148872089253183">
            <text:p>0.15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38299748316473">
            <text:p>0.24</text:p>
          </table:table-cell>
          <table:table-cell office:value-type="float" office:value="0.449445983379501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55620893231602">
            <text:p>0.26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66">
            <text:p>0.66</text:p>
          </table:table-cell>
          <table:table-cell office:value-type="float" office:value="0.156841056837558">
            <text:p>0.16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50075924919468">
            <text:p>0.25</text:p>
          </table:table-cell>
          <table:table-cell office:value-type="float" office:value="0.449445983379501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13473815816175">
            <text:p>0.21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87">
            <text:p>0.87</text:p>
          </table:table-cell>
          <table:table-cell office:value-type="float" office:value="0.197099224889378">
            <text:p>0.2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61047134096703">
            <text:p>0.16</text:p>
          </table:table-cell>
          <table:table-cell office:value-type="float" office:value="0.450138504155125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61961965230819">
            <text:p>0.16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87">
            <text:p>0.87</text:p>
          </table:table-cell>
          <table:table-cell office:value-type="float" office:value="0.203050992155591">
            <text:p>0.2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46650556432858">
            <text:p>0.15</text:p>
          </table:table-cell>
          <table:table-cell office:value-type="float" office:value="0.450138504155125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74714086113554">
            <text:p>0.17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0.188232220623121">
            <text:p>0.19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55113560820409">
            <text:p>0.16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698166372375">
            <text:p>0.2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204026469922769">
            <text:p>0.2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5474175030848">
            <text:p>0.16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49113742760308">
            <text:p>0.15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225567687473904">
            <text:p>0.23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10939253066737">
            <text:p>0.21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9802921768176">
            <text:p>0.13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6">
            <text:p>0.6</text:p>
          </table:table-cell>
          <table:table-cell office:value-type="float" office:value="0.207797290961552">
            <text:p>0.21</text:p>
          </table:table-cell>
          <table:table-cell office:value-type="float" office:value="0.257386888273315">
            <text:p>0.257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12094338170291">
            <text:p>0.21</text:p>
          </table:table-cell>
          <table:table-cell office:value-type="float" office:value="0.450369344413666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50969529732012">
            <text:p>0.15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63">
            <text:p>0.63</text:p>
          </table:table-cell>
          <table:table-cell office:value-type="float" office:value="0.0998486166736255">
            <text:p>0.1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0974428113913">
            <text:p>0.11</text:p>
          </table:table-cell>
          <table:table-cell office:value-type="float" office:value="0.450600184672207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6487790199971">
            <text:p>0.21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66">
            <text:p>0.66</text:p>
          </table:table-cell>
          <table:table-cell office:value-type="float" office:value="0.10802564886066">
            <text:p>0.11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314913706838841">
            <text:p>0.31</text:p>
          </table:table-cell>
          <table:table-cell office:value-type="float" office:value="0.450600184672207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93938602281713">
            <text:p>0.19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84">
            <text:p>0.84</text:p>
          </table:table-cell>
          <table:table-cell office:value-type="float" office:value="0.126680086678034">
            <text:p>0.13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28281857559719">
            <text:p>0.23</text:p>
          </table:table-cell>
          <table:table-cell office:value-type="float" office:value="0.450831024930748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7806924445958">
            <text:p>0.2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66">
            <text:p>0.66</text:p>
          </table:table-cell>
          <table:table-cell office:value-type="float" office:value="0.143790834427694">
            <text:p>0.14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65341615486351">
            <text:p>0.27</text:p>
          </table:table-cell>
          <table:table-cell office:value-type="float" office:value="0.451061865189289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5883189919597">
            <text:p>0.21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81">
            <text:p>0.81</text:p>
          </table:table-cell>
          <table:table-cell office:value-type="float" office:value="0.173065430719386">
            <text:p>0.17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95430975967605">
            <text:p>0.2</text:p>
          </table:table-cell>
          <table:table-cell office:value-type="float" office:value="0.451061865189289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89830026148029">
            <text:p>0.19</text:p>
          </table:table-cell>
          <table:table-cell office:value-type="float" office:value="0.256001846722068">
            <text:p>0.256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69">
            <text:p>0.69</text:p>
          </table:table-cell>
          <table:table-cell office:value-type="float" office:value="0.178183073524712">
            <text:p>0.18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35143091065585">
            <text:p>0.14</text:p>
          </table:table-cell>
          <table:table-cell office:value-type="float" office:value="0.45129270544783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934392005840737">
            <text:p>0.09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6">
            <text:p>0.6</text:p>
          </table:table-cell>
          <table:table-cell office:value-type="float" office:value="0.180012735792943">
            <text:p>0.18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99078637690016">
            <text:p>0.2</text:p>
          </table:table-cell>
          <table:table-cell office:value-type="float" office:value="0.451523545706371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157991943328054">
            <text:p>0.16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20099227221941">
            <text:p>0.22</text:p>
          </table:table-cell>
          <table:table-cell office:value-type="float" office:value="0.257617728531856">
            <text:p>0.257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75864039578926">
            <text:p>0.18</text:p>
          </table:table-cell>
          <table:table-cell office:value-type="float" office:value="0.451523545706371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806805485254704">
            <text:p>0.08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72">
            <text:p>0.72</text:p>
          </table:table-cell>
          <table:table-cell office:value-type="float" office:value="0.168996041640911">
            <text:p>0.17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87465740483727">
            <text:p>0.19</text:p>
          </table:table-cell>
          <table:table-cell office:value-type="float" office:value="0.451523545706371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148766657414168">
            <text:p>0.15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81">
            <text:p>0.81</text:p>
          </table:table-cell>
          <table:table-cell office:value-type="float" office:value="0.182966693335635">
            <text:p>0.18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35238492884517">
            <text:p>0.24</text:p>
          </table:table-cell>
          <table:table-cell office:value-type="float" office:value="0.451754385964912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845453718455">
            <text:p>0.18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75">
            <text:p>0.75</text:p>
          </table:table-cell>
          <table:table-cell office:value-type="float" office:value="0.177496367033423">
            <text:p>0.18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36745794972394">
            <text:p>0.24</text:p>
          </table:table-cell>
          <table:table-cell office:value-type="float" office:value="0.451985226223453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01469981082916">
            <text:p>0.2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211552717085789">
            <text:p>0.21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31329350871096">
            <text:p>0.13</text:p>
          </table:table-cell>
          <table:table-cell office:value-type="float" office:value="0.451985226223453">
            <text:p>0.4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18517982892984">
            <text:p>0.12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office:value-type="float" office:value="0.210108394193785">
            <text:p>0.21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32802131029383">
            <text:p>0.13</text:p>
          </table:table-cell>
          <table:table-cell office:value-type="float" office:value="0.452216066481995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34591906473562">
            <text:p>0.23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6">
            <text:p>0.6</text:p>
          </table:table-cell>
          <table:table-cell office:value-type="float" office:value="0.199541418151537">
            <text:p>0.2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24721433686406">
            <text:p>0.22</text:p>
          </table:table-cell>
          <table:table-cell office:value-type="float" office:value="0.452446906740536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4384075127183">
            <text:p>0.14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226563691793811">
            <text:p>0.23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88578606200419">
            <text:p>0.29</text:p>
          </table:table-cell>
          <table:table-cell office:value-type="float" office:value="0.452677746999077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43338550498819">
            <text:p>0.24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242098093596415">
            <text:p>0.24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76182434402502">
            <text:p>0.28</text:p>
          </table:table-cell>
          <table:table-cell office:value-type="float" office:value="0.452908587257618">
            <text:p>0.4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4041538278522">
            <text:p>0.18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247866987938318">
            <text:p>0.25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67568279944858">
            <text:p>0.27</text:p>
          </table:table-cell>
          <table:table-cell office:value-type="float" office:value="0.452908587257618">
            <text:p>0.4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64081331800062">
            <text:p>0.16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241990329194589">
            <text:p>0.24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210650015278286">
            <text:p>0.21</text:p>
          </table:table-cell>
          <table:table-cell office:value-type="float" office:value="0.4533702677747">
            <text:p>0.4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30295325777385">
            <text:p>0.23</text:p>
          </table:table-cell>
          <table:table-cell office:value-type="float" office:value="0.256232686980609">
            <text:p>0.2562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246605071458062">
            <text:p>0.25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00342886733082">
            <text:p>0.2</text:p>
          </table:table-cell>
          <table:table-cell office:value-type="float" office:value="0.453601108033241">
            <text:p>0.4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55174673966033">
            <text:p>0.16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245591806173361">
            <text:p>0.25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29429011949719">
            <text:p>0.23</text:p>
          </table:table-cell>
          <table:table-cell office:value-type="float" office:value="0.453601108033241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26919874134911">
            <text:p>0.13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72">
            <text:p>0.72</text:p>
          </table:table-cell>
          <table:table-cell office:value-type="float" office:value="0.250440271230404">
            <text:p>0.25</text:p>
          </table:table-cell>
          <table:table-cell office:value-type="float" office:value="0.257848568790397">
            <text:p>0.257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15569390244756">
            <text:p>0.22</text:p>
          </table:table-cell>
          <table:table-cell office:value-type="float" office:value="0.453831948291782">
            <text:p>0.4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70766923326328">
            <text:p>0.17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69">
            <text:p>0.69</text:p>
          </table:table-cell>
          <table:table-cell office:value-type="float" office:value="0.165594698551245">
            <text:p>0.17</text:p>
          </table:table-cell>
          <table:table-cell office:value-type="float" office:value="0.258079409048938">
            <text:p>0.25808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73666532155545">
            <text:p>0.27</text:p>
          </table:table-cell>
          <table:table-cell office:value-type="float" office:value="0.454062788550323">
            <text:p>0.4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78700902468551">
            <text:p>0.18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  <table:table-cell office:value-type="float" office:value="0.202355888438186">
            <text:p>0.2</text:p>
          </table:table-cell>
          <table:table-cell office:value-type="float" office:value="0.258079409048938">
            <text:p>0.258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31100293203145">
            <text:p>0.33</text:p>
          </table:table-cell>
          <table:table-cell office:value-type="float" office:value="0.454755309325946">
            <text:p>0.4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8004539167228">
            <text:p>0.16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6">
            <text:p>0.6</text:p>
          </table:table-cell>
          <table:table-cell office:value-type="float" office:value="0.231705593252362">
            <text:p>0.23</text:p>
          </table:table-cell>
          <table:table-cell office:value-type="float" office:value="0.258079409048938">
            <text:p>0.25808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84736408739646">
            <text:p>0.28</text:p>
          </table:table-cell>
          <table:table-cell office:value-type="float" office:value="0.454986149584488">
            <text:p>0.4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3375311688705">
            <text:p>0.12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72">
            <text:p>0.72</text:p>
          </table:table-cell>
          <table:table-cell office:value-type="float" office:value="0.160129503887216">
            <text:p>0.16</text:p>
          </table:table-cell>
          <table:table-cell office:value-type="float" office:value="0.258310249307479">
            <text:p>0.25831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72481823504302">
            <text:p>0.17</text:p>
          </table:table-cell>
          <table:table-cell office:value-type="float" office:value="0.455216989843029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9617249768493">
            <text:p>0.13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186033080405773">
            <text:p>0.19</text:p>
          </table:table-cell>
          <table:table-cell office:value-type="float" office:value="0.258310249307479">
            <text:p>0.258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12756319495793">
            <text:p>0.21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99069773951338">
            <text:p>0.2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211696402954891">
            <text:p>0.21</text:p>
          </table:table-cell>
          <table:table-cell office:value-type="float" office:value="0.258310249307479">
            <text:p>0.25831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0181753294162">
            <text:p>0.16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09352643843317">
            <text:p>0.21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6">
            <text:p>0.6</text:p>
          </table:table-cell>
          <table:table-cell office:value-type="float" office:value="0.185458336929368">
            <text:p>0.19</text:p>
          </table:table-cell>
          <table:table-cell office:value-type="float" office:value="0.258310249307479">
            <text:p>0.25831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60975057905872">
            <text:p>0.26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8838640302487">
            <text:p>0.13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0.238478422627725">
            <text:p>0.24</text:p>
          </table:table-cell>
          <table:table-cell office:value-type="float" office:value="0.258310249307479">
            <text:p>0.25831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220255508930217">
            <text:p>0.22</text:p>
          </table:table-cell>
          <table:table-cell office:value-type="float" office:value="0.45544783010157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134436791046691">
            <text:p>0.13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6">
            <text:p>0.6</text:p>
          </table:table-cell>
          <table:table-cell office:value-type="float" office:value="0.146888477839487">
            <text:p>0.15</text:p>
          </table:table-cell>
          <table:table-cell office:value-type="float" office:value="0.25854108956602">
            <text:p>0.258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300212496472">
            <text:p>0.15</text:p>
          </table:table-cell>
          <table:table-cell office:value-type="float" office:value="0.455678670360111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30688362610884">
            <text:p>0.13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6">
            <text:p>0.6</text:p>
          </table:table-cell>
          <table:table-cell office:value-type="float" office:value="0.17023556551819">
            <text:p>0.17</text:p>
          </table:table-cell>
          <table:table-cell office:value-type="float" office:value="0.25854108956602">
            <text:p>0.25854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74846109168605">
            <text:p>0.17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79113766085936">
            <text:p>0.18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75">
            <text:p>0.75</text:p>
          </table:table-cell>
          <table:table-cell office:value-type="float" office:value="0.201537625404408">
            <text:p>0.2</text:p>
          </table:table-cell>
          <table:table-cell office:value-type="float" office:value="0.25854108956602">
            <text:p>0.25854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48345629826947">
            <text:p>0.25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71343066340419">
            <text:p>0.17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87">
            <text:p>0.87</text:p>
          </table:table-cell>
          <table:table-cell office:value-type="float" office:value="0.258230097990964">
            <text:p>0.26</text:p>
          </table:table-cell>
          <table:table-cell office:value-type="float" office:value="0.25854108956602">
            <text:p>0.258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73991224898708">
            <text:p>0.27</text:p>
          </table:table-cell>
          <table:table-cell office:value-type="float" office:value="0.456140350877193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  <table:table-cell office:value-type="float" office:value="0.192674353238647">
            <text:p>0.19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6">
            <text:p>0.6</text:p>
          </table:table-cell>
          <table:table-cell office:value-type="float" office:value="0.231754577071374">
            <text:p>0.23</text:p>
          </table:table-cell>
          <table:table-cell office:value-type="float" office:value="0.25854108956602">
            <text:p>0.25854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10986370835501">
            <text:p>0.21</text:p>
          </table:table-cell>
          <table:table-cell office:value-type="float" office:value="0.456371191135734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123944457014366">
            <text:p>0.12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72">
            <text:p>0.72</text:p>
          </table:table-cell>
          <table:table-cell office:value-type="float" office:value="0.113387277735921">
            <text:p>0.11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92024501239757">
            <text:p>0.19</text:p>
          </table:table-cell>
          <table:table-cell office:value-type="float" office:value="0.45660203139427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1317081590715">
            <text:p>0.15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.78">
            <text:p>0.78</text:p>
          </table:table-cell>
          <table:table-cell office:value-type="float" office:value="0.171847366419959">
            <text:p>0.17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60385619283763">
            <text:p>0.16</text:p>
          </table:table-cell>
          <table:table-cell office:value-type="float" office:value="0.45660203139427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42223818731879">
            <text:p>0.14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188369375316354">
            <text:p>0.19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99129487559276">
            <text:p>0.2</text:p>
          </table:table-cell>
          <table:table-cell office:value-type="float" office:value="0.45660203139427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43874573432576">
            <text:p>0.24</text:p>
          </table:table-cell>
          <table:table-cell office:value-type="float" office:value="0.25646352723915">
            <text:p>0.256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190759785684129">
            <text:p>0.19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32593599914162">
            <text:p>0.13</text:p>
          </table:table-cell>
          <table:table-cell office:value-type="float" office:value="0.457063711911357">
            <text:p>0.4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17095119578832">
            <text:p>0.12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226250661864697">
            <text:p>0.23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34744922593903">
            <text:p>0.23</text:p>
          </table:table-cell>
          <table:table-cell office:value-type="float" office:value="0.457063711911357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073842407391425">
            <text:p>0.07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6">
            <text:p>0.6</text:p>
          </table:table-cell>
          <table:table-cell office:value-type="float" office:value="0.202800474909788">
            <text:p>0.2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5859467755818">
            <text:p>0.16</text:p>
          </table:table-cell>
          <table:table-cell office:value-type="float" office:value="0.457294552169898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55780673784093">
            <text:p>0.16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3">
            <text:p>0.63</text:p>
          </table:table-cell>
          <table:table-cell office:value-type="float" office:value="0.210751248504244">
            <text:p>0.21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37483351332943">
            <text:p>0.24</text:p>
          </table:table-cell>
          <table:table-cell office:value-type="float" office:value="0.457294552169898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15071014874753">
            <text:p>0.15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254942117453868">
            <text:p>0.25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61000482840502">
            <text:p>0.16</text:p>
          </table:table-cell>
          <table:table-cell office:value-type="float" office:value="0.45752539242844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176016122674143">
            <text:p>0.18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255745452085661">
            <text:p>0.26</text:p>
          </table:table-cell>
          <table:table-cell office:value-type="float" office:value="0.258771929824561">
            <text:p>0.258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11596569266619">
            <text:p>0.21</text:p>
          </table:table-cell>
          <table:table-cell office:value-type="float" office:value="0.457756232686981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9531178200801">
            <text:p>0.1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0.6">
            <text:p>0.6</text:p>
          </table:table-cell>
          <table:table-cell office:value-type="float" office:value="0.15158672585156">
            <text:p>0.15</text:p>
          </table:table-cell>
          <table:table-cell office:value-type="float" office:value="0.259002770083102">
            <text:p>0.2590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15994616445034">
            <text:p>0.32</text:p>
          </table:table-cell>
          <table:table-cell office:value-type="float" office:value="0.457756232686981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15627004546165">
            <text:p>0.12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200592470953762">
            <text:p>0.2</text:p>
          </table:table-cell>
          <table:table-cell office:value-type="float" office:value="0.259002770083102">
            <text:p>0.25900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755237186649343">
            <text:p>0.08</text:p>
          </table:table-cell>
          <table:table-cell office:value-type="float" office:value="0.45798707294552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73736742296128">
            <text:p>0.17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187819357005736">
            <text:p>0.19</text:p>
          </table:table-cell>
          <table:table-cell office:value-type="float" office:value="0.259002770083102">
            <text:p>0.25900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21638252164035">
            <text:p>0.22</text:p>
          </table:table-cell>
          <table:table-cell office:value-type="float" office:value="0.45798707294552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85272198417123">
            <text:p>0.19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231667339222277">
            <text:p>0.23</text:p>
          </table:table-cell>
          <table:table-cell office:value-type="float" office:value="0.259002770083102">
            <text:p>0.25900</text:p>
          </table:table-cell>
          <table:table-cell table:number-columns-repeated="7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03908442244579">
            <text:p>0.2</text:p>
          </table:table-cell>
          <table:table-cell office:value-type="float" office:value="0.458217913204063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2128090354153">
            <text:p>0.22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72">
            <text:p>0.72</text:p>
          </table:table-cell>
          <table:table-cell office:value-type="float" office:value="0.225597077765312">
            <text:p>0.23</text:p>
          </table:table-cell>
          <table:table-cell office:value-type="float" office:value="0.259002770083102">
            <text:p>0.25900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55687604527971">
            <text:p>0.26</text:p>
          </table:table-cell>
          <table:table-cell office:value-type="float" office:value="0.458217913204063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59904644832324">
            <text:p>0.16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229255935789211">
            <text:p>0.23</text:p>
          </table:table-cell>
          <table:table-cell office:value-type="float" office:value="0.259002770083102">
            <text:p>0.25900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39399784937709">
            <text:p>0.24</text:p>
          </table:table-cell>
          <table:table-cell office:value-type="float" office:value="0.458217913204063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3197337146296">
            <text:p>0.23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75">
            <text:p>0.75</text:p>
          </table:table-cell>
          <table:table-cell office:value-type="float" office:value="0.114146293674323">
            <text:p>0.11</text:p>
          </table:table-cell>
          <table:table-cell office:value-type="float" office:value="0.259233610341644">
            <text:p>0.25923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16340068997208">
            <text:p>0.22</text:p>
          </table:table-cell>
          <table:table-cell office:value-type="float" office:value="0.458217913204063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135492042461973">
            <text:p>0.14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84">
            <text:p>0.84</text:p>
          </table:table-cell>
          <table:table-cell office:value-type="float" office:value="0.169512937559626">
            <text:p>0.17</text:p>
          </table:table-cell>
          <table:table-cell office:value-type="float" office:value="0.259233610341644">
            <text:p>0.259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47240928080091">
            <text:p>0.25</text:p>
          </table:table-cell>
          <table:table-cell office:value-type="float" office:value="0.458448753462604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53060905547534">
            <text:p>0.15</text:p>
          </table:table-cell>
          <table:table-cell office:value-type="float" office:value="0.256694367497692">
            <text:p>0.2566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75">
            <text:p>0.75</text:p>
          </table:table-cell>
          <table:table-cell office:value-type="float" office:value="0.159594413978582">
            <text:p>0.16</text:p>
          </table:table-cell>
          <table:table-cell office:value-type="float" office:value="0.259233610341644">
            <text:p>0.25923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75210921992102">
            <text:p>0.18</text:p>
          </table:table-cell>
          <table:table-cell office:value-type="float" office:value="0.458679593721145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61754833653283">
            <text:p>0.16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78">
            <text:p>0.78</text:p>
          </table:table-cell>
          <table:table-cell office:value-type="float" office:value="0.166603298710326">
            <text:p>0.17</text:p>
          </table:table-cell>
          <table:table-cell office:value-type="float" office:value="0.259233610341644">
            <text:p>0.25923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86706258032763">
            <text:p>0.19</text:p>
          </table:table-cell>
          <table:table-cell office:value-type="float" office:value="0.458679593721145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43434418830313">
            <text:p>0.14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69">
            <text:p>0.69</text:p>
          </table:table-cell>
          <table:table-cell office:value-type="float" office:value="0.103369386979168">
            <text:p>0.1</text:p>
          </table:table-cell>
          <table:table-cell office:value-type="float" office:value="0.259464450600185">
            <text:p>0.25946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98448379218731">
            <text:p>0.2</text:p>
          </table:table-cell>
          <table:table-cell office:value-type="float" office:value="0.458910433979686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85">
            <text:p>0.85</text:p>
          </table:table-cell>
          <table:table-cell office:value-type="float" office:value="0.172707149071757">
            <text:p>0.17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5">
            <text:p>0.35</text:p>
          </table:table-cell>
          <table:table-cell office:value-type="float" office:value="0.6">
            <text:p>0.6</text:p>
          </table:table-cell>
          <table:table-cell office:value-type="float" office:value="0.142768705404315">
            <text:p>0.14</text:p>
          </table:table-cell>
          <table:table-cell office:value-type="float" office:value="0.259464450600185">
            <text:p>0.25946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86619253439947">
            <text:p>0.29</text:p>
          </table:table-cell>
          <table:table-cell office:value-type="float" office:value="0.458910433979686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45864016253298">
            <text:p>0.15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0.171581920772172">
            <text:p>0.17</text:p>
          </table:table-cell>
          <table:table-cell office:value-type="float" office:value="0.259464450600185">
            <text:p>0.2594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49265359342964">
            <text:p>0.15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3158733231789">
            <text:p>0.17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0.190317531775337">
            <text:p>0.19</text:p>
          </table:table-cell>
          <table:table-cell office:value-type="float" office:value="0.259464450600185">
            <text:p>0.25946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9752981598412">
            <text:p>0.2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81246195006916">
            <text:p>0.18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6">
            <text:p>0.6</text:p>
          </table:table-cell>
          <table:table-cell office:value-type="float" office:value="0.209653544445818">
            <text:p>0.21</text:p>
          </table:table-cell>
          <table:table-cell office:value-type="float" office:value="0.259464450600185">
            <text:p>0.2594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51649471791152">
            <text:p>0.25</text:p>
          </table:table-cell>
          <table:table-cell office:value-type="float" office:value="0.459141274238227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5678810766177">
            <text:p>0.15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.81">
            <text:p>0.81</text:p>
          </table:table-cell>
          <table:table-cell office:value-type="float" office:value="0.121908129681162">
            <text:p>0.12</text:p>
          </table:table-cell>
          <table:table-cell office:value-type="float" office:value="0.259695290858726">
            <text:p>0.25970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27988421158211">
            <text:p>0.23</text:p>
          </table:table-cell>
          <table:table-cell office:value-type="float" office:value="0.459372114496768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4146783512513">
            <text:p>0.14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office:value-type="float" office:value="0.84">
            <text:p>0.84</text:p>
          </table:table-cell>
          <table:table-cell office:value-type="float" office:value="0.17933675909058">
            <text:p>0.18</text:p>
          </table:table-cell>
          <table:table-cell office:value-type="float" office:value="0.259695290858726">
            <text:p>0.25970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82898115989018">
            <text:p>0.18</text:p>
          </table:table-cell>
          <table:table-cell office:value-type="float" office:value="0.459602954755309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02564186297127">
            <text:p>0.1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87">
            <text:p>0.87</text:p>
          </table:table-cell>
          <table:table-cell office:value-type="float" office:value="0.213385178429392">
            <text:p>0.21</text:p>
          </table:table-cell>
          <table:table-cell office:value-type="float" office:value="0.259695290858726">
            <text:p>0.25970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58136328965998">
            <text:p>0.26</text:p>
          </table:table-cell>
          <table:table-cell office:value-type="float" office:value="0.459602954755309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247735431395829">
            <text:p>0.25</text:p>
          </table:table-cell>
          <table:table-cell office:value-type="float" office:value="0.256925207756233">
            <text:p>0.25693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63">
            <text:p>0.63</text:p>
          </table:table-cell>
          <table:table-cell office:value-type="float" office:value="0.170675020351611">
            <text:p>0.17</text:p>
          </table:table-cell>
          <table:table-cell office:value-type="float" office:value="0.259695290858726">
            <text:p>0.2597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21393099812695">
            <text:p>0.12</text:p>
          </table:table-cell>
          <table:table-cell office:value-type="float" office:value="0.45983379501385">
            <text:p>0.46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146504071488385">
            <text:p>0.15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6">
            <text:p>0.6</text:p>
          </table:table-cell>
          <table:table-cell office:value-type="float" office:value="0.17670236265287">
            <text:p>0.18</text:p>
          </table:table-cell>
          <table:table-cell office:value-type="float" office:value="0.259695290858726">
            <text:p>0.25970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20920522587372">
            <text:p>0.21</text:p>
          </table:table-cell>
          <table:table-cell office:value-type="float" office:value="0.45983379501385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0865553412189507">
            <text:p>0.09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212692407274797">
            <text:p>0.21</text:p>
          </table:table-cell>
          <table:table-cell office:value-type="float" office:value="0.259695290858726">
            <text:p>0.25970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96956938557963">
            <text:p>0.2</text:p>
          </table:table-cell>
          <table:table-cell office:value-type="float" office:value="0.45983379501385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36937764891664">
            <text:p>0.14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87">
            <text:p>0.87</text:p>
          </table:table-cell>
          <table:table-cell office:value-type="float" office:value="0.189216095616415">
            <text:p>0.19</text:p>
          </table:table-cell>
          <table:table-cell office:value-type="float" office:value="0.259926131117267">
            <text:p>0.259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93913643859645">
            <text:p>0.29</text:p>
          </table:table-cell>
          <table:table-cell office:value-type="float" office:value="0.46006463527239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0881601444322892">
            <text:p>0.09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247727034169713">
            <text:p>0.25</text:p>
          </table:table-cell>
          <table:table-cell office:value-type="float" office:value="0.259926131117267">
            <text:p>0.25993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23312565749114">
            <text:p>0.22</text:p>
          </table:table-cell>
          <table:table-cell office:value-type="float" office:value="0.460064635272392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.21277404697315">
            <text:p>0.21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66">
            <text:p>0.66</text:p>
          </table:table-cell>
          <table:table-cell office:value-type="float" office:value="0.22066324090942">
            <text:p>0.22</text:p>
          </table:table-cell>
          <table:table-cell office:value-type="float" office:value="0.259926131117267">
            <text:p>0.25993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63737745298136">
            <text:p>0.26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4866775675102">
            <text:p>0.15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228544504132135">
            <text:p>0.23</text:p>
          </table:table-cell>
          <table:table-cell office:value-type="float" office:value="0.259926131117267">
            <text:p>0.25993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84541639745004">
            <text:p>0.18</text:p>
          </table:table-cell>
          <table:table-cell office:value-type="float" office:value="0.460295475530933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89161980159221">
            <text:p>0.19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23351379594274">
            <text:p>0.23</text:p>
          </table:table-cell>
          <table:table-cell office:value-type="float" office:value="0.259926131117267">
            <text:p>0.259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43073338107312">
            <text:p>0.14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4290166148449">
            <text:p>0.15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231835283744603">
            <text:p>0.23</text:p>
          </table:table-cell>
          <table:table-cell office:value-type="float" office:value="0.259926131117267">
            <text:p>0.2599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88605897185296">
            <text:p>0.19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6977138551898">
            <text:p>0.18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69">
            <text:p>0.69</text:p>
          </table:table-cell>
          <table:table-cell office:value-type="float" office:value="0.152758605407347">
            <text:p>0.15</text:p>
          </table:table-cell>
          <table:table-cell office:value-type="float" office:value="0.260156971375808">
            <text:p>0.260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97617053833217">
            <text:p>0.2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00500801235325">
            <text:p>0.1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2">
            <text:p>0.42</text:p>
          </table:table-cell>
          <table:table-cell office:value-type="float" office:value="0.72">
            <text:p>0.72</text:p>
          </table:table-cell>
          <table:table-cell office:value-type="float" office:value="0.170284549337202">
            <text:p>0.17</text:p>
          </table:table-cell>
          <table:table-cell office:value-type="float" office:value="0.260156971375808">
            <text:p>0.26016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73360033402299">
            <text:p>0.27</text:p>
          </table:table-cell>
          <table:table-cell office:value-type="float" office:value="0.460526315789474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25036796178329">
            <text:p>0.23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87">
            <text:p>0.87</text:p>
          </table:table-cell>
          <table:table-cell office:value-type="float" office:value="0.208417286156473">
            <text:p>0.21</text:p>
          </table:table-cell>
          <table:table-cell office:value-type="float" office:value="0.260156971375808">
            <text:p>0.2601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67208132246981">
            <text:p>0.27</text:p>
          </table:table-cell>
          <table:table-cell office:value-type="float" office:value="0.460757156048015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73845672979359">
            <text:p>0.27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233643019922419">
            <text:p>0.23</text:p>
          </table:table-cell>
          <table:table-cell office:value-type="float" office:value="0.260156971375808">
            <text:p>0.26016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97445377210395">
            <text:p>0.2</text:p>
          </table:table-cell>
          <table:table-cell office:value-type="float" office:value="0.46075715604801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6846841593327">
            <text:p>0.2</text:p>
          </table:table-cell>
          <table:table-cell office:value-type="float" office:value="0.257156048014774">
            <text:p>0.2571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246784678794438">
            <text:p>0.25</text:p>
          </table:table-cell>
          <table:table-cell office:value-type="float" office:value="0.260156971375808">
            <text:p>0.26016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12028793155328">
            <text:p>0.31</text:p>
          </table:table-cell>
          <table:table-cell office:value-type="float" office:value="0.460757156048015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0878037288349082">
            <text:p>0.09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6">
            <text:p>0.6</text:p>
          </table:table-cell>
          <table:table-cell office:value-type="float" office:value="0.162742440747073">
            <text:p>0.16</text:p>
          </table:table-cell>
          <table:table-cell office:value-type="float" office:value="0.260387811634349">
            <text:p>0.2603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13330363203355">
            <text:p>0.11</text:p>
          </table:table-cell>
          <table:table-cell office:value-type="float" office:value="0.460987996306556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81175751610052">
            <text:p>0.18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75">
            <text:p>0.75</text:p>
          </table:table-cell>
          <table:table-cell office:value-type="float" office:value="0.189229157968151">
            <text:p>0.19</text:p>
          </table:table-cell>
          <table:table-cell office:value-type="float" office:value="0.260387811634349">
            <text:p>0.26039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88881139596886">
            <text:p>0.19</text:p>
          </table:table-cell>
          <table:table-cell office:value-type="float" office:value="0.461218836565097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988320858009904">
            <text:p>0.1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75">
            <text:p>0.75</text:p>
          </table:table-cell>
          <table:table-cell office:value-type="float" office:value="0.224869784681127">
            <text:p>0.22</text:p>
          </table:table-cell>
          <table:table-cell office:value-type="float" office:value="0.260387811634349">
            <text:p>0.260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23181475719187">
            <text:p>0.22</text:p>
          </table:table-cell>
          <table:table-cell office:value-type="float" office:value="0.461449676823638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48045428993289">
            <text:p>0.15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221048580285646">
            <text:p>0.22</text:p>
          </table:table-cell>
          <table:table-cell office:value-type="float" office:value="0.260387811634349">
            <text:p>0.26039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70159523970582">
            <text:p>0.17</text:p>
          </table:table-cell>
          <table:table-cell office:value-type="float" office:value="0.46191135734072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81270920172703">
            <text:p>0.18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1">
            <text:p>0.91</text:p>
          </table:table-cell>
          <table:table-cell office:value-type="float" office:value="0.63">
            <text:p>0.63</text:p>
          </table:table-cell>
          <table:table-cell office:value-type="float" office:value="0.222903900744787">
            <text:p>0.22</text:p>
          </table:table-cell>
          <table:table-cell office:value-type="float" office:value="0.260387811634349">
            <text:p>0.26039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98598129751139">
            <text:p>0.2</text:p>
          </table:table-cell>
          <table:table-cell office:value-type="float" office:value="0.462142197599261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2326348862759">
            <text:p>0.23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office:value-type="float" office:value="0.190504136800144">
            <text:p>0.19</text:p>
          </table:table-cell>
          <table:table-cell office:value-type="float" office:value="0.26061865189289">
            <text:p>0.260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824262385325381">
            <text:p>0.08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28708016785122">
            <text:p>0.13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6">
            <text:p>0.6</text:p>
          </table:table-cell>
          <table:table-cell office:value-type="float" office:value="0.189232890068647">
            <text:p>0.19</text:p>
          </table:table-cell>
          <table:table-cell office:value-type="float" office:value="0.26061865189289">
            <text:p>0.26062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22323559117638">
            <text:p>0.22</text:p>
          </table:table-cell>
          <table:table-cell office:value-type="float" office:value="0.462373037857802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7997728083823">
            <text:p>0.18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238414043894167">
            <text:p>0.24</text:p>
          </table:table-cell>
          <table:table-cell office:value-type="float" office:value="0.26061865189289">
            <text:p>0.26062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053378367346">
            <text:p>0.12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206392155124757">
            <text:p>0.21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09124519200491">
            <text:p>0.21</text:p>
          </table:table-cell>
          <table:table-cell office:value-type="float" office:value="0.26061865189289">
            <text:p>0.26062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84786558840063">
            <text:p>0.18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51429044605599">
            <text:p>0.15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81">
            <text:p>0.81</text:p>
          </table:table-cell>
          <table:table-cell office:value-type="float" office:value="0.170913874783363">
            <text:p>0.17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06831143445615">
            <text:p>0.21</text:p>
          </table:table-cell>
          <table:table-cell office:value-type="float" office:value="0.462603878116344">
            <text:p>0.46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797934748888">
            <text:p>0.16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4">
            <text:p>0.34</text:p>
          </table:table-cell>
          <table:table-cell office:value-type="float" office:value="0.66">
            <text:p>0.66</text:p>
          </table:table-cell>
          <table:table-cell office:value-type="float" office:value="0.151372596585595">
            <text:p>0.15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6294070858593">
            <text:p>0.16</text:p>
          </table:table-cell>
          <table:table-cell office:value-type="float" office:value="0.462834718374885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8058468019398">
            <text:p>0.12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63">
            <text:p>0.63</text:p>
          </table:table-cell>
          <table:table-cell office:value-type="float" office:value="0.169223233258614">
            <text:p>0.17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24508004189283">
            <text:p>0.12</text:p>
          </table:table-cell>
          <table:table-cell office:value-type="float" office:value="0.463065558633426">
            <text:p>0.46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7615817574928">
            <text:p>0.21</text:p>
          </table:table-cell>
          <table:table-cell office:value-type="float" office:value="0.257386888273315">
            <text:p>0.2573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office:value-type="float" office:value="0.217974262501954">
            <text:p>0.22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48355193334469">
            <text:p>0.15</text:p>
          </table:table-cell>
          <table:table-cell office:value-type="float" office:value="0.463065558633426">
            <text:p>0.46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0783274591626566">
            <text:p>0.08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1">
            <text:p>0.71</text:p>
          </table:table-cell>
          <table:table-cell office:value-type="float" office:value="0.63">
            <text:p>0.63</text:p>
          </table:table-cell>
          <table:table-cell office:value-type="float" office:value="0.199043649247865">
            <text:p>0.2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13863820318022">
            <text:p>0.21</text:p>
          </table:table-cell>
          <table:table-cell office:value-type="float" office:value="0.463296398891967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713409670338898">
            <text:p>0.07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0.223549554130619">
            <text:p>0.22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13113668118298">
            <text:p>0.21</text:p>
          </table:table-cell>
          <table:table-cell office:value-type="float" office:value="0.463296398891967">
            <text:p>0.46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07208785364568">
            <text:p>0.11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255649817010448">
            <text:p>0.26</text:p>
          </table:table-cell>
          <table:table-cell office:value-type="float" office:value="0.260849492151431">
            <text:p>0.26085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08473734176477">
            <text:p>0.21</text:p>
          </table:table-cell>
          <table:table-cell office:value-type="float" office:value="0.463296398891967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11316428473128">
            <text:p>0.11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6">
            <text:p>0.6</text:p>
          </table:table-cell>
          <table:table-cell office:value-type="float" office:value="0.154085833646286">
            <text:p>0.15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37049028137705">
            <text:p>0.24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75189928926811">
            <text:p>0.18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3">
            <text:p>0.43</text:p>
          </table:table-cell>
          <table:table-cell office:value-type="float" office:value="0.63">
            <text:p>0.63</text:p>
          </table:table-cell>
          <table:table-cell office:value-type="float" office:value="0.159614474018749">
            <text:p>0.16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22176141148041">
            <text:p>0.22</text:p>
          </table:table-cell>
          <table:table-cell office:value-type="float" office:value="0.463527239150508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0940354036383315">
            <text:p>0.09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172808848810276">
            <text:p>0.17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71602913837462">
            <text:p>0.17</text:p>
          </table:table-cell>
          <table:table-cell office:value-type="float" office:value="0.463758079409049">
            <text:p>0.46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069848593348">
            <text:p>0.15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8">
            <text:p>0.48</text:p>
          </table:table-cell>
          <table:table-cell office:value-type="float" office:value="0.72">
            <text:p>0.72</text:p>
          </table:table-cell>
          <table:table-cell office:value-type="float" office:value="0.176930020783135">
            <text:p>0.18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99554947015836">
            <text:p>0.2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133815862826646">
            <text:p>0.13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173440506819247">
            <text:p>0.17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48439632108194">
            <text:p>0.15</text:p>
          </table:table-cell>
          <table:table-cell office:value-type="float" office:value="0.46398891966759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70009306925612">
            <text:p>0.17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3">
            <text:p>0.63</text:p>
          </table:table-cell>
          <table:table-cell office:value-type="float" office:value="0.72">
            <text:p>0.72</text:p>
          </table:table-cell>
          <table:table-cell office:value-type="float" office:value="0.199621658312204">
            <text:p>0.2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28395453368571">
            <text:p>0.13</text:p>
          </table:table-cell>
          <table:table-cell office:value-type="float" office:value="0.464219759926131">
            <text:p>0.4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044547284547">
            <text:p>0.2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6">
            <text:p>0.6</text:p>
          </table:table-cell>
          <table:table-cell office:value-type="float" office:value="0.196624315101245">
            <text:p>0.2</text:p>
          </table:table-cell>
          <table:table-cell office:value-type="float" office:value="0.261080332409972">
            <text:p>0.261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37797081030899">
            <text:p>0.14</text:p>
          </table:table-cell>
          <table:table-cell office:value-type="float" office:value="0.464219759926131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0479504936869">
            <text:p>0.11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9">
            <text:p>0.29</text:p>
          </table:table-cell>
          <table:table-cell office:value-type="float" office:value="0.81">
            <text:p>0.81</text:p>
          </table:table-cell>
          <table:table-cell office:value-type="float" office:value="0.167665547814039">
            <text:p>0.17</text:p>
          </table:table-cell>
          <table:table-cell office:value-type="float" office:value="0.261311172668513">
            <text:p>0.26131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56962816616244">
            <text:p>0.16</text:p>
          </table:table-cell>
          <table:table-cell office:value-type="float" office:value="0.464450600184672">
            <text:p>0.46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0485126413241">
            <text:p>0.14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1">
            <text:p>0.41</text:p>
          </table:table-cell>
          <table:table-cell office:value-type="float" office:value="0.87">
            <text:p>0.87</text:p>
          </table:table-cell>
          <table:table-cell office:value-type="float" office:value="0.188325056622962">
            <text:p>0.19</text:p>
          </table:table-cell>
          <table:table-cell office:value-type="float" office:value="0.261311172668513">
            <text:p>0.26131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39313480113736">
            <text:p>0.24</text:p>
          </table:table-cell>
          <table:table-cell office:value-type="float" office:value="0.464450600184672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182224938362028">
            <text:p>0.18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241590994441503">
            <text:p>0.24</text:p>
          </table:table-cell>
          <table:table-cell office:value-type="float" office:value="0.261311172668513">
            <text:p>0.26131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233388304063558">
            <text:p>0.23</text:p>
          </table:table-cell>
          <table:table-cell office:value-type="float" office:value="0.464450600184672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23898505527008">
            <text:p>0.22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252369300674344">
            <text:p>0.25</text:p>
          </table:table-cell>
          <table:table-cell office:value-type="float" office:value="0.261311172668513">
            <text:p>0.26131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36830700258681">
            <text:p>0.24</text:p>
          </table:table-cell>
          <table:table-cell office:value-type="float" office:value="0.464912280701754">
            <text:p>0.46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4372925476951">
            <text:p>0.19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63">
            <text:p>0.63</text:p>
          </table:table-cell>
          <table:table-cell office:value-type="float" office:value="0.230661071626006">
            <text:p>0.23</text:p>
          </table:table-cell>
          <table:table-cell office:value-type="float" office:value="0.261311172668513">
            <text:p>0.26131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23230926050761">
            <text:p>0.22</text:p>
          </table:table-cell>
          <table:table-cell office:value-type="float" office:value="0.465143120960295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121432286867905">
            <text:p>0.12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6">
            <text:p>0.6</text:p>
          </table:table-cell>
          <table:table-cell office:value-type="float" office:value="0.141468068381411">
            <text:p>0.14</text:p>
          </table:table-cell>
          <table:table-cell office:value-type="float" office:value="0.261542012927054">
            <text:p>0.2615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39220177601332">
            <text:p>0.24</text:p>
          </table:table-cell>
          <table:table-cell office:value-type="float" office:value="0.46537396121883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865019255306">
            <text:p>0.16</text:p>
          </table:table-cell>
          <table:table-cell office:value-type="float" office:value="0.257617728531856">
            <text:p>0.2576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63">
            <text:p>0.63</text:p>
          </table:table-cell>
          <table:table-cell office:value-type="float" office:value="0.159017804451929">
            <text:p>0.16</text:p>
          </table:table-cell>
          <table:table-cell office:value-type="float" office:value="0.261542012927054">
            <text:p>0.26154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77823625595678">
            <text:p>0.28</text:p>
          </table:table-cell>
          <table:table-cell office:value-type="float" office:value="0.465373961218837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93226937368356">
            <text:p>0.09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66">
            <text:p>0.66</text:p>
          </table:table-cell>
          <table:table-cell office:value-type="float" office:value="0.16446480512604">
            <text:p>0.16</text:p>
          </table:table-cell>
          <table:table-cell office:value-type="float" office:value="0.261542012927054">
            <text:p>0.26154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53223018662835">
            <text:p>0.25</text:p>
          </table:table-cell>
          <table:table-cell office:value-type="float" office:value="0.465373961218837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20435816035436">
            <text:p>0.12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0.6">
            <text:p>0.6</text:p>
          </table:table-cell>
          <table:table-cell office:value-type="float" office:value="0.225707174729948">
            <text:p>0.23</text:p>
          </table:table-cell>
          <table:table-cell office:value-type="float" office:value="0.261542012927054">
            <text:p>0.26154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97151474296324">
            <text:p>0.2</text:p>
          </table:table-cell>
          <table:table-cell office:value-type="float" office:value="0.465373961218837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04879488142417">
            <text:p>0.1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  <table:table-cell office:value-type="float" office:value="0.169021699831822">
            <text:p>0.17</text:p>
          </table:table-cell>
          <table:table-cell office:value-type="float" office:value="0.261772853185596">
            <text:p>0.26177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4051474996093">
            <text:p>0.24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21563283595319">
            <text:p>0.22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0.202026997081964">
            <text:p>0.2</text:p>
          </table:table-cell>
          <table:table-cell office:value-type="float" office:value="0.261772853185596">
            <text:p>0.26177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75003090645723">
            <text:p>0.28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54340316248866">
            <text:p>0.25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63">
            <text:p>0.63</text:p>
          </table:table-cell>
          <table:table-cell office:value-type="float" office:value="0.217499819226382">
            <text:p>0.22</text:p>
          </table:table-cell>
          <table:table-cell office:value-type="float" office:value="0.261772853185596">
            <text:p>0.26177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46816401648655">
            <text:p>0.25</text:p>
          </table:table-cell>
          <table:table-cell office:value-type="float" office:value="0.465604801477378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68217898687467">
            <text:p>0.17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63">
            <text:p>0.63</text:p>
          </table:table-cell>
          <table:table-cell office:value-type="float" office:value="0.0996354204327837">
            <text:p>0.1</text:p>
          </table:table-cell>
          <table:table-cell office:value-type="float" office:value="0.262003693444137">
            <text:p>0.26200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11374975799661">
            <text:p>0.21</text:p>
          </table:table-cell>
          <table:table-cell office:value-type="float" office:value="0.465835641735919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63580763821018">
            <text:p>0.16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7">
            <text:p>0.47</text:p>
          </table:table-cell>
          <table:table-cell office:value-type="float" office:value="0.69">
            <text:p>0.69</text:p>
          </table:table-cell>
          <table:table-cell office:value-type="float" office:value="0.174082894617145">
            <text:p>0.17</text:p>
          </table:table-cell>
          <table:table-cell office:value-type="float" office:value="0.262003693444137">
            <text:p>0.26200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36690279977514">
            <text:p>0.24</text:p>
          </table:table-cell>
          <table:table-cell office:value-type="float" office:value="0.465835641735919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9907443907696">
            <text:p>0.16</text:p>
          </table:table-cell>
          <table:table-cell office:value-type="float" office:value="0.257848568790397">
            <text:p>0.2578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69">
            <text:p>0.69</text:p>
          </table:table-cell>
          <table:table-cell office:value-type="float" office:value="0.229391690944758">
            <text:p>0.23</text:p>
          </table:table-cell>
          <table:table-cell office:value-type="float" office:value="0.262003693444137">
            <text:p>0.26200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210014625168819">
            <text:p>0.21</text:p>
          </table:table-cell>
          <table:table-cell office:value-type="float" office:value="0.465835641735919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78503334398537">
            <text:p>0.08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0.63">
            <text:p>0.63</text:p>
          </table:table-cell>
          <table:table-cell office:value-type="float" office:value="0.177525290812268">
            <text:p>0.18</text:p>
          </table:table-cell>
          <table:table-cell office:value-type="float" office:value="0.262234533702678">
            <text:p>0.2622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25465287966542">
            <text:p>0.33</text:p>
          </table:table-cell>
          <table:table-cell office:value-type="float" office:value="0.465835641735919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21239617179792">
            <text:p>0.12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63">
            <text:p>0.63</text:p>
          </table:table-cell>
          <table:table-cell office:value-type="float" office:value="0.190645956618997">
            <text:p>0.19</text:p>
          </table:table-cell>
          <table:table-cell office:value-type="float" office:value="0.262234533702678">
            <text:p>0.26223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73638308145543">
            <text:p>0.17</text:p>
          </table:table-cell>
          <table:table-cell office:value-type="float" office:value="0.46606648199446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0855849950899553">
            <text:p>0.09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25775752076564">
            <text:p>0.26</text:p>
          </table:table-cell>
          <table:table-cell office:value-type="float" office:value="0.262234533702678">
            <text:p>0.2622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09830819219384">
            <text:p>0.21</text:p>
          </table:table-cell>
          <table:table-cell office:value-type="float" office:value="0.466528162511542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183689321294199">
            <text:p>0.18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">
            <text:p>0.3</text:p>
          </table:table-cell>
          <table:table-cell office:value-type="float" office:value="0.78">
            <text:p>0.78</text:p>
          </table:table-cell>
          <table:table-cell office:value-type="float" office:value="0.166022490570615">
            <text:p>0.17</text:p>
          </table:table-cell>
          <table:table-cell office:value-type="float" office:value="0.262465373961219">
            <text:p>0.2624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43671640468099">
            <text:p>0.24</text:p>
          </table:table-cell>
          <table:table-cell office:value-type="float" office:value="0.466759002770083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2205671393216">
            <text:p>0.2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5">
            <text:p>0.85</text:p>
          </table:table-cell>
          <table:table-cell office:value-type="float" office:value="0.66">
            <text:p>0.66</text:p>
          </table:table-cell>
          <table:table-cell office:value-type="float" office:value="0.223552819718553">
            <text:p>0.22</text:p>
          </table:table-cell>
          <table:table-cell office:value-type="float" office:value="0.262465373961219">
            <text:p>0.2624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71684320279534">
            <text:p>0.27</text:p>
          </table:table-cell>
          <table:table-cell office:value-type="float" office:value="0.467451523545706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8868660385853">
            <text:p>0.14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243841451040673">
            <text:p>0.24</text:p>
          </table:table-cell>
          <table:table-cell office:value-type="float" office:value="0.262465373961219">
            <text:p>0.26247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97952709621588">
            <text:p>0.3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2237347596177">
            <text:p>0.14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257678680142659">
            <text:p>0.26</text:p>
          </table:table-cell>
          <table:table-cell office:value-type="float" office:value="0.262465373961219">
            <text:p>0.2624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53584565898398">
            <text:p>0.25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82145631226485">
            <text:p>0.18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63">
            <text:p>0.63</text:p>
          </table:table-cell>
          <table:table-cell office:value-type="float" office:value="0.218761269194076">
            <text:p>0.22</text:p>
          </table:table-cell>
          <table:table-cell office:value-type="float" office:value="0.26269621421976">
            <text:p>0.2627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12529594390653">
            <text:p>0.21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992962658001973">
            <text:p>0.1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234834959518372">
            <text:p>0.23</text:p>
          </table:table-cell>
          <table:table-cell office:value-type="float" office:value="0.26269621421976">
            <text:p>0.26270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37893882387518">
            <text:p>0.24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119427215876356">
            <text:p>0.12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0.6">
            <text:p>0.6</text:p>
          </table:table-cell>
          <table:table-cell office:value-type="float" office:value="0.0997142610557646">
            <text:p>0.1</text:p>
          </table:table-cell>
          <table:table-cell office:value-type="float" office:value="0.262927054478301">
            <text:p>0.2629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99966644351816">
            <text:p>0.3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61751568065349">
            <text:p>0.16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2121335252255">
            <text:p>0.21</text:p>
          </table:table-cell>
          <table:table-cell office:value-type="float" office:value="0.262927054478301">
            <text:p>0.26293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150844504365391">
            <text:p>0.15</text:p>
          </table:table-cell>
          <table:table-cell office:value-type="float" office:value="0.467682363804247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48659359524904">
            <text:p>0.15</text:p>
          </table:table-cell>
          <table:table-cell office:value-type="float" office:value="0.258079409048938">
            <text:p>0.2580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  <table:table-cell office:value-type="float" office:value="0.195613382379354">
            <text:p>0.2</text:p>
          </table:table-cell>
          <table:table-cell office:value-type="float" office:value="0.262927054478301">
            <text:p>0.26293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20683067693305">
            <text:p>0.12</text:p>
          </table:table-cell>
          <table:table-cell office:value-type="float" office:value="0.467913204062789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28235439559799">
            <text:p>0.13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243787802096041">
            <text:p>0.24</text:p>
          </table:table-cell>
          <table:table-cell office:value-type="float" office:value="0.262927054478301">
            <text:p>0.26293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32723290406402">
            <text:p>0.13</text:p>
          </table:table-cell>
          <table:table-cell office:value-type="float" office:value="0.467913204062789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40441740744974">
            <text:p>0.14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168704471289651">
            <text:p>0.17</text:p>
          </table:table-cell>
          <table:table-cell office:value-type="float" office:value="0.263157894736842">
            <text:p>0.2631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87753578734491">
            <text:p>0.19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0758250857799973">
            <text:p>0.08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245443455178639">
            <text:p>0.25</text:p>
          </table:table-cell>
          <table:table-cell office:value-type="float" office:value="0.263157894736842">
            <text:p>0.263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0175058838897">
            <text:p>0.15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22390503670288">
            <text:p>0.12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32">
            <text:p>0.32</text:p>
          </table:table-cell>
          <table:table-cell office:value-type="float" office:value="0.6">
            <text:p>0.6</text:p>
          </table:table-cell>
          <table:table-cell office:value-type="float" office:value="0.140405352765137">
            <text:p>0.14</text:p>
          </table:table-cell>
          <table:table-cell office:value-type="float" office:value="0.263388734995383">
            <text:p>0.263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99043182735303">
            <text:p>0.2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815431302526399">
            <text:p>0.08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office:value-type="float" office:value="0.22302472749835">
            <text:p>0.22</text:p>
          </table:table-cell>
          <table:table-cell office:value-type="float" office:value="0.263388734995383">
            <text:p>0.26339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35021098030617">
            <text:p>0.24</text:p>
          </table:table-cell>
          <table:table-cell office:value-type="float" office:value="0.46814404432133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165682869425466">
            <text:p>0.17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66">
            <text:p>0.66</text:p>
          </table:table-cell>
          <table:table-cell office:value-type="float" office:value="0.230118984028942">
            <text:p>0.23</text:p>
          </table:table-cell>
          <table:table-cell office:value-type="float" office:value="0.263619575253924">
            <text:p>0.26362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87284733609664">
            <text:p>0.19</text:p>
          </table:table-cell>
          <table:table-cell office:value-type="float" office:value="0.468374884579871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71396715285051">
            <text:p>0.17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234988908663838">
            <text:p>0.23</text:p>
          </table:table-cell>
          <table:table-cell office:value-type="float" office:value="0.263619575253924">
            <text:p>0.26362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57438659429502">
            <text:p>0.16</text:p>
          </table:table-cell>
          <table:table-cell office:value-type="float" office:value="0.468374884579871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61061595986126">
            <text:p>0.16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5">
            <text:p>0.65</text:p>
          </table:table-cell>
          <table:table-cell office:value-type="float" office:value="0.84">
            <text:p>0.84</text:p>
          </table:table-cell>
          <table:table-cell office:value-type="float" office:value="0.216257962786293">
            <text:p>0.22</text:p>
          </table:table-cell>
          <table:table-cell office:value-type="float" office:value="0.263850415512465">
            <text:p>0.26385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4404298446746">
            <text:p>0.14</text:p>
          </table:table-cell>
          <table:table-cell office:value-type="float" office:value="0.468605724838412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7009934385008">
            <text:p>0.16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3">
            <text:p>0.53</text:p>
          </table:table-cell>
          <table:table-cell office:value-type="float" office:value="0.69">
            <text:p>0.69</text:p>
          </table:table-cell>
          <table:table-cell office:value-type="float" office:value="0.184453935383345">
            <text:p>0.18</text:p>
          </table:table-cell>
          <table:table-cell office:value-type="float" office:value="0.264081255771006">
            <text:p>0.26408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74294458064019">
            <text:p>0.27</text:p>
          </table:table-cell>
          <table:table-cell office:value-type="float" office:value="0.468836565096953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7191221166608">
            <text:p>0.17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4">
            <text:p>0.84</text:p>
          </table:table-cell>
          <table:table-cell office:value-type="float" office:value="0.6">
            <text:p>0.6</text:p>
          </table:table-cell>
          <table:table-cell office:value-type="float" office:value="0.209674537511109">
            <text:p>0.21</text:p>
          </table:table-cell>
          <table:table-cell office:value-type="float" office:value="0.264081255771006">
            <text:p>0.264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87292664323219">
            <text:p>0.19</text:p>
          </table:table-cell>
          <table:table-cell office:value-type="float" office:value="0.469298245614035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70295745638691">
            <text:p>0.17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72">
            <text:p>0.72</text:p>
          </table:table-cell>
          <table:table-cell office:value-type="float" office:value="0.235456820763541">
            <text:p>0.24</text:p>
          </table:table-cell>
          <table:table-cell office:value-type="float" office:value="0.264542936288089">
            <text:p>0.26454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32727955532023">
            <text:p>0.13</text:p>
          </table:table-cell>
          <table:table-cell office:value-type="float" office:value="0.469298245614035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72996853372769">
            <text:p>0.17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09016521542384">
            <text:p>0.11</text:p>
          </table:table-cell>
          <table:table-cell office:value-type="float" office:value="0.26477377654663">
            <text:p>0.26477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18199588069408">
            <text:p>0.22</text:p>
          </table:table-cell>
          <table:table-cell office:value-type="float" office:value="0.469298245614035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15502212435825">
            <text:p>0.22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75">
            <text:p>0.75</text:p>
          </table:table-cell>
          <table:table-cell office:value-type="float" office:value="0.179639992255892">
            <text:p>0.18</text:p>
          </table:table-cell>
          <table:table-cell office:value-type="float" office:value="0.265235457063712">
            <text:p>0.26524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25368486609923">
            <text:p>0.23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1393053161439">
            <text:p>0.21</text:p>
          </table:table-cell>
          <table:table-cell office:value-type="float" office:value="0.258310249307479">
            <text:p>0.2583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219306622379074">
            <text:p>0.22</text:p>
          </table:table-cell>
          <table:table-cell office:value-type="float" office:value="0.265235457063712">
            <text:p>0.26524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34446587810493">
            <text:p>0.13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21312393139466">
            <text:p>0.12</text:p>
          </table:table-cell>
          <table:table-cell office:value-type="float" office:value="0.25854108956602">
            <text:p>0.258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126825172084821">
            <text:p>0.13</text:p>
          </table:table-cell>
          <table:table-cell office:value-type="float" office:value="0.265466297322253">
            <text:p>0.2654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199578739156499">
            <text:p>0.2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3104477820827">
            <text:p>0.19</text:p>
          </table:table-cell>
          <table:table-cell office:value-type="float" office:value="0.25854108956602">
            <text:p>0.258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6">
            <text:p>0.56</text:p>
          </table:table-cell>
          <table:table-cell office:value-type="float" office:value="0.63">
            <text:p>0.63</text:p>
          </table:table-cell>
          <table:table-cell office:value-type="float" office:value="0.177438519475733">
            <text:p>0.18</text:p>
          </table:table-cell>
          <table:table-cell office:value-type="float" office:value="0.265466297322253">
            <text:p>0.2654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132700897803426">
            <text:p>0.13</text:p>
          </table:table-cell>
          <table:table-cell office:value-type="float" office:value="0.469529085872576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7677840420048">
            <text:p>0.18</text:p>
          </table:table-cell>
          <table:table-cell office:value-type="float" office:value="0.25854108956602">
            <text:p>0.258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251256201701371">
            <text:p>0.25</text:p>
          </table:table-cell>
          <table:table-cell office:value-type="float" office:value="0.265466297322253">
            <text:p>0.26547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84708417985925">
            <text:p>0.28</text:p>
          </table:table-cell>
          <table:table-cell office:value-type="float" office:value="0.46975992613111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37223270579619">
            <text:p>0.14</text:p>
          </table:table-cell>
          <table:table-cell office:value-type="float" office:value="0.25854108956602">
            <text:p>0.258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237591582247331">
            <text:p>0.24</text:p>
          </table:table-cell>
          <table:table-cell office:value-type="float" office:value="0.265697137580794">
            <text:p>0.26570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98139547902676">
            <text:p>0.2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123377644251516">
            <text:p>0.12</text:p>
          </table:table-cell>
          <table:table-cell office:value-type="float" office:value="0.25854108956602">
            <text:p>0.258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0.101125928068428">
            <text:p>0.1</text:p>
          </table:table-cell>
          <table:table-cell office:value-type="float" office:value="0.266158818097876">
            <text:p>0.26616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90443256910801">
            <text:p>0.29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42452643143548">
            <text:p>0.24</text:p>
          </table:table-cell>
          <table:table-cell office:value-type="float" office:value="0.25854108956602">
            <text:p>0.25854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office:value-type="float" office:value="0.6">
            <text:p>0.6</text:p>
          </table:table-cell>
          <table:table-cell office:value-type="float" office:value="0.220139813814836">
            <text:p>0.22</text:p>
          </table:table-cell>
          <table:table-cell office:value-type="float" office:value="0.266389658356417">
            <text:p>0.26639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5775752076564">
            <text:p>0.26</text:p>
          </table:table-cell>
          <table:table-cell office:value-type="float" office:value="0.469990766389658">
            <text:p>0.47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0905995386190762">
            <text:p>0.09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6">
            <text:p>0.6</text:p>
          </table:table-cell>
          <table:table-cell office:value-type="float" office:value="0.216861630041543">
            <text:p>0.22</text:p>
          </table:table-cell>
          <table:table-cell office:value-type="float" office:value="0.266620498614958">
            <text:p>0.26662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35609836883883">
            <text:p>0.24</text:p>
          </table:table-cell>
          <table:table-cell office:value-type="float" office:value="0.470221606648199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919151040439641">
            <text:p>0.09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3">
            <text:p>0.23</text:p>
          </table:table-cell>
          <table:table-cell office:value-type="float" office:value="0.78">
            <text:p>0.78</text:p>
          </table:table-cell>
          <table:table-cell office:value-type="float" office:value="0.116177489369345">
            <text:p>0.12</text:p>
          </table:table-cell>
          <table:table-cell office:value-type="float" office:value="0.268005540166205">
            <text:p>0.26801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21815526937602">
            <text:p>0.22</text:p>
          </table:table-cell>
          <table:table-cell office:value-type="float" office:value="0.470221606648199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0976630053205758">
            <text:p>0.1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4">
            <text:p>0.54</text:p>
          </table:table-cell>
          <table:table-cell office:value-type="float" office:value="0.63">
            <text:p>0.63</text:p>
          </table:table-cell>
          <table:table-cell office:value-type="float" office:value="0.175346210635087">
            <text:p>0.18</text:p>
          </table:table-cell>
          <table:table-cell office:value-type="float" office:value="0.268467220683287">
            <text:p>0.26847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38339401884244">
            <text:p>0.24</text:p>
          </table:table-cell>
          <table:table-cell office:value-type="float" office:value="0.470452446906741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8434173911218">
            <text:p>0.08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245207866334821">
            <text:p>0.25</text:p>
          </table:table-cell>
          <table:table-cell office:value-type="float" office:value="0.26915974145891">
            <text:p>0.26916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75622386071801">
            <text:p>0.18</text:p>
          </table:table-cell>
          <table:table-cell office:value-type="float" office:value="0.470683287165282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63837812242689">
            <text:p>0.16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5">
            <text:p>0.75</text:p>
          </table:table-cell>
          <table:table-cell office:value-type="float" office:value="0.66">
            <text:p>0.66</text:p>
          </table:table-cell>
          <table:table-cell office:value-type="float" office:value="0.209505659963659">
            <text:p>0.21</text:p>
          </table:table-cell>
          <table:table-cell office:value-type="float" office:value="0.269390581717452">
            <text:p>0.26939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66602132428921">
            <text:p>0.27</text:p>
          </table:table-cell>
          <table:table-cell office:value-type="float" office:value="0.470914127423823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44637088215193">
            <text:p>0.14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7">
            <text:p>0.87</text:p>
          </table:table-cell>
          <table:table-cell office:value-type="float" office:value="0.66">
            <text:p>0.66</text:p>
          </table:table-cell>
          <table:table-cell office:value-type="float" office:value="0.221224922034088">
            <text:p>0.22</text:p>
          </table:table-cell>
          <table:table-cell office:value-type="float" office:value="0.270083102493075">
            <text:p>0.27008</text:p>
          </table:table-cell>
          <table:table-cell table:number-columns-repeated="7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63996659770056">
            <text:p>0.26</text:p>
          </table:table-cell>
          <table:table-cell office:value-type="float" office:value="0.470914127423823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20864307823649">
            <text:p>0.22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5">
            <text:p>0.55</text:p>
          </table:table-cell>
          <table:table-cell office:value-type="float" office:value="0.66">
            <text:p>0.66</text:p>
          </table:table-cell>
          <table:table-cell office:value-type="float" office:value="0.182216074623349">
            <text:p>0.18</text:p>
          </table:table-cell>
          <table:table-cell office:value-type="float" office:value="0.270775623268698">
            <text:p>0.27078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70066221458178">
            <text:p>0.17</text:p>
          </table:table-cell>
          <table:table-cell office:value-type="float" office:value="0.470914127423823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39790489208398">
            <text:p>0.14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213650157564618">
            <text:p>0.21</text:p>
          </table:table-cell>
          <table:table-cell office:value-type="float" office:value="0.270775623268698">
            <text:p>0.270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85157669583148">
            <text:p>0.29</text:p>
          </table:table-cell>
          <table:table-cell office:value-type="float" office:value="0.470914127423823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20167804568558">
            <text:p>0.22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169691145358317">
            <text:p>0.17</text:p>
          </table:table-cell>
          <table:table-cell office:value-type="float" office:value="0.271468144044321">
            <text:p>0.27147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7286529683028">
            <text:p>0.17</text:p>
          </table:table-cell>
          <table:table-cell office:value-type="float" office:value="0.471144967682364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51474529580395">
            <text:p>0.25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0.168620499028488">
            <text:p>0.17</text:p>
          </table:table-cell>
          <table:table-cell office:value-type="float" office:value="0.274699907663897">
            <text:p>0.27470</text:p>
          </table:table-cell>
          <table:table-cell table:number-columns-repeated="7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18335576481236">
            <text:p>0.32</text:p>
          </table:table-cell>
          <table:table-cell office:value-type="float" office:value="0.471144967682364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262424978948621">
            <text:p>0.26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6">
            <text:p>0.6</text:p>
          </table:table-cell>
          <table:table-cell office:value-type="float" office:value="0.163626948564657">
            <text:p>0.16</text:p>
          </table:table-cell>
          <table:table-cell office:value-type="float" office:value="0.27539242843952">
            <text:p>0.27539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85128979060584">
            <text:p>0.19</text:p>
          </table:table-cell>
          <table:table-cell office:value-type="float" office:value="0.471144967682364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98950346735462">
            <text:p>0.2</text:p>
          </table:table-cell>
          <table:table-cell office:value-type="float" office:value="0.258771929824561">
            <text:p>0.2587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.66">
            <text:p>0.66</text:p>
          </table:table-cell>
          <table:table-cell office:value-type="float" office:value="0.220740681994714">
            <text:p>0.22</text:p>
          </table:table-cell>
          <table:table-cell office:value-type="float" office:value="0.27539242843952">
            <text:p>0.27539</text:p>
          </table:table-cell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72296618017182">
            <text:p>0.17</text:p>
          </table:table-cell>
          <table:table-cell office:value-type="float" office:value="0.471375807940905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154302295475061">
            <text:p>0.15</text:p>
          </table:table-cell>
          <table:table-cell office:value-type="float" office:value="0.259002770083102">
            <text:p>0.25900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office:value-type="float" office:value="0.18372197717354">
            <text:p>0.18</text:p>
          </table:table-cell>
          <table:table-cell office:value-type="float" office:value="0.276777469990766">
            <text:p>0.27678</text:p>
          </table:table-cell>
          <table:table-cell table:number-columns-repeated="7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95647904308943">
            <text:p>0.2</text:p>
          </table:table-cell>
          <table:table-cell office:value-type="float" office:value="0.471375807940905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20738582688185">
            <text:p>0.12</text:p>
          </table:table-cell>
          <table:table-cell office:value-type="float" office:value="0.259002770083102">
            <text:p>0.2590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09630218817717">
            <text:p>0.21</text:p>
          </table:table-cell>
          <table:table-cell office:value-type="float" office:value="0.471375807940905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59853794963064">
            <text:p>0.16</text:p>
          </table:table-cell>
          <table:table-cell office:value-type="float" office:value="0.259002770083102">
            <text:p>0.2590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48210807696524">
            <text:p>0.25</text:p>
          </table:table-cell>
          <table:table-cell office:value-type="float" office:value="0.471606648199446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4300429424813">
            <text:p>0.15</text:p>
          </table:table-cell>
          <table:table-cell office:value-type="float" office:value="0.259002770083102">
            <text:p>0.25900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8557683112012">
            <text:p>0.19</text:p>
          </table:table-cell>
          <table:table-cell office:value-type="float" office:value="0.47183748845798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4644995603119">
            <text:p>0.11</text:p>
          </table:table-cell>
          <table:table-cell office:value-type="float" office:value="0.259002770083102">
            <text:p>0.2590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01078577043383">
            <text:p>0.2</text:p>
          </table:table-cell>
          <table:table-cell office:value-type="float" office:value="0.471837488457987">
            <text:p>0.47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136532365475271">
            <text:p>0.14</text:p>
          </table:table-cell>
          <table:table-cell office:value-type="float" office:value="0.259002770083102">
            <text:p>0.2590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75332915027069">
            <text:p>0.28</text:p>
          </table:table-cell>
          <table:table-cell office:value-type="float" office:value="0.471837488457987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221823924163718">
            <text:p>0.22</text:p>
          </table:table-cell>
          <table:table-cell office:value-type="float" office:value="0.259002770083102">
            <text:p>0.2590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45240755470443">
            <text:p>0.15</text:p>
          </table:table-cell>
          <table:table-cell office:value-type="float" office:value="0.472068328716528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159178751285825">
            <text:p>0.16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5851257134726">
            <text:p>0.14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06558466853116">
            <text:p>0.11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24214334531493">
            <text:p>0.22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05771926673556">
            <text:p>0.11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37041563936713">
            <text:p>0.24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18777877041284">
            <text:p>0.19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51939642604726">
            <text:p>0.25</text:p>
          </table:table-cell>
          <table:table-cell office:value-type="float" office:value="0.472299168975069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office:value-type="float" office:value="0.201323496138442">
            <text:p>0.2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61160963161836">
            <text:p>0.16</text:p>
          </table:table-cell>
          <table:table-cell office:value-type="float" office:value="0.47253000923361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7190801305302">
            <text:p>0.18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97153806859134">
            <text:p>0.2</text:p>
          </table:table-cell>
          <table:table-cell office:value-type="float" office:value="0.47253000923361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94051031809159">
            <text:p>0.19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14013570850429">
            <text:p>0.21</text:p>
          </table:table-cell>
          <table:table-cell office:value-type="float" office:value="0.47253000923361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45305833972844">
            <text:p>0.25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63543909328618">
            <text:p>0.36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56855751983262">
            <text:p>0.26</text:p>
          </table:table-cell>
          <table:table-cell office:value-type="float" office:value="0.259233610341644">
            <text:p>0.2592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57150821178737">
            <text:p>0.16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85">
            <text:p>0.85</text:p>
          </table:table-cell>
          <table:table-cell office:value-type="float" office:value="0.106435774049306">
            <text:p>0.11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71274955506364">
            <text:p>0.17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4805312645056">
            <text:p>0.1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60642434449154">
            <text:p>0.26</text:p>
          </table:table-cell>
          <table:table-cell office:value-type="float" office:value="0.472760849492151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168395173461033">
            <text:p>0.17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38791452556839">
            <text:p>0.24</text:p>
          </table:table-cell>
          <table:table-cell office:value-type="float" office:value="0.472991689750693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0.198879903338597">
            <text:p>0.2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34444488503964">
            <text:p>0.23</text:p>
          </table:table-cell>
          <table:table-cell office:value-type="float" office:value="0.472991689750693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0968074212818366">
            <text:p>0.1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207238875424818">
            <text:p>0.21</text:p>
          </table:table-cell>
          <table:table-cell office:value-type="float" office:value="0.473222530009234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0928313347158">
            <text:p>0.14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339208281531">
            <text:p>0.13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4885972667029">
            <text:p>0.25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62474662536475">
            <text:p>0.16</text:p>
          </table:table-cell>
          <table:table-cell office:value-type="float" office:value="0.473684210526316">
            <text:p>0.47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3677448549496">
            <text:p>0.11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11035354654512">
            <text:p>0.21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70291080513071">
            <text:p>0.17</text:p>
          </table:table-cell>
          <table:table-cell office:value-type="float" office:value="0.259464450600185">
            <text:p>0.2594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23825263054771">
            <text:p>0.22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200760415476088">
            <text:p>0.2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02362186357773">
            <text:p>0.3</text:p>
          </table:table-cell>
          <table:table-cell office:value-type="float" office:value="0.474145891043398">
            <text:p>0.47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01663350539872">
            <text:p>0.1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02635562719115">
            <text:p>0.3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0956975878967981">
            <text:p>0.1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21658778716764">
            <text:p>0.22</text:p>
          </table:table-cell>
          <table:table-cell office:value-type="float" office:value="0.474376731301939">
            <text:p>0.47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200662447838064">
            <text:p>0.2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62796322947986">
            <text:p>0.26</text:p>
          </table:table-cell>
          <table:table-cell office:value-type="float" office:value="0.47460757156048">
            <text:p>0.47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37974822317028">
            <text:p>0.14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211207964302459">
            <text:p>0.21</text:p>
          </table:table-cell>
          <table:table-cell office:value-type="float" office:value="0.474838411819021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194930874501123">
            <text:p>0.19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26921273672597">
            <text:p>0.33</text:p>
          </table:table-cell>
          <table:table-cell office:value-type="float" office:value="0.474838411819021">
            <text:p>0.47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81004541499791">
            <text:p>0.18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74173864566738">
            <text:p>0.17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61849535703373">
            <text:p>0.16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88185336110638">
            <text:p>0.29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5905116010011">
            <text:p>0.21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75213487811193">
            <text:p>0.28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7335326897015">
            <text:p>0.17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75099192233499">
            <text:p>0.28</text:p>
          </table:table-cell>
          <table:table-cell office:value-type="float" office:value="0.475069252077562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00286438713078">
            <text:p>0.2</text:p>
          </table:table-cell>
          <table:table-cell office:value-type="float" office:value="0.259695290858726">
            <text:p>0.2597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88524490743224">
            <text:p>0.29</text:p>
          </table:table-cell>
          <table:table-cell office:value-type="float" office:value="0.475300092336103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828983492452993">
            <text:p>0.08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209331184265464">
            <text:p>0.21</text:p>
          </table:table-cell>
          <table:table-cell office:value-type="float" office:value="0.475530932594644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171695749837304">
            <text:p>0.17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76283201115898">
            <text:p>0.28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0781525169519">
            <text:p>0.15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09173969532065">
            <text:p>0.21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62681327601449">
            <text:p>0.16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74132811461281">
            <text:p>0.17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118786694128706">
            <text:p>0.12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96898857743992">
            <text:p>0.3</text:p>
          </table:table-cell>
          <table:table-cell office:value-type="float" office:value="0.475761772853186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office:value-type="float" office:value="0.242918689193003">
            <text:p>0.24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13100372510281">
            <text:p>0.11</text:p>
          </table:table-cell>
          <table:table-cell office:value-type="float" office:value="0.475992613111727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169455090001936">
            <text:p>0.17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25158555957016">
            <text:p>0.23</text:p>
          </table:table-cell>
          <table:table-cell office:value-type="float" office:value="0.475992613111727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3580483913481">
            <text:p>0.2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36000541154572">
            <text:p>0.14</text:p>
          </table:table-cell>
          <table:table-cell office:value-type="float" office:value="0.476223453370268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116842269770219">
            <text:p>0.12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2906606517647">
            <text:p>0.29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8285706288356">
            <text:p>0.18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33051715250062">
            <text:p>0.13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64992430833681">
            <text:p>0.16</text:p>
          </table:table-cell>
          <table:table-cell office:value-type="float" office:value="0.259926131117267">
            <text:p>0.2599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72241103022302">
            <text:p>0.17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office:value-type="float" office:value="0.168119931049443">
            <text:p>0.17</text:p>
          </table:table-cell>
          <table:table-cell office:value-type="float" office:value="0.260156971375808">
            <text:p>0.26016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89022259646897">
            <text:p>0.29</text:p>
          </table:table-cell>
          <table:table-cell office:value-type="float" office:value="0.476454293628809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120230083995587">
            <text:p>0.12</text:p>
          </table:table-cell>
          <table:table-cell office:value-type="float" office:value="0.260156971375808">
            <text:p>0.2601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8563467867781">
            <text:p>0.19</text:p>
          </table:table-cell>
          <table:table-cell office:value-type="float" office:value="0.47668513388735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166505331072302">
            <text:p>0.17</text:p>
          </table:table-cell>
          <table:table-cell office:value-type="float" office:value="0.260156971375808">
            <text:p>0.2601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32846916235337">
            <text:p>0.13</text:p>
          </table:table-cell>
          <table:table-cell office:value-type="float" office:value="0.47668513388735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133417927611246">
            <text:p>0.13</text:p>
          </table:table-cell>
          <table:table-cell office:value-type="float" office:value="0.260156971375808">
            <text:p>0.260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72220809725854">
            <text:p>0.27</text:p>
          </table:table-cell>
          <table:table-cell office:value-type="float" office:value="0.47668513388735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91354589200701">
            <text:p>0.19</text:p>
          </table:table-cell>
          <table:table-cell office:value-type="float" office:value="0.260156971375808">
            <text:p>0.26016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38360394949535">
            <text:p>0.24</text:p>
          </table:table-cell>
          <table:table-cell office:value-type="float" office:value="0.476915974145891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94234837758594">
            <text:p>0.19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274395224777415">
            <text:p>0.27</text:p>
          </table:table-cell>
          <table:table-cell office:value-type="float" office:value="0.476915974145891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0574300289471">
            <text:p>0.11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48753828318712">
            <text:p>0.25</text:p>
          </table:table-cell>
          <table:table-cell office:value-type="float" office:value="0.477146814404432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980450791088677">
            <text:p>0.1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08589662548138">
            <text:p>0.11</text:p>
          </table:table-cell>
          <table:table-cell office:value-type="float" office:value="0.477377654662973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54406327776391">
            <text:p>0.15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22536522102199">
            <text:p>0.12</text:p>
          </table:table-cell>
          <table:table-cell office:value-type="float" office:value="0.47737765466297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4468373947139">
            <text:p>0.15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85119648809343">
            <text:p>0.19</text:p>
          </table:table-cell>
          <table:table-cell office:value-type="float" office:value="0.477377654662973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207387692932101">
            <text:p>0.21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60925374318017">
            <text:p>0.16</text:p>
          </table:table-cell>
          <table:table-cell office:value-type="float" office:value="0.477608494921514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6948634634359">
            <text:p>0.12</text:p>
          </table:table-cell>
          <table:table-cell office:value-type="float" office:value="0.260387811634349">
            <text:p>0.260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211803700844154">
            <text:p>0.21</text:p>
          </table:table-cell>
          <table:table-cell office:value-type="float" office:value="0.477608494921514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712583943104128">
            <text:p>0.07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4759920972772">
            <text:p>0.25</text:p>
          </table:table-cell>
          <table:table-cell office:value-type="float" office:value="0.477608494921514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07213450490188">
            <text:p>0.11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34372412313133">
            <text:p>0.13</text:p>
          </table:table-cell>
          <table:table-cell office:value-type="float" office:value="0.477839335180055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92280616636305">
            <text:p>0.19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25741696659537">
            <text:p>0.23</text:p>
          </table:table-cell>
          <table:table-cell office:value-type="float" office:value="0.477839335180055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58400608332381">
            <text:p>0.16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19819366335987">
            <text:p>0.2</text:p>
          </table:table-cell>
          <table:table-cell office:value-type="float" office:value="0.477839335180055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118180694310646">
            <text:p>0.12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62136674185294">
            <text:p>0.26</text:p>
          </table:table-cell>
          <table:table-cell office:value-type="float" office:value="0.478070175438597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155600133422593">
            <text:p>0.16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48174419716687">
            <text:p>0.25</text:p>
          </table:table-cell>
          <table:table-cell office:value-type="float" office:value="0.478070175438597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2784100318861">
            <text:p>0.14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51578561881725">
            <text:p>0.25</text:p>
          </table:table-cell>
          <table:table-cell office:value-type="float" office:value="0.478070175438597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92133198666707">
            <text:p>0.19</text:p>
          </table:table-cell>
          <table:table-cell office:value-type="float" office:value="0.26061865189289">
            <text:p>0.26062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77676674138643">
            <text:p>0.28</text:p>
          </table:table-cell>
          <table:table-cell office:value-type="float" office:value="0.478301015697138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837702612237091">
            <text:p>0.08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63689227991687">
            <text:p>0.26</text:p>
          </table:table-cell>
          <table:table-cell office:value-type="float" office:value="0.478531855955679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3308040577263">
            <text:p>0.2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173224044990472">
            <text:p>0.17</text:p>
          </table:table-cell>
          <table:table-cell office:value-type="float" office:value="0.47876269621422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120131649845001">
            <text:p>0.12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261595053100792">
            <text:p>0.26</text:p>
          </table:table-cell>
          <table:table-cell office:value-type="float" office:value="0.47876269621422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48867890640125">
            <text:p>0.15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84841607322381">
            <text:p>0.18</text:p>
          </table:table-cell>
          <table:table-cell office:value-type="float" office:value="0.47876269621422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65">
            <text:p>0.65</text:p>
          </table:table-cell>
          <table:table-cell office:value-type="float" office:value="0.148985451805753">
            <text:p>0.15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326997781732768">
            <text:p>0.33</text:p>
          </table:table-cell>
          <table:table-cell office:value-type="float" office:value="0.478993536472761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191114335231262">
            <text:p>0.19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3442722753917">
            <text:p>0.23</text:p>
          </table:table-cell>
          <table:table-cell office:value-type="float" office:value="0.479224376731302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8301241156671">
            <text:p>0.16</text:p>
          </table:table-cell>
          <table:table-cell office:value-type="float" office:value="0.260849492151431">
            <text:p>0.2608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24740094188886">
            <text:p>0.22</text:p>
          </table:table-cell>
          <table:table-cell office:value-type="float" office:value="0.479686057248384">
            <text:p>0.4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097147975452109">
            <text:p>0.1</text:p>
          </table:table-cell>
          <table:table-cell office:value-type="float" office:value="0.261080332409972">
            <text:p>0.2610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12160116441536">
            <text:p>0.21</text:p>
          </table:table-cell>
          <table:table-cell office:value-type="float" office:value="0.479916897506925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2415345464215">
            <text:p>0.07</text:p>
          </table:table-cell>
          <table:table-cell office:value-type="float" office:value="0.261080332409972">
            <text:p>0.26108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8">
            <text:p>0.8</text:p>
          </table:table-cell>
          <table:table-cell office:value-type="float" office:value="0.321067474044407">
            <text:p>0.32</text:p>
          </table:table-cell>
          <table:table-cell office:value-type="float" office:value="0.480147737765466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10330687429586">
            <text:p>0.07</text:p>
          </table:table-cell>
          <table:table-cell office:value-type="float" office:value="0.261080332409972">
            <text:p>0.2610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64445444854716">
            <text:p>0.26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02682213975317">
            <text:p>0.1</text:p>
          </table:table-cell>
          <table:table-cell office:value-type="float" office:value="0.261080332409972">
            <text:p>0.2610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22269910173006">
            <text:p>0.22</text:p>
          </table:table-cell>
          <table:table-cell office:value-type="float" office:value="0.480378578024007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13720740915251">
            <text:p>0.14</text:p>
          </table:table-cell>
          <table:table-cell office:value-type="float" office:value="0.261080332409972">
            <text:p>0.2610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5045566614495">
            <text:p>0.25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58493910844784">
            <text:p>0.16</text:p>
          </table:table-cell>
          <table:table-cell office:value-type="float" office:value="0.261080332409972">
            <text:p>0.2610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71036567587174">
            <text:p>0.17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0899515526704345">
            <text:p>0.09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97892762757369">
            <text:p>0.2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42321786369902">
            <text:p>0.14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72740971232503">
            <text:p>0.27</text:p>
          </table:table-cell>
          <table:table-cell office:value-type="float" office:value="0.480609418282548">
            <text:p>0.48</text:p>
          </table:table-cell>
          <table:table-cell table:number-columns-repeated="8"/>
          <table:table-cell office:value-type="float" office:value="0.01">
            <text:p>0.0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80036527933606">
            <text:p>0.18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99338951699622">
            <text:p>0.2</text:p>
          </table:table-cell>
          <table:table-cell office:value-type="float" office:value="0.48084025854109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0986216886355207">
            <text:p>0.1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97058871552764">
            <text:p>0.3</text:p>
          </table:table-cell>
          <table:table-cell office:value-type="float" office:value="0.48084025854109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01196371465293">
            <text:p>0.1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50144968778647">
            <text:p>0.25</text:p>
          </table:table-cell>
          <table:table-cell office:value-type="float" office:value="0.481071098799631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14096376830187">
            <text:p>0.11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6193210842685">
            <text:p>0.14</text:p>
          </table:table-cell>
          <table:table-cell office:value-type="float" office:value="0.481301939058172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3621653647079">
            <text:p>0.15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74649707379995">
            <text:p>0.17</text:p>
          </table:table-cell>
          <table:table-cell office:value-type="float" office:value="0.481301939058172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148283350399918">
            <text:p>0.15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25288246449256">
            <text:p>0.23</text:p>
          </table:table-cell>
          <table:table-cell office:value-type="float" office:value="0.48153277931671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202684779794408">
            <text:p>0.2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59496912853121">
            <text:p>0.16</text:p>
          </table:table-cell>
          <table:table-cell office:value-type="float" office:value="0.481532779316713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3055563978699">
            <text:p>0.23</text:p>
          </table:table-cell>
          <table:table-cell office:value-type="float" office:value="0.261311172668513">
            <text:p>0.26131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235956455717461">
            <text:p>0.24</text:p>
          </table:table-cell>
          <table:table-cell office:value-type="float" office:value="0.481532779316713">
            <text:p>0.48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0816910147347993">
            <text:p>0.08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30062442706426">
            <text:p>0.3</text:p>
          </table:table-cell>
          <table:table-cell office:value-type="float" office:value="0.481532779316713">
            <text:p>0.48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174308220184599">
            <text:p>0.17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46482845166813">
            <text:p>0.25</text:p>
          </table:table-cell>
          <table:table-cell office:value-type="float" office:value="0.481532779316713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07851639675027">
            <text:p>0.11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22778408865605">
            <text:p>0.22</text:p>
          </table:table-cell>
          <table:table-cell office:value-type="float" office:value="0.481763619575254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46994376191065">
            <text:p>0.15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208196625714639">
            <text:p>0.21</text:p>
          </table:table-cell>
          <table:table-cell office:value-type="float" office:value="0.481763619575254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105896952040176">
            <text:p>0.11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60214409173503">
            <text:p>0.16</text:p>
          </table:table-cell>
          <table:table-cell office:value-type="float" office:value="0.481994459833795">
            <text:p>0.48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06944039485623">
            <text:p>0.21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10911262313016">
            <text:p>0.21</text:p>
          </table:table-cell>
          <table:table-cell office:value-type="float" office:value="0.481994459833795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246925099075605">
            <text:p>0.25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37885485161402">
            <text:p>0.24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0.151353469570552">
            <text:p>0.15</text:p>
          </table:table-cell>
          <table:table-cell office:value-type="float" office:value="0.261542012927054">
            <text:p>0.2615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60854231152309">
            <text:p>0.26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117277992503143">
            <text:p>0.12</text:p>
          </table:table-cell>
          <table:table-cell office:value-type="float" office:value="0.261772853185596">
            <text:p>0.2617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73250402950225">
            <text:p>0.27</text:p>
          </table:table-cell>
          <table:table-cell office:value-type="float" office:value="0.482225300092336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185052471000413">
            <text:p>0.19</text:p>
          </table:table-cell>
          <table:table-cell office:value-type="float" office:value="0.261772853185596">
            <text:p>0.26177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34846855588704">
            <text:p>0.13</text:p>
          </table:table-cell>
          <table:table-cell office:value-type="float" office:value="0.482456140350877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13072148500279">
            <text:p>0.21</text:p>
          </table:table-cell>
          <table:table-cell office:value-type="float" office:value="0.261772853185596">
            <text:p>0.2617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70689015728471">
            <text:p>0.17</text:p>
          </table:table-cell>
          <table:table-cell office:value-type="float" office:value="0.482456140350877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22457448222937">
            <text:p>0.22</text:p>
          </table:table-cell>
          <table:table-cell office:value-type="float" office:value="0.261772853185596">
            <text:p>0.2617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98624254454612">
            <text:p>0.2</text:p>
          </table:table-cell>
          <table:table-cell office:value-type="float" office:value="0.482917820867959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6540622747619">
            <text:p>0.17</text:p>
          </table:table-cell>
          <table:table-cell office:value-type="float" office:value="0.261772853185596">
            <text:p>0.2617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49654664075967">
            <text:p>0.25</text:p>
          </table:table-cell>
          <table:table-cell office:value-type="float" office:value="0.482917820867959">
            <text:p>0.48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12144488270708">
            <text:p>0.11</text:p>
          </table:table-cell>
          <table:table-cell office:value-type="float" office:value="0.262003693444137">
            <text:p>0.26200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25779017664498">
            <text:p>0.23</text:p>
          </table:table-cell>
          <table:table-cell office:value-type="float" office:value="0.483148661126501">
            <text:p>0.48</text:p>
          </table:table-cell>
          <table:table-cell table:number-columns-repeated="8"/>
          <table:table-cell office:value-type="float" office:value="0.03">
            <text:p>0.0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76081434432826">
            <text:p>0.18</text:p>
          </table:table-cell>
          <table:table-cell office:value-type="float" office:value="0.262003693444137">
            <text:p>0.2620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7838763928316">
            <text:p>0.15</text:p>
          </table:table-cell>
          <table:table-cell office:value-type="float" office:value="0.483610341643583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16082087550412">
            <text:p>0.22</text:p>
          </table:table-cell>
          <table:table-cell office:value-type="float" office:value="0.262003693444137">
            <text:p>0.2620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336303774319883">
            <text:p>0.34</text:p>
          </table:table-cell>
          <table:table-cell office:value-type="float" office:value="0.483610341643583">
            <text:p>0.48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160091716369693">
            <text:p>0.16</text:p>
          </table:table-cell>
          <table:table-cell office:value-type="float" office:value="0.262003693444137">
            <text:p>0.2620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72083888288902">
            <text:p>0.17</text:p>
          </table:table-cell>
          <table:table-cell office:value-type="float" office:value="0.483841181902124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6569989713398">
            <text:p>0.13</text:p>
          </table:table-cell>
          <table:table-cell office:value-type="float" office:value="0.262234533702678">
            <text:p>0.2622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59284882893684">
            <text:p>0.26</text:p>
          </table:table-cell>
          <table:table-cell office:value-type="float" office:value="0.484302862419206">
            <text:p>0.48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0524476747848">
            <text:p>0.15</text:p>
          </table:table-cell>
          <table:table-cell office:value-type="float" office:value="0.262234533702678">
            <text:p>0.2622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27343887402528">
            <text:p>0.27</text:p>
          </table:table-cell>
          <table:table-cell office:value-type="float" office:value="0.484302862419206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121425755692036">
            <text:p>0.12</text:p>
          </table:table-cell>
          <table:table-cell office:value-type="float" office:value="0.262234533702678">
            <text:p>0.2622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31828752568735">
            <text:p>0.23</text:p>
          </table:table-cell>
          <table:table-cell office:value-type="float" office:value="0.484533702677747">
            <text:p>0.48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127048165089465">
            <text:p>0.13</text:p>
          </table:table-cell>
          <table:table-cell office:value-type="float" office:value="0.262234533702678">
            <text:p>0.26223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25100708399325">
            <text:p>0.23</text:p>
          </table:table-cell>
          <table:table-cell office:value-type="float" office:value="0.484995383194829">
            <text:p>0.48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226115373221712">
            <text:p>0.23</text:p>
          </table:table-cell>
          <table:table-cell office:value-type="float" office:value="0.262234533702678">
            <text:p>0.26223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08143443282569">
            <text:p>0.21</text:p>
          </table:table-cell>
          <table:table-cell office:value-type="float" office:value="0.484995383194829">
            <text:p>0.48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120766106929344">
            <text:p>0.12</text:p>
          </table:table-cell>
          <table:table-cell office:value-type="float" office:value="0.262465373961219">
            <text:p>0.2624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46305803649528">
            <text:p>0.15</text:p>
          </table:table-cell>
          <table:table-cell office:value-type="float" office:value="0.4852262234533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1215218572798">
            <text:p>0.14</text:p>
          </table:table-cell>
          <table:table-cell office:value-type="float" office:value="0.262465373961219">
            <text:p>0.2624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23369013769118">
            <text:p>0.22</text:p>
          </table:table-cell>
          <table:table-cell office:value-type="float" office:value="0.48522622345337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86459006374894">
            <text:p>0.19</text:p>
          </table:table-cell>
          <table:table-cell office:value-type="float" office:value="0.262465373961219">
            <text:p>0.2624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198495496987495">
            <text:p>0.2</text:p>
          </table:table-cell>
          <table:table-cell office:value-type="float" office:value="0.48522622345337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164999428522112">
            <text:p>0.16</text:p>
          </table:table-cell>
          <table:table-cell office:value-type="float" office:value="0.262465373961219">
            <text:p>0.26247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37701212699405">
            <text:p>0.24</text:p>
          </table:table-cell>
          <table:table-cell office:value-type="float" office:value="0.485457063711911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22899888736754">
            <text:p>0.23</text:p>
          </table:table-cell>
          <table:table-cell office:value-type="float" office:value="0.262465373961219">
            <text:p>0.2624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301673613816236">
            <text:p>0.3</text:p>
          </table:table-cell>
          <table:table-cell office:value-type="float" office:value="0.485457063711911">
            <text:p>0.4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176165406693989">
            <text:p>0.18</text:p>
          </table:table-cell>
          <table:table-cell office:value-type="float" office:value="0.26269621421976">
            <text:p>0.2627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88761945637291">
            <text:p>0.29</text:p>
          </table:table-cell>
          <table:table-cell office:value-type="float" office:value="0.485457063711911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36583448600812">
            <text:p>0.24</text:p>
          </table:table-cell>
          <table:table-cell office:value-type="float" office:value="0.26269621421976">
            <text:p>0.2627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301678278941856">
            <text:p>0.3</text:p>
          </table:table-cell>
          <table:table-cell office:value-type="float" office:value="0.485687903970453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31463239976394">
            <text:p>0.13</text:p>
          </table:table-cell>
          <table:table-cell office:value-type="float" office:value="0.26269621421976">
            <text:p>0.2627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60939136438596">
            <text:p>0.26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01215964992897">
            <text:p>0.1</text:p>
          </table:table-cell>
          <table:table-cell office:value-type="float" office:value="0.26269621421976">
            <text:p>0.2627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38607413351123">
            <text:p>0.34</text:p>
          </table:table-cell>
          <table:table-cell office:value-type="float" office:value="0.485918744228994">
            <text:p>0.4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0951237774455172">
            <text:p>0.1</text:p>
          </table:table-cell>
          <table:table-cell office:value-type="float" office:value="0.262927054478301">
            <text:p>0.26293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08938847200808">
            <text:p>0.21</text:p>
          </table:table-cell>
          <table:table-cell office:value-type="float" office:value="0.486149584487535">
            <text:p>0.4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184541173232442">
            <text:p>0.18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9644050915181">
            <text:p>0.2</text:p>
          </table:table-cell>
          <table:table-cell office:value-type="float" office:value="0.486380424746076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127611712264382">
            <text:p>0.13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290909769472817">
            <text:p>0.29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62392089812998">
            <text:p>0.16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9">
            <text:p>0.9</text:p>
          </table:table-cell>
          <table:table-cell office:value-type="float" office:value="0.349357262317681">
            <text:p>0.35</text:p>
          </table:table-cell>
          <table:table-cell office:value-type="float" office:value="0.486611265004617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138586420285832">
            <text:p>0.14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table:number-columns-repeated="3" office:value-type="float" office:value="0.6">
            <text:p>0.6</text:p>
          </table:table-cell>
          <table:table-cell office:value-type="float" office:value="0.238629572697819">
            <text:p>0.24</text:p>
          </table:table-cell>
          <table:table-cell office:value-type="float" office:value="0.486842105263158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95">
            <text:p>0.95</text:p>
          </table:table-cell>
          <table:table-cell office:value-type="float" office:value="0.195061498018488">
            <text:p>0.2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84031041745877">
            <text:p>0.28</text:p>
          </table:table-cell>
          <table:table-cell office:value-type="float" office:value="0.48730378578024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79273779894708">
            <text:p>0.18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11435155920161">
            <text:p>0.21</text:p>
          </table:table-cell>
          <table:table-cell office:value-type="float" office:value="0.48753462603878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206732242782468">
            <text:p>0.21</text:p>
          </table:table-cell>
          <table:table-cell office:value-type="float" office:value="0.263157894736842">
            <text:p>0.263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258175516021208">
            <text:p>0.26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127138668526497">
            <text:p>0.13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311947619969537">
            <text:p>0.31</text:p>
          </table:table-cell>
          <table:table-cell office:value-type="float" office:value="0.487765466297322">
            <text:p>0.49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0995453835083144">
            <text:p>0.1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0.259919339978027">
            <text:p>0.26</text:p>
          </table:table-cell>
          <table:table-cell office:value-type="float" office:value="0.487996306555863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0771191916270325">
            <text:p>0.08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10258144726192">
            <text:p>0.21</text:p>
          </table:table-cell>
          <table:table-cell office:value-type="float" office:value="0.488688827331487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06129275296061">
            <text:p>0.11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74812287007858">
            <text:p>0.27</text:p>
          </table:table-cell>
          <table:table-cell office:value-type="float" office:value="0.488688827331487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32164874869668">
            <text:p>0.13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303725336063987">
            <text:p>0.3</text:p>
          </table:table-cell>
          <table:table-cell office:value-type="float" office:value="0.488919667590028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39284789591172">
            <text:p>0.14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260769325866022">
            <text:p>0.26</text:p>
          </table:table-cell>
          <table:table-cell office:value-type="float" office:value="0.488919667590028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60863794659831">
            <text:p>0.16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18322000965681">
            <text:p>0.18</text:p>
          </table:table-cell>
          <table:table-cell office:value-type="float" office:value="0.48938134810711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75">
            <text:p>0.75</text:p>
          </table:table-cell>
          <table:table-cell office:value-type="float" office:value="0.138407279462018">
            <text:p>0.14</text:p>
          </table:table-cell>
          <table:table-cell office:value-type="float" office:value="0.263388734995383">
            <text:p>0.263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08957041190727">
            <text:p>0.21</text:p>
          </table:table-cell>
          <table:table-cell office:value-type="float" office:value="0.48938134810711">
            <text:p>0.4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1176334750754">
            <text:p>0.12</text:p>
          </table:table-cell>
          <table:table-cell office:value-type="float" office:value="0.263619575253924">
            <text:p>0.26362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23895939707916">
            <text:p>0.12</text:p>
          </table:table-cell>
          <table:table-cell office:value-type="float" office:value="0.489843028624192">
            <text:p>0.49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31225318569766">
            <text:p>0.13</text:p>
          </table:table-cell>
          <table:table-cell office:value-type="float" office:value="0.263619575253924">
            <text:p>0.26362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47404673989359">
            <text:p>0.25</text:p>
          </table:table-cell>
          <table:table-cell office:value-type="float" office:value="0.489843028624192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105219109287565">
            <text:p>0.11</text:p>
          </table:table-cell>
          <table:table-cell office:value-type="float" office:value="0.263619575253924">
            <text:p>0.26362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13937296046539">
            <text:p>0.31</text:p>
          </table:table-cell>
          <table:table-cell office:value-type="float" office:value="0.490073868882733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41381297044876">
            <text:p>0.14</text:p>
          </table:table-cell>
          <table:table-cell office:value-type="float" office:value="0.263619575253924">
            <text:p>0.26362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96632245814799">
            <text:p>0.2</text:p>
          </table:table-cell>
          <table:table-cell office:value-type="float" office:value="0.490304709141274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95">
            <text:p>0.95</text:p>
          </table:table-cell>
          <table:table-cell office:value-type="float" office:value="0.17685491226065">
            <text:p>0.18</text:p>
          </table:table-cell>
          <table:table-cell office:value-type="float" office:value="0.263619575253924">
            <text:p>0.26362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7278202433796">
            <text:p>0.27</text:p>
          </table:table-cell>
          <table:table-cell office:value-type="float" office:value="0.490535549399815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238538136235663">
            <text:p>0.24</text:p>
          </table:table-cell>
          <table:table-cell office:value-type="float" office:value="0.263850415512465">
            <text:p>0.26385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30882665092964">
            <text:p>0.23</text:p>
          </table:table-cell>
          <table:table-cell office:value-type="float" office:value="0.490535549399815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18579189341121">
            <text:p>0.19</text:p>
          </table:table-cell>
          <table:table-cell office:value-type="float" office:value="0.263850415512465">
            <text:p>0.26385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02220833051482">
            <text:p>0.1</text:p>
          </table:table-cell>
          <table:table-cell office:value-type="float" office:value="0.490766389658356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170384383025474">
            <text:p>0.17</text:p>
          </table:table-cell>
          <table:table-cell office:value-type="float" office:value="0.263850415512465">
            <text:p>0.26385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519289128158">
            <text:p>0.25</text:p>
          </table:table-cell>
          <table:table-cell office:value-type="float" office:value="0.491689750692521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199441117950704">
            <text:p>0.2</text:p>
          </table:table-cell>
          <table:table-cell office:value-type="float" office:value="0.264081255771006">
            <text:p>0.26408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15819907490559">
            <text:p>0.16</text:p>
          </table:table-cell>
          <table:table-cell office:value-type="float" office:value="0.492151431209603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159769356189339">
            <text:p>0.16</text:p>
          </table:table-cell>
          <table:table-cell office:value-type="float" office:value="0.264081255771006">
            <text:p>0.2640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3554685768801">
            <text:p>0.24</text:p>
          </table:table-cell>
          <table:table-cell office:value-type="float" office:value="0.492613111726685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20022905766795">
            <text:p>0.2</text:p>
          </table:table-cell>
          <table:table-cell office:value-type="float" office:value="0.264312096029548">
            <text:p>0.26431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2477111727426">
            <text:p>0.32</text:p>
          </table:table-cell>
          <table:table-cell office:value-type="float" office:value="0.492843951985226">
            <text:p>0.49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220257374980465">
            <text:p>0.22</text:p>
          </table:table-cell>
          <table:table-cell office:value-type="float" office:value="0.264312096029548">
            <text:p>0.26431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26744232155311">
            <text:p>0.08</text:p>
          </table:table-cell>
          <table:table-cell office:value-type="float" office:value="0.493074792243767">
            <text:p>0.49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65371705546601">
            <text:p>0.17</text:p>
          </table:table-cell>
          <table:table-cell office:value-type="float" office:value="0.264542936288089">
            <text:p>0.2645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184264064770604">
            <text:p>0.18</text:p>
          </table:table-cell>
          <table:table-cell office:value-type="float" office:value="0.493074792243767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162558634797639">
            <text:p>0.16</text:p>
          </table:table-cell>
          <table:table-cell office:value-type="float" office:value="0.264542936288089">
            <text:p>0.26454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24658221234252">
            <text:p>0.32</text:p>
          </table:table-cell>
          <table:table-cell office:value-type="float" office:value="0.493305632502308">
            <text:p>0.49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0983739704650897">
            <text:p>0.1</text:p>
          </table:table-cell>
          <table:table-cell office:value-type="float" office:value="0.265004616805171">
            <text:p>0.2650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234629227478523">
            <text:p>0.23</text:p>
          </table:table-cell>
          <table:table-cell office:value-type="float" office:value="0.49353647276085">
            <text:p>0.49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33995936675585">
            <text:p>0.13</text:p>
          </table:table-cell>
          <table:table-cell office:value-type="float" office:value="0.265004616805171">
            <text:p>0.2650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86187962576362">
            <text:p>0.19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135781746762986">
            <text:p>0.14</text:p>
          </table:table-cell>
          <table:table-cell office:value-type="float" office:value="0.265004616805171">
            <text:p>0.26500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26503138463261">
            <text:p>0.27</text:p>
          </table:table-cell>
          <table:table-cell office:value-type="float" office:value="0.493767313019391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143074737645">
            <text:p>0.14</text:p>
          </table:table-cell>
          <table:table-cell office:value-type="float" office:value="0.265004616805171">
            <text:p>0.2650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260733870911309">
            <text:p>0.26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0.22407251471264">
            <text:p>0.22</text:p>
          </table:table-cell>
          <table:table-cell office:value-type="float" office:value="0.265004616805171">
            <text:p>0.26500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4548520805294">
            <text:p>0.15</text:p>
          </table:table-cell>
          <table:table-cell office:value-type="float" office:value="0.494228993536473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178148551595123">
            <text:p>0.18</text:p>
          </table:table-cell>
          <table:table-cell office:value-type="float" office:value="0.265004616805171">
            <text:p>0.2650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17241417918281">
            <text:p>0.17</text:p>
          </table:table-cell>
          <table:table-cell office:value-type="float" office:value="0.494690674053555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12174345074677">
            <text:p>0.12</text:p>
          </table:table-cell>
          <table:table-cell office:value-type="float" office:value="0.265235457063712">
            <text:p>0.2652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72048433334189">
            <text:p>0.17</text:p>
          </table:table-cell>
          <table:table-cell office:value-type="float" office:value="0.494690674053555">
            <text:p>0.49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17202557421865">
            <text:p>0.17</text:p>
          </table:table-cell>
          <table:table-cell office:value-type="float" office:value="0.265466297322253">
            <text:p>0.2654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9289151483627">
            <text:p>0.15</text:p>
          </table:table-cell>
          <table:table-cell office:value-type="float" office:value="0.494921514312096">
            <text:p>0.49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1097470802145">
            <text:p>0.21</text:p>
          </table:table-cell>
          <table:table-cell office:value-type="float" office:value="0.265466297322253">
            <text:p>0.26547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48629502720935">
            <text:p>0.15</text:p>
          </table:table-cell>
          <table:table-cell office:value-type="float" office:value="0.495152354570637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31195928278359">
            <text:p>0.13</text:p>
          </table:table-cell>
          <table:table-cell office:value-type="float" office:value="0.265466297322253">
            <text:p>0.26547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249521707995792">
            <text:p>0.25</text:p>
          </table:table-cell>
          <table:table-cell office:value-type="float" office:value="0.495152354570637">
            <text:p>0.5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178864181865257">
            <text:p>0.18</text:p>
          </table:table-cell>
          <table:table-cell office:value-type="float" office:value="0.265697137580794">
            <text:p>0.26570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45202501440358">
            <text:p>0.15</text:p>
          </table:table-cell>
          <table:table-cell office:value-type="float" office:value="0.495383194829178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1012915400279">
            <text:p>0.15</text:p>
          </table:table-cell>
          <table:table-cell office:value-type="float" office:value="0.265697137580794">
            <text:p>0.26570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35416234170646">
            <text:p>0.24</text:p>
          </table:table-cell>
          <table:table-cell office:value-type="float" office:value="0.495614035087719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9261977126889">
            <text:p>0.2</text:p>
          </table:table-cell>
          <table:table-cell office:value-type="float" office:value="0.265697137580794">
            <text:p>0.26570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37311208197559">
            <text:p>0.24</text:p>
          </table:table-cell>
          <table:table-cell office:value-type="float" office:value="0.49584487534626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5609463673833">
            <text:p>0.16</text:p>
          </table:table-cell>
          <table:table-cell office:value-type="float" office:value="0.265927977839335">
            <text:p>0.26593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25734232458544">
            <text:p>0.23</text:p>
          </table:table-cell>
          <table:table-cell office:value-type="float" office:value="0.496075715604802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18168891542827">
            <text:p>0.18</text:p>
          </table:table-cell>
          <table:table-cell office:value-type="float" office:value="0.265927977839335">
            <text:p>0.2659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259786850410414">
            <text:p>0.26</text:p>
          </table:table-cell>
          <table:table-cell office:value-type="float" office:value="0.496075715604802">
            <text:p>0.5</text:p>
          </table:table-cell>
          <table:table-cell table:number-columns-repeated="8"/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1407067198802">
            <text:p>0.14</text:p>
          </table:table-cell>
          <table:table-cell office:value-type="float" office:value="0.266158818097876">
            <text:p>0.266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46245390272747">
            <text:p>0.25</text:p>
          </table:table-cell>
          <table:table-cell office:value-type="float" office:value="0.496075715604802">
            <text:p>0.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0825657257886">
            <text:p>0.11</text:p>
          </table:table-cell>
          <table:table-cell office:value-type="float" office:value="0.266158818097876">
            <text:p>0.266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49009010690135">
            <text:p>0.25</text:p>
          </table:table-cell>
          <table:table-cell office:value-type="float" office:value="0.496306555863343">
            <text:p>0.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120124652156571">
            <text:p>0.12</text:p>
          </table:table-cell>
          <table:table-cell office:value-type="float" office:value="0.266158818097876">
            <text:p>0.266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245648720705927">
            <text:p>0.25</text:p>
          </table:table-cell>
          <table:table-cell office:value-type="float" office:value="0.497460757156048">
            <text:p>0.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11999029653871">
            <text:p>0.12</text:p>
          </table:table-cell>
          <table:table-cell office:value-type="float" office:value="0.266389658356417">
            <text:p>0.266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2352436245227">
            <text:p>0.22</text:p>
          </table:table-cell>
          <table:table-cell office:value-type="float" office:value="0.497691597414589">
            <text:p>0.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88332520823955">
            <text:p>0.19</text:p>
          </table:table-cell>
          <table:table-cell office:value-type="float" office:value="0.266389658356417">
            <text:p>0.26639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304872490453987">
            <text:p>0.3</text:p>
          </table:table-cell>
          <table:table-cell office:value-type="float" office:value="0.498153277931671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156669380214736">
            <text:p>0.16</text:p>
          </table:table-cell>
          <table:table-cell office:value-type="float" office:value="0.266620498614958">
            <text:p>0.26662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08286196126546">
            <text:p>0.21</text:p>
          </table:table-cell>
          <table:table-cell office:value-type="float" office:value="0.498384118190212">
            <text:p>0.5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3684352935414">
            <text:p>0.19</text:p>
          </table:table-cell>
          <table:table-cell office:value-type="float" office:value="0.267082179132041">
            <text:p>0.2670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45933060112476">
            <text:p>0.15</text:p>
          </table:table-cell>
          <table:table-cell office:value-type="float" office:value="0.498614958448754">
            <text:p>0.5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36392644962947">
            <text:p>0.24</text:p>
          </table:table-cell>
          <table:table-cell office:value-type="float" office:value="0.267082179132041">
            <text:p>0.26708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222581074051872">
            <text:p>0.22</text:p>
          </table:table-cell>
          <table:table-cell office:value-type="float" office:value="0.498845798707295">
            <text:p>0.5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8831292729635">
            <text:p>0.08</text:p>
          </table:table-cell>
          <table:table-cell office:value-type="float" office:value="0.267313019390582">
            <text:p>0.26731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8094109579136">
            <text:p>0.16</text:p>
          </table:table-cell>
          <table:table-cell office:value-type="float" office:value="0.499538319482918">
            <text:p>0.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0880341860405446">
            <text:p>0.09</text:p>
          </table:table-cell>
          <table:table-cell office:value-type="float" office:value="0.267543859649123">
            <text:p>0.2675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299792635166183">
            <text:p>0.3</text:p>
          </table:table-cell>
          <table:table-cell office:value-type="float" office:value="0.499769159741459">
            <text:p>0.5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86647010937387">
            <text:p>0.19</text:p>
          </table:table-cell>
          <table:table-cell office:value-type="float" office:value="0.267543859649123">
            <text:p>0.2675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236499942852211">
            <text:p>0.24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63744043217724">
            <text:p>0.16</text:p>
          </table:table-cell>
          <table:table-cell office:value-type="float" office:value="0.267543859649123">
            <text:p>0.2675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44963647008605">
            <text:p>0.14</text:p>
          </table:table-cell>
          <table:table-cell office:value-type="float" office:value="0.500692520775623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401846923233">
            <text:p>0.11</text:p>
          </table:table-cell>
          <table:table-cell office:value-type="float" office:value="0.267543859649123">
            <text:p>0.26754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83687921756513">
            <text:p>0.18</text:p>
          </table:table-cell>
          <table:table-cell office:value-type="float" office:value="0.500692520775623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44838155129422">
            <text:p>0.14</text:p>
          </table:table-cell>
          <table:table-cell office:value-type="float" office:value="0.267543859649123">
            <text:p>0.26754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249873458467553">
            <text:p>0.25</text:p>
          </table:table-cell>
          <table:table-cell office:value-type="float" office:value="0.500923361034164">
            <text:p>0.5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03772453832751">
            <text:p>0.1</text:p>
          </table:table-cell>
          <table:table-cell office:value-type="float" office:value="0.267774699907664">
            <text:p>0.26777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340232276604628">
            <text:p>0.34</text:p>
          </table:table-cell>
          <table:table-cell office:value-type="float" office:value="0.501846722068329">
            <text:p>0.5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966893936036463">
            <text:p>0.1</text:p>
          </table:table-cell>
          <table:table-cell office:value-type="float" office:value="0.268236380424746">
            <text:p>0.2682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71463893093981">
            <text:p>0.17</text:p>
          </table:table-cell>
          <table:table-cell office:value-type="float" office:value="0.502308402585411">
            <text:p>0.5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13742480400641">
            <text:p>0.14</text:p>
          </table:table-cell>
          <table:table-cell office:value-type="float" office:value="0.268236380424746">
            <text:p>0.26824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87746814302342">
            <text:p>0.29</text:p>
          </table:table-cell>
          <table:table-cell office:value-type="float" office:value="0.503000923361034">
            <text:p>0.5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01954920891132">
            <text:p>0.1</text:p>
          </table:table-cell>
          <table:table-cell office:value-type="float" office:value="0.268236380424746">
            <text:p>0.26824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14481249693851">
            <text:p>0.11</text:p>
          </table:table-cell>
          <table:table-cell office:value-type="float" office:value="0.504847645429363">
            <text:p>0.5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147359655527124">
            <text:p>0.15</text:p>
          </table:table-cell>
          <table:table-cell office:value-type="float" office:value="0.268698060941828">
            <text:p>0.26870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22701434292872">
            <text:p>0.22</text:p>
          </table:table-cell>
          <table:table-cell office:value-type="float" office:value="0.505078485687904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16375757208202">
            <text:p>0.12</text:p>
          </table:table-cell>
          <table:table-cell office:value-type="float" office:value="0.268698060941828">
            <text:p>0.26870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261123875413155">
            <text:p>0.26</text:p>
          </table:table-cell>
          <table:table-cell office:value-type="float" office:value="0.505309325946445">
            <text:p>0.51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48932269373684">
            <text:p>0.15</text:p>
          </table:table-cell>
          <table:table-cell office:value-type="float" office:value="0.268928901200369">
            <text:p>0.26893</text:p>
          </table:table-cell>
          <table:table-cell table:number-columns-repeated="20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10964444745086">
            <text:p>0.21</text:p>
          </table:table-cell>
          <table:table-cell office:value-type="float" office:value="0.505771006463527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59014538863995">
            <text:p>0.16</text:p>
          </table:table-cell>
          <table:table-cell office:value-type="float" office:value="0.26915974145891">
            <text:p>0.26916</text:p>
          </table:table-cell>
          <table:table-cell table:number-columns-repeated="20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9361181023202">
            <text:p>0.09</text:p>
          </table:table-cell>
          <table:table-cell office:value-type="float" office:value="0.506001846722068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8">
            <text:p>0.8</text:p>
          </table:table-cell>
          <table:table-cell office:value-type="float" office:value="0.65">
            <text:p>0.65</text:p>
          </table:table-cell>
          <table:table-cell office:value-type="float" office:value="0.221479637892949">
            <text:p>0.22</text:p>
          </table:table-cell>
          <table:table-cell office:value-type="float" office:value="0.269390581717452">
            <text:p>0.26939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249333703433299">
            <text:p>0.25</text:p>
          </table:table-cell>
          <table:table-cell office:value-type="float" office:value="0.507156048014774">
            <text:p>0.5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45128325942997">
            <text:p>0.15</text:p>
          </table:table-cell>
          <table:table-cell office:value-type="float" office:value="0.270313942751616">
            <text:p>0.27031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08998327552465">
            <text:p>0.31</text:p>
          </table:table-cell>
          <table:table-cell office:value-type="float" office:value="0.507386888273315">
            <text:p>0.51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  <table:table-cell office:value-type="float" office:value="0.55">
            <text:p>0.55</text:p>
          </table:table-cell>
          <table:table-cell office:value-type="float" office:value="0.147448292913907">
            <text:p>0.15</text:p>
          </table:table-cell>
          <table:table-cell office:value-type="float" office:value="0.270313942751616">
            <text:p>0.27031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145539790022696">
            <text:p>0.15</text:p>
          </table:table-cell>
          <table:table-cell office:value-type="float" office:value="0.507617728531856">
            <text:p>0.51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104740467398936">
            <text:p>0.1</text:p>
          </table:table-cell>
          <table:table-cell office:value-type="float" office:value="0.270775623268698">
            <text:p>0.27078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22995803719505">
            <text:p>0.22</text:p>
          </table:table-cell>
          <table:table-cell office:value-type="float" office:value="0.507848568790397">
            <text:p>0.51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0.20574976732686">
            <text:p>0.21</text:p>
          </table:table-cell>
          <table:table-cell office:value-type="float" office:value="0.270775623268698">
            <text:p>0.27078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31001019329948">
            <text:p>0.31</text:p>
          </table:table-cell>
          <table:table-cell office:value-type="float" office:value="0.507848568790397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145232824756889">
            <text:p>0.15</text:p>
          </table:table-cell>
          <table:table-cell office:value-type="float" office:value="0.271929824561403">
            <text:p>0.27193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4515911577209">
            <text:p>0.15</text:p>
          </table:table-cell>
          <table:table-cell office:value-type="float" office:value="0.511311172668513">
            <text:p>0.51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95">
            <text:p>0.95</text:p>
          </table:table-cell>
          <table:table-cell office:value-type="float" office:value="0.165686601525963">
            <text:p>0.17</text:p>
          </table:table-cell>
          <table:table-cell office:value-type="float" office:value="0.272160664819945">
            <text:p>0.272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260556596137742">
            <text:p>0.26</text:p>
          </table:table-cell>
          <table:table-cell office:value-type="float" office:value="0.512465373961219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129274363035411">
            <text:p>0.13</text:p>
          </table:table-cell>
          <table:table-cell office:value-type="float" office:value="0.272391505078486">
            <text:p>0.27239</text:p>
          </table:table-cell>
          <table:table-cell table:number-columns-repeated="20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160876857011567">
            <text:p>0.16</text:p>
          </table:table-cell>
          <table:table-cell office:value-type="float" office:value="0.51269621421976">
            <text:p>0.51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118829613284412">
            <text:p>0.12</text:p>
          </table:table-cell>
          <table:table-cell office:value-type="float" office:value="0.272622345337027">
            <text:p>0.27262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82623806602552">
            <text:p>0.18</text:p>
          </table:table-cell>
          <table:table-cell office:value-type="float" office:value="0.515235457063712">
            <text:p>0.52</text:p>
          </table:table-cell>
          <table:table-cell table:number-columns-repeated="8"/>
          <table:table-cell office:value-type="float" office:value="0.03">
            <text:p>0.0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220917956768281">
            <text:p>0.22</text:p>
          </table:table-cell>
          <table:table-cell office:value-type="float" office:value="0.275161588180979">
            <text:p>0.27516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08793761794021">
            <text:p>0.21</text:p>
          </table:table-cell>
          <table:table-cell office:value-type="float" office:value="0.520313942751616">
            <text:p>0.52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107848374087093">
            <text:p>0.11</text:p>
          </table:table-cell>
          <table:table-cell office:value-type="float" office:value="0.275161588180979">
            <text:p>0.27516</text:p>
          </table:table-cell>
          <table:table-cell table:number-columns-repeated="20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18399721958513">
            <text:p>0.18</text:p>
          </table:table-cell>
          <table:table-cell office:value-type="float" office:value="0.523084025854109">
            <text:p>0.52</text:p>
          </table:table-cell>
          <table:table-cell table:number-columns-repeated="8"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0.55">
            <text:p>0.55</text:p>
          </table:table-cell>
          <table:table-cell office:value-type="float" office:value="0.141554373205384">
            <text:p>0.14</text:p>
          </table:table-cell>
          <table:table-cell office:value-type="float" office:value="0.276546629732225">
            <text:p>0.27655</text:p>
          </table:table-cell>
          <table:table-cell table:number-columns-repeated="20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15886058971853">
            <text:p>0.16</text:p>
          </table:table-cell>
          <table:table-cell office:value-type="float" office:value="0.523776546629732">
            <text:p>0.52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227069391411037">
            <text:p>0.23</text:p>
          </table:table-cell>
          <table:table-cell office:value-type="float" office:value="0.278393351800554">
            <text:p>0.27839</text:p>
          </table:table-cell>
          <table:table-cell table:number-columns-repeated="20"/>
        </table:table-row>
        <table:table-row table:style-name="ro1" table:number-rows-repeated="104757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A1:Sheet1.A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00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57S</meta:editing-duration>
    <meta:editing-cycles>5</meta:editing-cycles>
    <meta:generator>OpenOffice.org/3.4.1$Win32 OpenOffice.org_project/341m1$Build-9593</meta:generator>
    <dc:date>2014-12-03T00:03:23.87</dc:date>
    <meta:document-statistic meta:table-count="3" meta:cell-count="14546" meta:object-count="0"/>
    <meta:user-defined meta:name="Info 1"/>
    <meta:user-defined meta:name="Info 2"/>
    <meta:user-defined meta:name="Info 3"/>
    <meta:user-defined meta:name="Info 4"/>
  </office:meta>
</office:document-meta>
</file>